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6">
            <text:p>F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k/q</text:p>
          </table:table-cell>
          <table:table-cell office:value-type="float" office:value="0.01" table:style-name="ce3">
            <text:p>0.01</text:p>
          </table:table-cell>
          <table:table-cell office:value-type="float" office:value="0.02" table:style-name="ce3">
            <text:p>0.02</text:p>
          </table:table-cell>
          <table:table-cell office:value-type="float" office:value="0.03" table:formula="of:=[.D3]+0.01" table:style-name="ce3">
            <text:p>0.03</text:p>
          </table:table-cell>
          <table:table-cell office:value-type="float" office:value="0.04" table:formula="of:=[.E3]+0.01" table:style-name="ce3">
            <text:p>0.04</text:p>
          </table:table-cell>
          <table:table-cell office:value-type="float" office:value="0.05" table:formula="of:=[.F3]+0.01" table:style-name="ce3">
            <text:p>0.05</text:p>
          </table:table-cell>
          <table:table-cell office:value-type="float" office:value="6.0000000000000005E-2" table:formula="of:=[.G3]+0.01" table:style-name="ce3">
            <text:p>0.06</text:p>
          </table:table-cell>
          <table:table-cell office:value-type="float" office:value="7.0000000000000007E-2" table:formula="of:=[.H3]+0.01" table:style-name="ce3">
            <text:p>0.07</text:p>
          </table:table-cell>
          <table:table-cell office:value-type="float" office:value="0.08" table:formula="of:=[.I3]+0.01" table:style-name="ce3">
            <text:p>0.08</text:p>
          </table:table-cell>
          <table:table-cell office:value-type="float" office:value="0.09" table:formula="of:=[.J3]+0.01" table:style-name="ce3">
            <text:p>0.09</text:p>
          </table:table-cell>
          <table:table-cell office:value-type="float" office:value="9.9999999999999992E-2" table:formula="of:=[.K3]+0.01" table:style-name="ce3">
            <text:p>0.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float" office:value="1.97" table:style-name="ce4">
            <text:p>1.97</text:p>
          </table:table-cell>
          <table:table-cell office:value-type="float" office:value="3.89" table:style-name="ce4">
            <text:p>3.89</text:p>
          </table:table-cell>
          <table:table-cell office:value-type="float" office:value="5.61" table:style-name="ce4">
            <text:p>5.61</text:p>
          </table:table-cell>
          <table:table-cell office:value-type="float" office:value="7.4" table:style-name="ce4">
            <text:p>7.4</text:p>
          </table:table-cell>
          <table:table-cell office:value-type="float" office:value="8.91" table:style-name="ce4">
            <text:p>8.91</text:p>
          </table:table-cell>
          <table:table-cell office:value-type="float" office:value="10.67" table:style-name="ce4">
            <text:p>10.67</text:p>
          </table:table-cell>
          <table:table-cell office:value-type="float" office:value="12.26" table:style-name="ce4">
            <text:p>12.26</text:p>
          </table:table-cell>
          <table:table-cell office:value-type="float" office:value="13.94" table:style-name="ce4">
            <text:p>13.94</text:p>
          </table:table-cell>
          <table:table-cell office:value-type="float" office:value="15.03" table:style-name="ce4">
            <text:p>15.03</text:p>
          </table:table-cell>
          <table:table-cell office:value-type="float" office:value="16.28" table:style-name="ce4">
            <text:p>16.2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float" office:value="1.92" table:style-name="ce4">
            <text:p>1.92</text:p>
          </table:table-cell>
          <table:table-cell office:value-type="float" office:value="3.66" table:style-name="ce4">
            <text:p>3.66</text:p>
          </table:table-cell>
          <table:table-cell office:value-type="float" office:value="5.36" table:style-name="ce4">
            <text:p>5.36</text:p>
          </table:table-cell>
          <table:table-cell office:value-type="float" office:value="6.49" table:style-name="ce4">
            <text:p>6.49</text:p>
          </table:table-cell>
          <table:table-cell office:value-type="float" office:value="7.84" table:style-name="ce4">
            <text:p>7.84</text:p>
          </table:table-cell>
          <table:table-cell office:value-type="float" office:value="9.89" table:style-name="ce4">
            <text:p>9.89</text:p>
          </table:table-cell>
          <table:table-cell office:value-type="float" office:value="10.53" table:style-name="ce4">
            <text:p>10.53</text:p>
          </table:table-cell>
          <table:table-cell office:value-type="float" office:value="11.61" table:style-name="ce4">
            <text:p>11.61</text:p>
          </table:table-cell>
          <table:table-cell office:value-type="float" office:value="12.98" table:style-name="ce4">
            <text:p>12.98</text:p>
          </table:table-cell>
          <table:table-cell office:value-type="float" office:value="13.73" table:style-name="ce4">
            <text:p>13.7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1.99" table:style-name="ce4">
            <text:p>1.99</text:p>
          </table:table-cell>
          <table:table-cell office:value-type="float" office:value="3.84" table:style-name="ce4">
            <text:p>3.84</text:p>
          </table:table-cell>
          <table:table-cell office:value-type="float" office:value="5.35" table:style-name="ce4">
            <text:p>5.35</text:p>
          </table:table-cell>
          <table:table-cell office:value-type="float" office:value="5.15" table:style-name="ce4">
            <text:p>5.15</text:p>
          </table:table-cell>
          <table:table-cell office:value-type="float" office:value="5.4" table:style-name="ce4">
            <text:p>5.4</text:p>
          </table:table-cell>
          <table:table-cell office:value-type="float" office:value="5.46" table:style-name="ce4">
            <text:p>5.46</text:p>
          </table:table-cell>
          <table:table-cell office:value-type="float" office:value="4.92" table:style-name="ce4">
            <text:p>4.92</text:p>
          </table:table-cell>
          <table:table-cell office:value-type="float" office:value="5.74" table:style-name="ce4">
            <text:p>5.74</text:p>
          </table:table-cell>
          <table:table-cell office:value-type="float" office:value="6.12" table:style-name="ce4">
            <text:p>6.12</text:p>
          </table:table-cell>
          <table:table-cell office:value-type="float" office:value="6.4" table:style-name="ce4">
            <text:p>6.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" table:style-name="ce2">
            <text:p>20</text:p>
          </table:table-cell>
          <table:table-cell office:value-type="float" office:value="1.63" table:style-name="ce4">
            <text:p>1.63</text:p>
          </table:table-cell>
          <table:table-cell office:value-type="float" office:value="1.91" table:style-name="ce4">
            <text:p>1.91</text:p>
          </table:table-cell>
          <table:table-cell office:value-type="float" office:value="2.3199999999999998" table:style-name="ce4">
            <text:p>2.32</text:p>
          </table:table-cell>
          <table:table-cell office:value-type="float" office:value="2.27" table:style-name="ce4">
            <text:p>2.27</text:p>
          </table:table-cell>
          <table:table-cell office:value-type="float" office:value="2.0699999999999998" table:style-name="ce4">
            <text:p>2.07</text:p>
          </table:table-cell>
          <table:table-cell office:value-type="float" office:value="2.2799999999999998" table:style-name="ce4">
            <text:p>2.28</text:p>
          </table:table-cell>
          <table:table-cell office:value-type="float" office:value="2.2599999999999998" table:style-name="ce4">
            <text:p>2.26</text:p>
          </table:table-cell>
          <table:table-cell office:value-type="float" office:value="2.84" table:style-name="ce4">
            <text:p>2.84</text:p>
          </table:table-cell>
          <table:table-cell office:value-type="float" office:value="2.67" table:style-name="ce4">
            <text:p>2.67</text:p>
          </table:table-cell>
          <table:table-cell office:value-type="float" office:value="3.07" table:style-name="ce4">
            <text:p>3.0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" table:style-name="ce2">
            <text:p>25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0.96" table:style-name="ce4">
            <text:p>0.96</text:p>
          </table:table-cell>
          <table:table-cell office:value-type="float" office:value="0.56000000000000005" table:style-name="ce4">
            <text:p>0.56</text:p>
          </table:table-cell>
          <table:table-cell office:value-type="float" office:value="0.59" table:style-name="ce4">
            <text:p>0.59</text:p>
          </table:table-cell>
          <table:table-cell office:value-type="float" office:value="0.71" table:style-name="ce4">
            <text:p>0.71</text:p>
          </table:table-cell>
          <table:table-cell office:value-type="float" office:value="0.79" table:style-name="ce4">
            <text:p>0.79</text:p>
          </table:table-cell>
          <table:table-cell office:value-type="float" office:value="0.9" table:style-name="ce4">
            <text:p>0.9</text:p>
          </table:table-cell>
          <table:table-cell office:value-type="float" office:value="1.1599999999999999" table:style-name="ce4">
            <text:p>1.16</text:p>
          </table:table-cell>
          <table:table-cell office:value-type="float" office:value="1.07" table:style-name="ce4">
            <text:p>1.07</text:p>
          </table:table-cell>
          <table:table-cell office:value-type="float" office:value="1.1299999999999999" table:style-name="ce4">
            <text:p>1.13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Chart 4" svg:x="0.01389in" svg:y="0.01111in" svg:width="10.65278in" svg:height="2.7055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" draw:id="id1" draw:style-name="a1" draw:name="Chart 5" svg:x="0.0101in" svg:y="0.01616in" svg:width="10.67172in" svg:height="2.7025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6" table:style-name="ro1">
          <table:table-cell table:number-columns-repeated="16384"/>
        </table:table-row>
        <table:table-row table:style-name="ro2">
          <table:table-cell/>
          <table:table-cell office:value-type="string" table:style-name="ce6">
            <text:p>FP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k/q</text:p>
          </table:table-cell>
          <table:table-cell office:value-type="float" office:value="0.01" table:style-name="ce3">
            <text:p>0.01</text:p>
          </table:table-cell>
          <table:table-cell office:value-type="float" office:value="0.02" table:style-name="ce3">
            <text:p>0.02</text:p>
          </table:table-cell>
          <table:table-cell office:value-type="float" office:value="0.03" table:formula="of:=[.D43]+0.01" table:style-name="ce3">
            <text:p>0.03</text:p>
          </table:table-cell>
          <table:table-cell office:value-type="float" office:value="0.04" table:formula="of:=[.E43]+0.01" table:style-name="ce3">
            <text:p>0.04</text:p>
          </table:table-cell>
          <table:table-cell office:value-type="float" office:value="0.05" table:formula="of:=[.F43]+0.01" table:style-name="ce3">
            <text:p>0.05</text:p>
          </table:table-cell>
          <table:table-cell office:value-type="float" office:value="6.0000000000000005E-2" table:formula="of:=[.G43]+0.01" table:style-name="ce3">
            <text:p>0.06</text:p>
          </table:table-cell>
          <table:table-cell office:value-type="float" office:value="7.0000000000000007E-2" table:formula="of:=[.H43]+0.01" table:style-name="ce3">
            <text:p>0.07</text:p>
          </table:table-cell>
          <table:table-cell office:value-type="float" office:value="0.08" table:formula="of:=[.I43]+0.01" table:style-name="ce3">
            <text:p>0.08</text:p>
          </table:table-cell>
          <table:table-cell office:value-type="float" office:value="0.09" table:formula="of:=[.J43]+0.01" table:style-name="ce3">
            <text:p>0.09</text:p>
          </table:table-cell>
          <table:table-cell office:value-type="float" office:value="9.9999999999999992E-2" table:formula="of:=[.K43]+0.01" table:style-name="ce3">
            <text:p>0.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.03" table:style-name="ce4">
            <text:p>0.03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" table:style-name="ce2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.02" table:style-name="ce4">
            <text:p>0.0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02" table:style-name="ce4">
            <text:p>0.02</text:p>
          </table:table-cell>
          <table:table-cell office:value-type="float" office:value="0.01" table:style-name="ce4">
            <text:p>0.01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" table:style-name="ce2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0.02" table:style-name="ce4">
            <text:p>0.02</text:p>
          </table:table-cell>
          <table:table-cell office:value-type="float" office:value="0.02" table:style-name="ce4">
            <text:p>0.02</text:p>
          </table:table-cell>
          <table:table-cell office:value-type="float" office:value="0.03" table:style-name="ce4">
            <text:p>0.03</text:p>
          </table:table-cell>
          <table:table-cell office:value-type="float" office:value="0.01" table:style-name="ce4">
            <text:p>0.01</text:p>
          </table:table-cell>
          <table:table-cell office:value-type="float" office:value="0.03" table:style-name="ce4">
            <text:p>0.03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3" draw:id="id2" draw:style-name="a2" draw:name="Chart 6" svg:x="0.65972in" svg:y="0.00833in" svg:width="10.69444in" svg:height="2.70556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style-name="ce1">
            <draw:frame draw:z-index="4" draw:id="id3" draw:style-name="a3" draw:name="Chart 7" svg:x="0.65278in" svg:y="0.00139in" svg:width="10.69444in" svg:height="2.71389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5" table:style-name="ro1">
          <table:table-cell table:number-columns-repeated="16384"/>
        </table:table-row>
        <table:table-row table:style-name="ro2">
          <table:table-cell/>
          <table:table-cell office:value-type="string" table:style-name="ce6">
            <text:p>TP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k/q</text:p>
          </table:table-cell>
          <table:table-cell office:value-type="float" office:value="0.01" table:style-name="ce3">
            <text:p>0.01</text:p>
          </table:table-cell>
          <table:table-cell office:value-type="float" office:value="0.02" table:style-name="ce3">
            <text:p>0.02</text:p>
          </table:table-cell>
          <table:table-cell office:value-type="float" office:value="0.03" table:formula="of:=[.D82]+0.01" table:style-name="ce3">
            <text:p>0.03</text:p>
          </table:table-cell>
          <table:table-cell office:value-type="float" office:value="0.04" table:formula="of:=[.E82]+0.01" table:style-name="ce3">
            <text:p>0.04</text:p>
          </table:table-cell>
          <table:table-cell office:value-type="float" office:value="0.05" table:formula="of:=[.F82]+0.01" table:style-name="ce3">
            <text:p>0.05</text:p>
          </table:table-cell>
          <table:table-cell office:value-type="float" office:value="6.0000000000000005E-2" table:formula="of:=[.G82]+0.01" table:style-name="ce3">
            <text:p>0.06</text:p>
          </table:table-cell>
          <table:table-cell office:value-type="float" office:value="7.0000000000000007E-2" table:formula="of:=[.H82]+0.01" table:style-name="ce3">
            <text:p>0.07</text:p>
          </table:table-cell>
          <table:table-cell office:value-type="float" office:value="0.08" table:formula="of:=[.I82]+0.01" table:style-name="ce3">
            <text:p>0.08</text:p>
          </table:table-cell>
          <table:table-cell office:value-type="float" office:value="0.09" table:formula="of:=[.J82]+0.01" table:style-name="ce3">
            <text:p>0.09</text:p>
          </table:table-cell>
          <table:table-cell office:value-type="float" office:value="9.9999999999999992E-2" table:formula="of:=[.K82]+0.01" table:style-name="ce3">
            <text:p>0.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float" office:value="0.03" table:style-name="ce4">
            <text:p>0.03</text:p>
          </table:table-cell>
          <table:table-cell office:value-type="float" office:value="0.11" table:style-name="ce4">
            <text:p>0.11</text:p>
          </table:table-cell>
          <table:table-cell office:value-type="float" office:value="0.39" table:style-name="ce4">
            <text:p>0.39</text:p>
          </table:table-cell>
          <table:table-cell office:value-type="float" office:value="0.6" table:style-name="ce4">
            <text:p>0.6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33" table:style-name="ce4">
            <text:p>1.33</text:p>
          </table:table-cell>
          <table:table-cell office:value-type="float" office:value="1.74" table:style-name="ce4">
            <text:p>1.74</text:p>
          </table:table-cell>
          <table:table-cell office:value-type="float" office:value="2.06" table:style-name="ce4">
            <text:p>2.06</text:p>
          </table:table-cell>
          <table:table-cell office:value-type="float" office:value="2.97" table:style-name="ce4">
            <text:p>2.97</text:p>
          </table:table-cell>
          <table:table-cell office:value-type="float" office:value="3.72" table:style-name="ce4">
            <text:p>3.7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float" office:value="0.08" table:style-name="ce4">
            <text:p>0.08</text:p>
          </table:table-cell>
          <table:table-cell office:value-type="float" office:value="0.34" table:style-name="ce4">
            <text:p>0.34</text:p>
          </table:table-cell>
          <table:table-cell office:value-type="float" office:value="0.64" table:style-name="ce4">
            <text:p>0.64</text:p>
          </table:table-cell>
          <table:table-cell office:value-type="float" office:value="1.51" table:style-name="ce4">
            <text:p>1.51</text:p>
          </table:table-cell>
          <table:table-cell office:value-type="float" office:value="2.16" table:style-name="ce4">
            <text:p>2.16</text:p>
          </table:table-cell>
          <table:table-cell office:value-type="float" office:value="2.11" table:style-name="ce4">
            <text:p>2.11</text:p>
          </table:table-cell>
          <table:table-cell office:value-type="float" office:value="3.47" table:style-name="ce4">
            <text:p>3.47</text:p>
          </table:table-cell>
          <table:table-cell office:value-type="float" office:value="4.3899999999999997" table:style-name="ce4">
            <text:p>4.39</text:p>
          </table:table-cell>
          <table:table-cell office:value-type="float" office:value="5.0199999999999996" table:style-name="ce4">
            <text:p>5.02</text:p>
          </table:table-cell>
          <table:table-cell office:value-type="float" office:value="6.27" table:style-name="ce4">
            <text:p>6.2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0.01" table:style-name="ce4">
            <text:p>0.01</text:p>
          </table:table-cell>
          <table:table-cell office:value-type="float" office:value="0.16" table:style-name="ce4">
            <text:p>0.16</text:p>
          </table:table-cell>
          <table:table-cell office:value-type="float" office:value="0.65" table:style-name="ce4">
            <text:p>0.65</text:p>
          </table:table-cell>
          <table:table-cell office:value-type="float" office:value="2.85" table:style-name="ce4">
            <text:p>2.85</text:p>
          </table:table-cell>
          <table:table-cell office:value-type="float" office:value="4.5999999999999996" table:style-name="ce4">
            <text:p>4.6</text:p>
          </table:table-cell>
          <table:table-cell office:value-type="float" office:value="6.54" table:style-name="ce4">
            <text:p>6.54</text:p>
          </table:table-cell>
          <table:table-cell office:value-type="float" office:value="9.08" table:style-name="ce4">
            <text:p>9.08</text:p>
          </table:table-cell>
          <table:table-cell office:value-type="float" office:value="10.26" table:style-name="ce4">
            <text:p>10.26</text:p>
          </table:table-cell>
          <table:table-cell office:value-type="float" office:value="11.88" table:style-name="ce4">
            <text:p>11.88</text:p>
          </table:table-cell>
          <table:table-cell office:value-type="float" office:value="13.6" table:style-name="ce4">
            <text:p>13.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0" table:style-name="ce2">
            <text:p>20</text:p>
          </table:table-cell>
          <table:table-cell office:value-type="float" office:value="0.37" table:style-name="ce4">
            <text:p>0.37</text:p>
          </table:table-cell>
          <table:table-cell office:value-type="float" office:value="2.09" table:style-name="ce4">
            <text:p>2.09</text:p>
          </table:table-cell>
          <table:table-cell office:value-type="float" office:value="3.68" table:style-name="ce4">
            <text:p>3.68</text:p>
          </table:table-cell>
          <table:table-cell office:value-type="float" office:value="5.73" table:style-name="ce4">
            <text:p>5.73</text:p>
          </table:table-cell>
          <table:table-cell office:value-type="float" office:value="7.93" table:style-name="ce4">
            <text:p>7.93</text:p>
          </table:table-cell>
          <table:table-cell office:value-type="float" office:value="9.7200000000000006" table:style-name="ce4">
            <text:p>9.72</text:p>
          </table:table-cell>
          <table:table-cell office:value-type="float" office:value="11.74" table:style-name="ce4">
            <text:p>11.74</text:p>
          </table:table-cell>
          <table:table-cell office:value-type="float" office:value="13.16" table:style-name="ce4">
            <text:p>13.16</text:p>
          </table:table-cell>
          <table:table-cell office:value-type="float" office:value="15.33" table:style-name="ce4">
            <text:p>15.33</text:p>
          </table:table-cell>
          <table:table-cell office:value-type="float" office:value="16.93" table:style-name="ce4">
            <text:p>16.9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5" table:style-name="ce2">
            <text:p>25</text:p>
          </table:table-cell>
          <table:table-cell office:value-type="float" office:value="0.91" table:style-name="ce4">
            <text:p>0.91</text:p>
          </table:table-cell>
          <table:table-cell office:value-type="float" office:value="3.04" table:style-name="ce4">
            <text:p>3.04</text:p>
          </table:table-cell>
          <table:table-cell office:value-type="float" office:value="5.44" table:style-name="ce4">
            <text:p>5.44</text:p>
          </table:table-cell>
          <table:table-cell office:value-type="float" office:value="7.41" table:style-name="ce4">
            <text:p>7.41</text:p>
          </table:table-cell>
          <table:table-cell office:value-type="float" office:value="9.2899999999999991" table:style-name="ce4">
            <text:p>9.29</text:p>
          </table:table-cell>
          <table:table-cell office:value-type="float" office:value="11.21" table:style-name="ce4">
            <text:p>11.21</text:p>
          </table:table-cell>
          <table:table-cell office:value-type="float" office:value="13.1" table:style-name="ce4">
            <text:p>13.1</text:p>
          </table:table-cell>
          <table:table-cell office:value-type="float" office:value="14.84" table:style-name="ce4">
            <text:p>14.84</text:p>
          </table:table-cell>
          <table:table-cell office:value-type="float" office:value="16.93" table:style-name="ce4">
            <text:p>16.93</text:p>
          </table:table-cell>
          <table:table-cell office:value-type="float" office:value="18.87" table:style-name="ce4">
            <text:p>18.87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5" draw:id="id4" draw:style-name="a4" draw:name="Chart 8" svg:x="0.01389in" svg:y="0.00139in" svg:width="10.65278in" svg:height="2.69167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6" draw:id="id5" draw:style-name="a5" draw:name="Chart 9" svg:x="0.02778in" svg:y="0.17361in" svg:width="10.63194in" svg:height="2.71389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473" table:style-name="ro1">
          <table:table-cell table:number-columns-repeated="16384"/>
        </table:table-row>
      </table:table>
      <table:table table:name="Kutools_Chart" table:style-name="ta2">
        <table:table-column table:style-name="co1" table:number-columns-repeated="16384" table:default-cell-style-name="ce1"/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table:number-columns-repeated="7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3" table:style-name="ce5"/>
          <table:table-cell table:number-columns-repeated="16377"/>
        </table:table-row>
        <table:table-row table:style-name="ro1">
          <table:table-cell table:number-columns-repeated="7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2" table:style-name="ce5"/>
          <table:table-cell office:value-type="float" office:value="0" table:formula="of:=[Sheet1.#REF!]" table:style-name="ce5">
            <text:p>#REF!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table:number-columns-repeated="7"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[Sheet1.#REF!]" table:style-name="ce5">
            <text:p>#REF!</text:p>
          </table:table-cell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 table:style-name="ce1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 table:style-name="ce1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 table:style-name="ce1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 table:style-name="ce1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 table:style-name="ce1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 table:style-name="ce1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 table:style-name="ce1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 table:style-name="ce1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 table:style-name="ce1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 table:style-name="ce1"/>
        </table:table-row>
        <table:table-row table:style-name="ro1">
          <table:table-cell office:value-type="float" office:value="0" table:formula="of:=[Sheet1.#REF!]" table:style-name="ce5">
            <text:p>#REF!</text:p>
          </table:table-cell>
          <table:table-cell office:value-type="float" office:value="0" table:formula="of:=MAX([Sheet1.#REF!])+MAX([Sheet1.#REF!])/10" table:style-name="ce5">
            <text:p>#REF!</text:p>
          </table:table-cell>
          <table:table-cell table:number-columns-repeated="3" table:style-name="ce5"/>
          <table:table-cell office:value-type="float" office:value="0" table:formula="of:=[Sheet1.#REF!]" table:style-name="ce5">
            <text:p>#REF!</text:p>
          </table:table-cell>
          <table:table-cell table:style-name="ce5"/>
          <table:table-cell table:number-columns-repeated="16377" table:style-name="ce1"/>
        </table:table-row>
        <table:table-row table:style-name="ro1">
          <table:table-cell office:value-type="string" table:style-name="ce1">
            <text:p>Note: This set of data is generated when you create a multi series area chart, so please do not modify or delete it to avoid causing a difference arrow chart erro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" table:formula="of:=[Sheet1.B4]" table:style-name="ce5">
            <text:p>5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office:value-type="float" office:value="1.97" table:formula="of:=[Sheet1.C4]" table:style-name="ce5">
            <text:p>1.97</text:p>
          </table:table-cell>
          <table:table-cell table:number-columns-repeated="10" table:style-name="ce5"/>
          <table:table-cell table:number-columns-repeated="16371"/>
        </table:table-row>
        <table:table-row table:style-name="ro1">
          <table:table-cell office:value-type="float" office:value="10" table:formula="of:=[Sheet1.B5]" table:style-name="ce5">
            <text:p>10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office:value-type="float" office:value="1.92" table:formula="of:=[Sheet1.C5]" table:style-name="ce5">
            <text:p>1.92</text:p>
          </table:table-cell>
          <table:table-cell table:number-columns-repeated="10" table:style-name="ce5"/>
          <table:table-cell table:number-columns-repeated="16371"/>
        </table:table-row>
        <table:table-row table:style-name="ro1">
          <table:table-cell office:value-type="float" office:value="15" table:formula="of:=[Sheet1.B6]" table:style-name="ce5">
            <text:p>15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office:value-type="float" office:value="1.99" table:formula="of:=[Sheet1.C6]" table:style-name="ce5">
            <text:p>1.99</text:p>
          </table:table-cell>
          <table:table-cell table:number-columns-repeated="9" table:style-name="ce5"/>
          <table:table-cell office:value-type="float" office:value="0.01" table:formula="of:=[Sheet1.C3]" table:style-name="ce5">
            <text:p>0.01</text:p>
          </table:table-cell>
          <table:table-cell table:number-columns-repeated="16371"/>
        </table:table-row>
        <table:table-row table:style-name="ro1">
          <table:table-cell office:value-type="float" office:value="20" table:formula="of:=[Sheet1.B7]" table:style-name="ce5">
            <text:p>20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office:value-type="float" office:value="1.63" table:formula="of:=[Sheet1.C7]" table:style-name="ce5">
            <text:p>1.63</text:p>
          </table:table-cell>
          <table:table-cell table:number-columns-repeated="10" table:style-name="ce5"/>
          <table:table-cell table:number-columns-repeated="16371"/>
        </table:table-row>
        <table:table-row table:style-name="ro1">
          <table:table-cell office:value-type="float" office:value="25" table:formula="of:=[Sheet1.B8]" table:style-name="ce5">
            <text:p>25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office:value-type="float" office:value="1.0900000000000001" table:formula="of:=[Sheet1.C8]" table:style-name="ce5">
            <text:p>1.09</text:p>
          </table:table-cell>
          <table:table-cell table:number-columns-repeated="10" table:style-name="ce5"/>
          <table:table-cell table:number-columns-repeated="16371"/>
        </table:table-row>
        <table:table-row table:style-name="ro1">
          <table:table-cell table:number-columns-repeated="13" table:style-name="ce5"/>
          <table:table-cell table:number-columns-repeated="16371"/>
        </table:table-row>
        <table:table-row table:style-name="ro1">
          <table:table-cell office:value-type="float" office:value="5" table:formula="of:=[Sheet1.B4]" table:style-name="ce5">
            <text:p>5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style-name="ce5"/>
          <table:table-cell office:value-type="float" office:value="3.89" table:formula="of:=[Sheet1.D4]" table:style-name="ce5">
            <text:p>3.89</text:p>
          </table:table-cell>
          <table:table-cell table:number-columns-repeated="9" table:style-name="ce5"/>
          <table:table-cell table:number-columns-repeated="16371"/>
        </table:table-row>
        <table:table-row table:style-name="ro1">
          <table:table-cell office:value-type="float" office:value="10" table:formula="of:=[Sheet1.B5]" table:style-name="ce5">
            <text:p>10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style-name="ce5"/>
          <table:table-cell office:value-type="float" office:value="3.66" table:formula="of:=[Sheet1.D5]" table:style-name="ce5">
            <text:p>3.66</text:p>
          </table:table-cell>
          <table:table-cell table:number-columns-repeated="9" table:style-name="ce5"/>
          <table:table-cell table:number-columns-repeated="16371"/>
        </table:table-row>
        <table:table-row table:style-name="ro1">
          <table:table-cell office:value-type="float" office:value="15" table:formula="of:=[Sheet1.B6]" table:style-name="ce5">
            <text:p>15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style-name="ce5"/>
          <table:table-cell office:value-type="float" office:value="3.84" table:formula="of:=[Sheet1.D6]" table:style-name="ce5">
            <text:p>3.84</text:p>
          </table:table-cell>
          <table:table-cell table:number-columns-repeated="8" table:style-name="ce5"/>
          <table:table-cell office:value-type="float" office:value="0.02" table:formula="of:=[Sheet1.D3]" table:style-name="ce5">
            <text:p>0.02</text:p>
          </table:table-cell>
          <table:table-cell table:number-columns-repeated="16371"/>
        </table:table-row>
        <table:table-row table:style-name="ro1">
          <table:table-cell office:value-type="float" office:value="20" table:formula="of:=[Sheet1.B7]" table:style-name="ce5">
            <text:p>20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style-name="ce5"/>
          <table:table-cell office:value-type="float" office:value="1.91" table:formula="of:=[Sheet1.D7]" table:style-name="ce5">
            <text:p>1.91</text:p>
          </table:table-cell>
          <table:table-cell table:number-columns-repeated="9" table:style-name="ce5"/>
          <table:table-cell table:number-columns-repeated="16371"/>
        </table:table-row>
        <table:table-row table:style-name="ro1">
          <table:table-cell office:value-type="float" office:value="25" table:formula="of:=[Sheet1.B8]" table:style-name="ce5">
            <text:p>25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style-name="ce5"/>
          <table:table-cell office:value-type="float" office:value="0.96" table:formula="of:=[Sheet1.D8]" table:style-name="ce5">
            <text:p>0.96</text:p>
          </table:table-cell>
          <table:table-cell table:number-columns-repeated="9" table:style-name="ce5"/>
          <table:table-cell table:number-columns-repeated="16371"/>
        </table:table-row>
        <table:table-row table:style-name="ro1">
          <table:table-cell table:number-columns-repeated="13" table:style-name="ce5"/>
          <table:table-cell table:number-columns-repeated="16371"/>
        </table:table-row>
        <table:table-row table:style-name="ro1">
          <table:table-cell office:value-type="float" office:value="5" table:formula="of:=[Sheet1.B4]" table:style-name="ce5">
            <text:p>5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2" table:style-name="ce5"/>
          <table:table-cell office:value-type="float" office:value="5.61" table:formula="of:=[Sheet1.E4]" table:style-name="ce5">
            <text:p>5.61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office:value-type="float" office:value="10" table:formula="of:=[Sheet1.B5]" table:style-name="ce5">
            <text:p>10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2" table:style-name="ce5"/>
          <table:table-cell office:value-type="float" office:value="5.36" table:formula="of:=[Sheet1.E5]" table:style-name="ce5">
            <text:p>5.36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office:value-type="float" office:value="15" table:formula="of:=[Sheet1.B6]" table:style-name="ce5">
            <text:p>15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2" table:style-name="ce5"/>
          <table:table-cell office:value-type="float" office:value="5.35" table:formula="of:=[Sheet1.E6]" table:style-name="ce5">
            <text:p>5.35</text:p>
          </table:table-cell>
          <table:table-cell table:number-columns-repeated="7" table:style-name="ce5"/>
          <table:table-cell office:value-type="float" office:value="0.03" table:formula="of:=[Sheet1.E3]" table:style-name="ce5">
            <text:p>0.03</text:p>
          </table:table-cell>
          <table:table-cell table:number-columns-repeated="16371"/>
        </table:table-row>
        <table:table-row table:style-name="ro1">
          <table:table-cell office:value-type="float" office:value="20" table:formula="of:=[Sheet1.B7]" table:style-name="ce5">
            <text:p>20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2" table:style-name="ce5"/>
          <table:table-cell office:value-type="float" office:value="2.3199999999999998" table:formula="of:=[Sheet1.E7]" table:style-name="ce5">
            <text:p>2.32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office:value-type="float" office:value="25" table:formula="of:=[Sheet1.B8]" table:style-name="ce5">
            <text:p>25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2" table:style-name="ce5"/>
          <table:table-cell office:value-type="float" office:value="0.56000000000000005" table:formula="of:=[Sheet1.E8]" table:style-name="ce5">
            <text:p>0.56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table:number-columns-repeated="13" table:style-name="ce5"/>
          <table:table-cell table:number-columns-repeated="16371"/>
        </table:table-row>
        <table:table-row table:style-name="ro1">
          <table:table-cell office:value-type="float" office:value="5" table:formula="of:=[Sheet1.B4]" table:style-name="ce5">
            <text:p>5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3" table:style-name="ce5"/>
          <table:table-cell office:value-type="float" office:value="7.4" table:formula="of:=[Sheet1.F4]" table:style-name="ce5">
            <text:p>7.4</text:p>
          </table:table-cell>
          <table:table-cell table:number-columns-repeated="7" table:style-name="ce5"/>
          <table:table-cell table:number-columns-repeated="16371"/>
        </table:table-row>
        <table:table-row table:style-name="ro1">
          <table:table-cell office:value-type="float" office:value="10" table:formula="of:=[Sheet1.B5]" table:style-name="ce5">
            <text:p>10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3" table:style-name="ce5"/>
          <table:table-cell office:value-type="float" office:value="6.49" table:formula="of:=[Sheet1.F5]" table:style-name="ce5">
            <text:p>6.49</text:p>
          </table:table-cell>
          <table:table-cell table:number-columns-repeated="7" table:style-name="ce5"/>
          <table:table-cell table:number-columns-repeated="16371"/>
        </table:table-row>
        <table:table-row table:style-name="ro1">
          <table:table-cell office:value-type="float" office:value="15" table:formula="of:=[Sheet1.B6]" table:style-name="ce5">
            <text:p>15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3" table:style-name="ce5"/>
          <table:table-cell office:value-type="float" office:value="5.15" table:formula="of:=[Sheet1.F6]" table:style-name="ce5">
            <text:p>5.15</text:p>
          </table:table-cell>
          <table:table-cell table:number-columns-repeated="6" table:style-name="ce5"/>
          <table:table-cell office:value-type="float" office:value="0.04" table:formula="of:=[Sheet1.F3]" table:style-name="ce5">
            <text:p>0.04</text:p>
          </table:table-cell>
          <table:table-cell table:number-columns-repeated="16371"/>
        </table:table-row>
        <table:table-row table:style-name="ro1">
          <table:table-cell office:value-type="float" office:value="20" table:formula="of:=[Sheet1.B7]" table:style-name="ce5">
            <text:p>20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3" table:style-name="ce5"/>
          <table:table-cell office:value-type="float" office:value="2.27" table:formula="of:=[Sheet1.F7]" table:style-name="ce5">
            <text:p>2.27</text:p>
          </table:table-cell>
          <table:table-cell table:number-columns-repeated="7" table:style-name="ce5"/>
          <table:table-cell table:number-columns-repeated="16371"/>
        </table:table-row>
        <table:table-row table:style-name="ro1">
          <table:table-cell office:value-type="float" office:value="25" table:formula="of:=[Sheet1.B8]" table:style-name="ce5">
            <text:p>25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3" table:style-name="ce5"/>
          <table:table-cell office:value-type="float" office:value="0.59" table:formula="of:=[Sheet1.F8]" table:style-name="ce5">
            <text:p>0.59</text:p>
          </table:table-cell>
          <table:table-cell table:number-columns-repeated="7" table:style-name="ce5"/>
          <table:table-cell table:number-columns-repeated="16371"/>
        </table:table-row>
        <table:table-row table:style-name="ro1">
          <table:table-cell table:number-columns-repeated="13" table:style-name="ce5"/>
          <table:table-cell table:number-columns-repeated="16371"/>
        </table:table-row>
        <table:table-row table:style-name="ro1">
          <table:table-cell office:value-type="float" office:value="5" table:formula="of:=[Sheet1.B4]" table:style-name="ce5">
            <text:p>5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4" table:style-name="ce5"/>
          <table:table-cell office:value-type="float" office:value="8.91" table:formula="of:=[Sheet1.G4]" table:style-name="ce5">
            <text:p>8.91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 office:value-type="float" office:value="10" table:formula="of:=[Sheet1.B5]" table:style-name="ce5">
            <text:p>10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4" table:style-name="ce5"/>
          <table:table-cell office:value-type="float" office:value="7.84" table:formula="of:=[Sheet1.G5]" table:style-name="ce5">
            <text:p>7.84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 office:value-type="float" office:value="15" table:formula="of:=[Sheet1.B6]" table:style-name="ce5">
            <text:p>15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4" table:style-name="ce5"/>
          <table:table-cell office:value-type="float" office:value="5.4" table:formula="of:=[Sheet1.G6]" table:style-name="ce5">
            <text:p>5.4</text:p>
          </table:table-cell>
          <table:table-cell table:number-columns-repeated="5" table:style-name="ce5"/>
          <table:table-cell office:value-type="float" office:value="0.05" table:formula="of:=[Sheet1.G3]" table:style-name="ce5">
            <text:p>0.05</text:p>
          </table:table-cell>
          <table:table-cell table:number-columns-repeated="16371"/>
        </table:table-row>
        <table:table-row table:style-name="ro1">
          <table:table-cell office:value-type="float" office:value="20" table:formula="of:=[Sheet1.B7]" table:style-name="ce5">
            <text:p>20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4" table:style-name="ce5"/>
          <table:table-cell office:value-type="float" office:value="2.0699999999999998" table:formula="of:=[Sheet1.G7]" table:style-name="ce5">
            <text:p>2.07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 office:value-type="float" office:value="25" table:formula="of:=[Sheet1.B8]" table:style-name="ce5">
            <text:p>25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4" table:style-name="ce5"/>
          <table:table-cell office:value-type="float" office:value="0.71" table:formula="of:=[Sheet1.G8]" table:style-name="ce5">
            <text:p>0.71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 table:number-columns-repeated="13" table:style-name="ce5"/>
          <table:table-cell table:number-columns-repeated="16371"/>
        </table:table-row>
        <table:table-row table:style-name="ro1">
          <table:table-cell office:value-type="float" office:value="5" table:formula="of:=[Sheet1.B4]" table:style-name="ce5">
            <text:p>5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5" table:style-name="ce5"/>
          <table:table-cell office:value-type="float" office:value="10.67" table:formula="of:=[Sheet1.H4]" table:style-name="ce5">
            <text:p>10.67</text:p>
          </table:table-cell>
          <table:table-cell table:number-columns-repeated="5" table:style-name="ce5"/>
          <table:table-cell table:number-columns-repeated="16371"/>
        </table:table-row>
        <table:table-row table:style-name="ro1">
          <table:table-cell office:value-type="float" office:value="10" table:formula="of:=[Sheet1.B5]" table:style-name="ce5">
            <text:p>10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5" table:style-name="ce5"/>
          <table:table-cell office:value-type="float" office:value="9.89" table:formula="of:=[Sheet1.H5]" table:style-name="ce5">
            <text:p>9.89</text:p>
          </table:table-cell>
          <table:table-cell table:number-columns-repeated="5" table:style-name="ce5"/>
          <table:table-cell table:number-columns-repeated="16371"/>
        </table:table-row>
        <table:table-row table:style-name="ro1">
          <table:table-cell office:value-type="float" office:value="15" table:formula="of:=[Sheet1.B6]" table:style-name="ce5">
            <text:p>15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5" table:style-name="ce5"/>
          <table:table-cell office:value-type="float" office:value="5.46" table:formula="of:=[Sheet1.H6]" table:style-name="ce5">
            <text:p>5.46</text:p>
          </table:table-cell>
          <table:table-cell table:number-columns-repeated="4" table:style-name="ce5"/>
          <table:table-cell office:value-type="float" office:value="6.0000000000000005E-2" table:formula="of:=[Sheet1.H3]" table:style-name="ce5">
            <text:p>0.06</text:p>
          </table:table-cell>
          <table:table-cell table:number-columns-repeated="16371"/>
        </table:table-row>
        <table:table-row table:style-name="ro1">
          <table:table-cell office:value-type="float" office:value="20" table:formula="of:=[Sheet1.B7]" table:style-name="ce5">
            <text:p>20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5" table:style-name="ce5"/>
          <table:table-cell office:value-type="float" office:value="2.2799999999999998" table:formula="of:=[Sheet1.H7]" table:style-name="ce5">
            <text:p>2.28</text:p>
          </table:table-cell>
          <table:table-cell table:number-columns-repeated="5" table:style-name="ce5"/>
          <table:table-cell table:number-columns-repeated="16371"/>
        </table:table-row>
        <table:table-row table:style-name="ro1">
          <table:table-cell office:value-type="float" office:value="25" table:formula="of:=[Sheet1.B8]" table:style-name="ce5">
            <text:p>25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5" table:style-name="ce5"/>
          <table:table-cell office:value-type="float" office:value="0.79" table:formula="of:=[Sheet1.H8]" table:style-name="ce5">
            <text:p>0.79</text:p>
          </table:table-cell>
          <table:table-cell table:number-columns-repeated="5" table:style-name="ce5"/>
          <table:table-cell table:number-columns-repeated="16371"/>
        </table:table-row>
        <table:table-row table:style-name="ro1">
          <table:table-cell table:number-columns-repeated="13" table:style-name="ce5"/>
          <table:table-cell table:number-columns-repeated="16371"/>
        </table:table-row>
        <table:table-row table:style-name="ro1">
          <table:table-cell office:value-type="float" office:value="5" table:formula="of:=[Sheet1.B4]" table:style-name="ce5">
            <text:p>5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6" table:style-name="ce5"/>
          <table:table-cell office:value-type="float" office:value="12.26" table:formula="of:=[Sheet1.I4]" table:style-name="ce5">
            <text:p>12.26</text:p>
          </table:table-cell>
          <table:table-cell table:number-columns-repeated="4" table:style-name="ce5"/>
          <table:table-cell table:number-columns-repeated="16371"/>
        </table:table-row>
        <table:table-row table:style-name="ro1">
          <table:table-cell office:value-type="float" office:value="10" table:formula="of:=[Sheet1.B5]" table:style-name="ce5">
            <text:p>10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6" table:style-name="ce5"/>
          <table:table-cell office:value-type="float" office:value="10.53" table:formula="of:=[Sheet1.I5]" table:style-name="ce5">
            <text:p>10.53</text:p>
          </table:table-cell>
          <table:table-cell table:number-columns-repeated="4" table:style-name="ce5"/>
          <table:table-cell table:number-columns-repeated="16371"/>
        </table:table-row>
        <table:table-row table:style-name="ro1">
          <table:table-cell office:value-type="float" office:value="15" table:formula="of:=[Sheet1.B6]" table:style-name="ce5">
            <text:p>15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6" table:style-name="ce5"/>
          <table:table-cell office:value-type="float" office:value="4.92" table:formula="of:=[Sheet1.I6]" table:style-name="ce5">
            <text:p>4.92</text:p>
          </table:table-cell>
          <table:table-cell table:number-columns-repeated="3" table:style-name="ce5"/>
          <table:table-cell office:value-type="float" office:value="7.0000000000000007E-2" table:formula="of:=[Sheet1.I3]" table:style-name="ce5">
            <text:p>0.07</text:p>
          </table:table-cell>
          <table:table-cell table:number-columns-repeated="16371"/>
        </table:table-row>
        <table:table-row table:style-name="ro1">
          <table:table-cell office:value-type="float" office:value="20" table:formula="of:=[Sheet1.B7]" table:style-name="ce5">
            <text:p>20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6" table:style-name="ce5"/>
          <table:table-cell office:value-type="float" office:value="2.2599999999999998" table:formula="of:=[Sheet1.I7]" table:style-name="ce5">
            <text:p>2.26</text:p>
          </table:table-cell>
          <table:table-cell table:number-columns-repeated="4" table:style-name="ce5"/>
          <table:table-cell table:number-columns-repeated="16371"/>
        </table:table-row>
        <table:table-row table:style-name="ro1">
          <table:table-cell office:value-type="float" office:value="25" table:formula="of:=[Sheet1.B8]" table:style-name="ce5">
            <text:p>25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6" table:style-name="ce5"/>
          <table:table-cell office:value-type="float" office:value="0.9" table:formula="of:=[Sheet1.I8]" table:style-name="ce5">
            <text:p>0.9</text:p>
          </table:table-cell>
          <table:table-cell table:number-columns-repeated="4" table:style-name="ce5"/>
          <table:table-cell table:number-columns-repeated="16371"/>
        </table:table-row>
        <table:table-row table:style-name="ro1">
          <table:table-cell table:number-columns-repeated="13" table:style-name="ce5"/>
          <table:table-cell table:number-columns-repeated="16371"/>
        </table:table-row>
        <table:table-row table:style-name="ro1">
          <table:table-cell office:value-type="float" office:value="5" table:formula="of:=[Sheet1.B4]" table:style-name="ce5">
            <text:p>5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7" table:style-name="ce5"/>
          <table:table-cell office:value-type="float" office:value="13.94" table:formula="of:=[Sheet1.J4]" table:style-name="ce5">
            <text:p>13.94</text:p>
          </table:table-cell>
          <table:table-cell table:number-columns-repeated="3" table:style-name="ce5"/>
          <table:table-cell table:number-columns-repeated="16371"/>
        </table:table-row>
        <table:table-row table:style-name="ro1">
          <table:table-cell office:value-type="float" office:value="10" table:formula="of:=[Sheet1.B5]" table:style-name="ce5">
            <text:p>10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7" table:style-name="ce5"/>
          <table:table-cell office:value-type="float" office:value="11.61" table:formula="of:=[Sheet1.J5]" table:style-name="ce5">
            <text:p>11.61</text:p>
          </table:table-cell>
          <table:table-cell table:number-columns-repeated="3" table:style-name="ce5"/>
          <table:table-cell table:number-columns-repeated="16371"/>
        </table:table-row>
        <table:table-row table:style-name="ro1">
          <table:table-cell office:value-type="float" office:value="15" table:formula="of:=[Sheet1.B6]" table:style-name="ce5">
            <text:p>15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7" table:style-name="ce5"/>
          <table:table-cell office:value-type="float" office:value="5.74" table:formula="of:=[Sheet1.J6]" table:style-name="ce5">
            <text:p>5.74</text:p>
          </table:table-cell>
          <table:table-cell table:number-columns-repeated="2" table:style-name="ce5"/>
          <table:table-cell office:value-type="float" office:value="0.08" table:formula="of:=[Sheet1.J3]" table:style-name="ce5">
            <text:p>0.08</text:p>
          </table:table-cell>
          <table:table-cell table:number-columns-repeated="16371"/>
        </table:table-row>
        <table:table-row table:style-name="ro1">
          <table:table-cell office:value-type="float" office:value="20" table:formula="of:=[Sheet1.B7]" table:style-name="ce5">
            <text:p>20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7" table:style-name="ce5"/>
          <table:table-cell office:value-type="float" office:value="2.84" table:formula="of:=[Sheet1.J7]" table:style-name="ce5">
            <text:p>2.84</text:p>
          </table:table-cell>
          <table:table-cell table:number-columns-repeated="3" table:style-name="ce5"/>
          <table:table-cell table:number-columns-repeated="16371"/>
        </table:table-row>
        <table:table-row table:style-name="ro1">
          <table:table-cell office:value-type="float" office:value="25" table:formula="of:=[Sheet1.B8]" table:style-name="ce5">
            <text:p>25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7" table:style-name="ce5"/>
          <table:table-cell office:value-type="float" office:value="1.1599999999999999" table:formula="of:=[Sheet1.J8]" table:style-name="ce5">
            <text:p>1.16</text:p>
          </table:table-cell>
          <table:table-cell table:number-columns-repeated="3" table:style-name="ce5"/>
          <table:table-cell table:number-columns-repeated="16371"/>
        </table:table-row>
        <table:table-row table:style-name="ro1">
          <table:table-cell table:number-columns-repeated="13" table:style-name="ce5"/>
          <table:table-cell table:number-columns-repeated="16371"/>
        </table:table-row>
        <table:table-row table:style-name="ro1">
          <table:table-cell office:value-type="float" office:value="5" table:formula="of:=[Sheet1.B4]" table:style-name="ce5">
            <text:p>5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8" table:style-name="ce5"/>
          <table:table-cell office:value-type="float" office:value="15.03" table:formula="of:=[Sheet1.K4]" table:style-name="ce5">
            <text:p>15.03</text:p>
          </table:table-cell>
          <table:table-cell table:number-columns-repeated="2" table:style-name="ce5"/>
          <table:table-cell table:number-columns-repeated="16371"/>
        </table:table-row>
        <table:table-row table:style-name="ro1">
          <table:table-cell office:value-type="float" office:value="10" table:formula="of:=[Sheet1.B5]" table:style-name="ce5">
            <text:p>10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8" table:style-name="ce5"/>
          <table:table-cell office:value-type="float" office:value="12.98" table:formula="of:=[Sheet1.K5]" table:style-name="ce5">
            <text:p>12.98</text:p>
          </table:table-cell>
          <table:table-cell table:number-columns-repeated="2" table:style-name="ce5"/>
          <table:table-cell table:number-columns-repeated="16371"/>
        </table:table-row>
        <table:table-row table:style-name="ro1">
          <table:table-cell office:value-type="float" office:value="15" table:formula="of:=[Sheet1.B6]" table:style-name="ce5">
            <text:p>15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8" table:style-name="ce5"/>
          <table:table-cell office:value-type="float" office:value="6.12" table:formula="of:=[Sheet1.K6]" table:style-name="ce5">
            <text:p>6.12</text:p>
          </table:table-cell>
          <table:table-cell table:style-name="ce5"/>
          <table:table-cell office:value-type="float" office:value="0.09" table:formula="of:=[Sheet1.K3]" table:style-name="ce5">
            <text:p>0.09</text:p>
          </table:table-cell>
          <table:table-cell table:number-columns-repeated="16371"/>
        </table:table-row>
        <table:table-row table:style-name="ro1">
          <table:table-cell office:value-type="float" office:value="20" table:formula="of:=[Sheet1.B7]" table:style-name="ce5">
            <text:p>20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8" table:style-name="ce5"/>
          <table:table-cell office:value-type="float" office:value="2.67" table:formula="of:=[Sheet1.K7]" table:style-name="ce5">
            <text:p>2.67</text:p>
          </table:table-cell>
          <table:table-cell table:number-columns-repeated="2" table:style-name="ce5"/>
          <table:table-cell table:number-columns-repeated="16371"/>
        </table:table-row>
        <table:table-row table:style-name="ro1">
          <table:table-cell office:value-type="float" office:value="25" table:formula="of:=[Sheet1.B8]" table:style-name="ce5">
            <text:p>25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8" table:style-name="ce5"/>
          <table:table-cell office:value-type="float" office:value="1.07" table:formula="of:=[Sheet1.K8]" table:style-name="ce5">
            <text:p>1.07</text:p>
          </table:table-cell>
          <table:table-cell table:number-columns-repeated="2" table:style-name="ce5"/>
          <table:table-cell table:number-columns-repeated="16371"/>
        </table:table-row>
        <table:table-row table:style-name="ro1">
          <table:table-cell table:number-columns-repeated="13" table:style-name="ce5"/>
          <table:table-cell table:number-columns-repeated="16371"/>
        </table:table-row>
        <table:table-row table:style-name="ro1">
          <table:table-cell office:value-type="float" office:value="5" table:formula="of:=[Sheet1.B4]" table:style-name="ce5">
            <text:p>5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9" table:style-name="ce5"/>
          <table:table-cell office:value-type="float" office:value="16.28" table:formula="of:=[Sheet1.L4]" table:style-name="ce5">
            <text:p>16.28</text:p>
          </table:table-cell>
          <table:table-cell table:style-name="ce5"/>
          <table:table-cell table:number-columns-repeated="16371"/>
        </table:table-row>
        <table:table-row table:style-name="ro1">
          <table:table-cell office:value-type="float" office:value="10" table:formula="of:=[Sheet1.B5]" table:style-name="ce5">
            <text:p>10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9" table:style-name="ce5"/>
          <table:table-cell office:value-type="float" office:value="13.73" table:formula="of:=[Sheet1.L5]" table:style-name="ce5">
            <text:p>13.73</text:p>
          </table:table-cell>
          <table:table-cell table:style-name="ce5"/>
          <table:table-cell table:number-columns-repeated="16371"/>
        </table:table-row>
        <table:table-row table:style-name="ro1">
          <table:table-cell office:value-type="float" office:value="15" table:formula="of:=[Sheet1.B6]" table:style-name="ce5">
            <text:p>15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9" table:style-name="ce5"/>
          <table:table-cell office:value-type="float" office:value="6.4" table:formula="of:=[Sheet1.L6]" table:style-name="ce5">
            <text:p>6.4</text:p>
          </table:table-cell>
          <table:table-cell office:value-type="float" office:value="9.9999999999999992E-2" table:formula="of:=[Sheet1.L3]" table:style-name="ce5">
            <text:p>0.1</text:p>
          </table:table-cell>
          <table:table-cell table:number-columns-repeated="16371"/>
        </table:table-row>
        <table:table-row table:style-name="ro1">
          <table:table-cell office:value-type="float" office:value="20" table:formula="of:=[Sheet1.B7]" table:style-name="ce5">
            <text:p>20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9" table:style-name="ce5"/>
          <table:table-cell office:value-type="float" office:value="3.07" table:formula="of:=[Sheet1.L7]" table:style-name="ce5">
            <text:p>3.07</text:p>
          </table:table-cell>
          <table:table-cell table:style-name="ce5"/>
          <table:table-cell table:number-columns-repeated="16371"/>
        </table:table-row>
        <table:table-row table:style-name="ro1">
          <table:table-cell office:value-type="float" office:value="25" table:formula="of:=[Sheet1.B8]" table:style-name="ce5">
            <text:p>25</text:p>
          </table:table-cell>
          <table:table-cell office:value-type="float" office:value="17.908000000000001" table:formula="of:=MAX([Sheet1.C4:.L8])+MAX([Sheet1.C4:.L8])/10" table:style-name="ce5">
            <text:p>17.908</text:p>
          </table:table-cell>
          <table:table-cell table:number-columns-repeated="9" table:style-name="ce5"/>
          <table:table-cell office:value-type="float" office:value="1.1299999999999999" table:formula="of:=[Sheet1.L8]" table:style-name="ce5">
            <text:p>1.13</text:p>
          </table:table-cell>
          <table:table-cell table:style-name="ce5"/>
          <table:table-cell table:number-columns-repeated="16371"/>
        </table:table-row>
        <table:table-row table:style-name="ro1">
          <table:table-cell office:value-type="string" table:style-name="ce1">
            <text:p>Note: This set of data is generated when you create a multi series area chart, so please do not modify or delete it to avoid causing a difference arrow chart erro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" table:formula="of:=[Sheet1.B4]" table:style-name="ce5">
            <text:p>5</text:p>
          </table:table-cell>
          <table:table-cell office:value-type="float" office:value="9.8010000000000002" table:formula="of:=MAX([Sheet1.C4:.G8])+MAX([Sheet1.C4:.G8])/10" table:style-name="ce5">
            <text:p>9.801</text:p>
          </table:table-cell>
          <table:table-cell office:value-type="float" office:value="1.97" table:formula="of:=[Sheet1.C4]" table:style-name="ce5">
            <text:p>1.97</text:p>
          </table:table-cell>
          <table:table-cell table:number-columns-repeated="5" table:style-name="ce5"/>
          <table:table-cell table:number-columns-repeated="16376" table:style-name="ce1"/>
        </table:table-row>
        <table:table-row table:style-name="ro1">
          <table:table-cell office:value-type="float" office:value="10" table:formula="of:=[Sheet1.B5]" table:style-name="ce5">
            <text:p>10</text:p>
          </table:table-cell>
          <table:table-cell office:value-type="float" office:value="9.8010000000000002" table:formula="of:=MAX([Sheet1.C4:.G8])+MAX([Sheet1.C4:.G8])/10" table:style-name="ce5">
            <text:p>9.801</text:p>
          </table:table-cell>
          <table:table-cell office:value-type="float" office:value="1.92" table:formula="of:=[Sheet1.C5]" table:style-name="ce5">
            <text:p>1.92</text:p>
          </table:table-cell>
          <table:table-cell table:number-columns-repeated="5" table:style-name="ce5"/>
          <table:table-cell table:number-columns-repeated="16376" table:style-name="ce1"/>
        </table:table-row>
        <table:table-row table:style-name="ro1">
          <table:table-cell office:value-type="float" office:value="15" table:formula="of:=[Sheet1.B6]" table:style-name="ce5">
            <text:p>15</text:p>
          </table:table-cell>
          <table:table-cell office:value-type="float" office:value="9.8010000000000002" table:formula="of:=MAX([Sheet1.C4:.G8])+MAX([Sheet1.C4:.G8])/10" table:style-name="ce5">
            <text:p>9.801</text:p>
          </table:table-cell>
          <table:table-cell office:value-type="float" office:value="1.99" table:formula="of:=[Sheet1.C6]" table:style-name="ce5">
            <text:p>1.99</text:p>
          </table:table-cell>
          <table:table-cell table:number-columns-repeated="4" table:style-name="ce5"/>
          <table:table-cell office:value-type="float" office:value="0.01" table:formula="of:=[Sheet1.C3]" table:style-name="ce5">
            <text:p>0.01</text:p>
          </table:table-cell>
          <table:table-cell table:number-columns-repeated="16376" table:style-name="ce1"/>
        </table:table-row>
        <table:table-row table:style-name="ro1">
          <table:table-cell office:value-type="float" office:value="20" table:formula="of:=[Sheet1.B7]" table:style-name="ce5">
            <text:p>20</text:p>
          </table:table-cell>
          <table:table-cell office:value-type="float" office:value="9.8010000000000002" table:formula="of:=MAX([Sheet1.C4:.G8])+MAX([Sheet1.C4:.G8])/10" table:style-name="ce5">
            <text:p>9.801</text:p>
          </table:table-cell>
          <table:table-cell office:value-type="float" office:value="1.63" table:formula="of:=[Sheet1.C7]" table:style-name="ce5">
            <text:p>1.63</text:p>
          </table:table-cell>
          <table:table-cell table:number-columns-repeated="5" table:style-name="ce5"/>
          <table:table-cell table:number-columns-repeated="16376" table:style-name="ce1"/>
        </table:table-row>
        <table:table-row table:style-name="ro1">
          <table:table-cell office:value-type="float" office:value="25" table:formula="of:=[Sheet1.B8]" table:style-name="ce5">
            <text:p>25</text:p>
          </table:table-cell>
          <table:table-cell office:value-type="float" office:value="9.8010000000000002" table:formula="of:=MAX([Sheet1.C4:.G8])+MAX([Sheet1.C4:.G8])/10" table:style-name="ce5">
            <text:p>9.801</text:p>
          </table:table-cell>
          <table:table-cell office:value-type="float" office:value="1.0900000000000001" table:formula="of:=[Sheet1.C8]" table:style-name="ce5">
            <text:p>1.09</text:p>
          </table:table-cell>
          <table:table-cell table:number-columns-repeated="5" table:style-name="ce5"/>
          <table:table-cell table:number-columns-repeated="16376" table:style-name="ce1"/>
        </table:table-row>
        <table:table-row table:style-name="ro1">
          <table:table-cell table:number-columns-repeated="8" table:style-name="ce5"/>
          <table:table-cell table:number-columns-repeated="16376" table:style-name="ce1"/>
        </table:table-row>
        <table:table-row table:style-name="ro1">
          <table:table-cell office:value-type="float" office:value="5" table:formula="of:=[Sheet1.B4]" table:style-name="ce5">
            <text:p>5</text:p>
          </table:table-cell>
          <table:table-cell office:value-type="float" office:value="9.8010000000000002" table:formula="of:=MAX([Sheet1.C4:.G8])+MAX([Sheet1.C4:.G8])/10" table:style-name="ce5">
            <text:p>9.801</text:p>
          </table:table-cell>
          <table:table-cell table:style-name="ce5"/>
          <table:table-cell office:value-type="float" office:value="3.89" table:formula="of:=[Sheet1.D4]" table:style-name="ce5">
            <text:p>3.89</text:p>
          </table:table-cell>
          <table:table-cell table:number-columns-repeated="4" table:style-name="ce5"/>
          <table:table-cell table:number-columns-repeated="16376"/>
        </table:table-row>
        <table:table-row table:style-name="ro1">
          <table:table-cell office:value-type="float" office:value="10" table:formula="of:=[Sheet1.B5]" table:style-name="ce5">
            <text:p>10</text:p>
          </table:table-cell>
          <table:table-cell office:value-type="float" office:value="9.8010000000000002" table:formula="of:=MAX([Sheet1.C4:.G8])+MAX([Sheet1.C4:.G8])/10" table:style-name="ce5">
            <text:p>9.801</text:p>
          </table:table-cell>
          <table:table-cell table:style-name="ce5"/>
          <table:table-cell office:value-type="float" office:value="3.66" table:formula="of:=[Sheet1.D5]" table:style-name="ce5">
            <text:p>3.66</text:p>
          </table:table-cell>
          <table:table-cell table:number-columns-repeated="4" table:style-name="ce5"/>
          <table:table-cell table:number-columns-repeated="16376"/>
        </table:table-row>
        <table:table-row table:style-name="ro1">
          <table:table-cell office:value-type="float" office:value="15" table:formula="of:=[Sheet1.B6]" table:style-name="ce5">
            <text:p>15</text:p>
          </table:table-cell>
          <table:table-cell office:value-type="float" office:value="9.8010000000000002" table:formula="of:=MAX([Sheet1.C4:.G8])+MAX([Sheet1.C4:.G8])/10" table:style-name="ce5">
            <text:p>9.801</text:p>
          </table:table-cell>
          <table:table-cell table:style-name="ce5"/>
          <table:table-cell office:value-type="float" office:value="3.84" table:formula="of:=[Sheet1.D6]" table:style-name="ce5">
            <text:p>3.84</text:p>
          </table:table-cell>
          <table:table-cell table:number-columns-repeated="3" table:style-name="ce5"/>
          <table:table-cell office:value-type="float" office:value="0.02" table:formula="of:=[Sheet1.D3]" table:style-name="ce5">
            <text:p>0.02</text:p>
          </table:table-cell>
          <table:table-cell table:number-columns-repeated="16376"/>
        </table:table-row>
        <table:table-row table:style-name="ro1">
          <table:table-cell office:value-type="float" office:value="20" table:formula="of:=[Sheet1.B7]" table:style-name="ce5">
            <text:p>20</text:p>
          </table:table-cell>
          <table:table-cell office:value-type="float" office:value="9.8010000000000002" table:formula="of:=MAX([Sheet1.C4:.G8])+MAX([Sheet1.C4:.G8])/10" table:style-name="ce5">
            <text:p>9.801</text:p>
          </table:table-cell>
          <table:table-cell table:style-name="ce5"/>
          <table:table-cell office:value-type="float" office:value="1.91" table:formula="of:=[Sheet1.D7]" table:style-name="ce5">
            <text:p>1.91</text:p>
          </table:table-cell>
          <table:table-cell table:number-columns-repeated="4" table:style-name="ce5"/>
          <table:table-cell table:number-columns-repeated="16376"/>
        </table:table-row>
        <table:table-row table:style-name="ro1">
          <table:table-cell office:value-type="float" office:value="25" table:formula="of:=[Sheet1.B8]" table:style-name="ce5">
            <text:p>25</text:p>
          </table:table-cell>
          <table:table-cell office:value-type="float" office:value="9.8010000000000002" table:formula="of:=MAX([Sheet1.C4:.G8])+MAX([Sheet1.C4:.G8])/10" table:style-name="ce5">
            <text:p>9.801</text:p>
          </table:table-cell>
          <table:table-cell table:style-name="ce5"/>
          <table:table-cell office:value-type="float" office:value="0.96" table:formula="of:=[Sheet1.D8]" table:style-name="ce5">
            <text:p>0.96</text:p>
          </table:table-cell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8" table:style-name="ce5"/>
          <table:table-cell table:number-columns-repeated="16376"/>
        </table:table-row>
        <table:table-row table:style-name="ro1">
          <table:table-cell office:value-type="float" office:value="5" table:formula="of:=[Sheet1.B4]" table:style-name="ce5">
            <text:p>5</text:p>
          </table:table-cell>
          <table:table-cell office:value-type="float" office:value="9.8010000000000002" table:formula="of:=MAX([Sheet1.C4:.G8])+MAX([Sheet1.C4:.G8])/10" table:style-name="ce5">
            <text:p>9.801</text:p>
          </table:table-cell>
          <table:table-cell table:number-columns-repeated="2" table:style-name="ce5"/>
          <table:table-cell office:value-type="float" office:value="5.61" table:formula="of:=[Sheet1.E4]" table:style-name="ce5">
            <text:p>5.61</text:p>
          </table:table-cell>
          <table:table-cell table:number-columns-repeated="3" table:style-name="ce5"/>
          <table:table-cell table:number-columns-repeated="16376"/>
        </table:table-row>
        <table:table-row table:style-name="ro1">
          <table:table-cell office:value-type="float" office:value="10" table:formula="of:=[Sheet1.B5]" table:style-name="ce5">
            <text:p>10</text:p>
          </table:table-cell>
          <table:table-cell office:value-type="float" office:value="9.8010000000000002" table:formula="of:=MAX([Sheet1.C4:.G8])+MAX([Sheet1.C4:.G8])/10" table:style-name="ce5">
            <text:p>9.801</text:p>
          </table:table-cell>
          <table:table-cell table:number-columns-repeated="2" table:style-name="ce5"/>
          <table:table-cell office:value-type="float" office:value="5.36" table:formula="of:=[Sheet1.E5]" table:style-name="ce5">
            <text:p>5.36</text:p>
          </table:table-cell>
          <table:table-cell table:number-columns-repeated="3" table:style-name="ce5"/>
          <table:table-cell table:number-columns-repeated="16376"/>
        </table:table-row>
        <table:table-row table:style-name="ro1">
          <table:table-cell office:value-type="float" office:value="15" table:formula="of:=[Sheet1.B6]" table:style-name="ce5">
            <text:p>15</text:p>
          </table:table-cell>
          <table:table-cell office:value-type="float" office:value="9.8010000000000002" table:formula="of:=MAX([Sheet1.C4:.G8])+MAX([Sheet1.C4:.G8])/10" table:style-name="ce5">
            <text:p>9.801</text:p>
          </table:table-cell>
          <table:table-cell table:number-columns-repeated="2" table:style-name="ce5"/>
          <table:table-cell office:value-type="float" office:value="5.35" table:formula="of:=[Sheet1.E6]" table:style-name="ce5">
            <text:p>5.35</text:p>
          </table:table-cell>
          <table:table-cell table:number-columns-repeated="2" table:style-name="ce5"/>
          <table:table-cell office:value-type="float" office:value="0.03" table:formula="of:=[Sheet1.E3]" table:style-name="ce5">
            <text:p>0.03</text:p>
          </table:table-cell>
          <table:table-cell table:number-columns-repeated="16376"/>
        </table:table-row>
        <table:table-row table:style-name="ro1">
          <table:table-cell office:value-type="float" office:value="20" table:formula="of:=[Sheet1.B7]" table:style-name="ce5">
            <text:p>20</text:p>
          </table:table-cell>
          <table:table-cell office:value-type="float" office:value="9.8010000000000002" table:formula="of:=MAX([Sheet1.C4:.G8])+MAX([Sheet1.C4:.G8])/10" table:style-name="ce5">
            <text:p>9.801</text:p>
          </table:table-cell>
          <table:table-cell table:number-columns-repeated="2" table:style-name="ce5"/>
          <table:table-cell office:value-type="float" office:value="2.3199999999999998" table:formula="of:=[Sheet1.E7]" table:style-name="ce5">
            <text:p>2.32</text:p>
          </table:table-cell>
          <table:table-cell table:number-columns-repeated="3" table:style-name="ce5"/>
          <table:table-cell table:number-columns-repeated="16376"/>
        </table:table-row>
        <table:table-row table:style-name="ro1">
          <table:table-cell office:value-type="float" office:value="25" table:formula="of:=[Sheet1.B8]" table:style-name="ce5">
            <text:p>25</text:p>
          </table:table-cell>
          <table:table-cell office:value-type="float" office:value="9.8010000000000002" table:formula="of:=MAX([Sheet1.C4:.G8])+MAX([Sheet1.C4:.G8])/10" table:style-name="ce5">
            <text:p>9.801</text:p>
          </table:table-cell>
          <table:table-cell table:number-columns-repeated="2" table:style-name="ce5"/>
          <table:table-cell office:value-type="float" office:value="0.56000000000000005" table:formula="of:=[Sheet1.E8]" table:style-name="ce5">
            <text:p>0.56</text:p>
          </table:table-cell>
          <table:table-cell table:number-columns-repeated="3" table:style-name="ce5"/>
          <table:table-cell table:number-columns-repeated="16376"/>
        </table:table-row>
        <table:table-row table:style-name="ro1">
          <table:table-cell table:number-columns-repeated="8" table:style-name="ce5"/>
          <table:table-cell table:number-columns-repeated="16376"/>
        </table:table-row>
        <table:table-row table:style-name="ro1">
          <table:table-cell office:value-type="float" office:value="5" table:formula="of:=[Sheet1.B4]" table:style-name="ce5">
            <text:p>5</text:p>
          </table:table-cell>
          <table:table-cell office:value-type="float" office:value="9.8010000000000002" table:formula="of:=MAX([Sheet1.C4:.G8])+MAX([Sheet1.C4:.G8])/10" table:style-name="ce5">
            <text:p>9.801</text:p>
          </table:table-cell>
          <table:table-cell table:number-columns-repeated="3" table:style-name="ce5"/>
          <table:table-cell office:value-type="float" office:value="7.4" table:formula="of:=[Sheet1.F4]" table:style-name="ce5">
            <text:p>7.4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office:value-type="float" office:value="10" table:formula="of:=[Sheet1.B5]" table:style-name="ce5">
            <text:p>10</text:p>
          </table:table-cell>
          <table:table-cell office:value-type="float" office:value="9.8010000000000002" table:formula="of:=MAX([Sheet1.C4:.G8])+MAX([Sheet1.C4:.G8])/10" table:style-name="ce5">
            <text:p>9.801</text:p>
          </table:table-cell>
          <table:table-cell table:number-columns-repeated="3" table:style-name="ce5"/>
          <table:table-cell office:value-type="float" office:value="6.49" table:formula="of:=[Sheet1.F5]" table:style-name="ce5">
            <text:p>6.49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office:value-type="float" office:value="15" table:formula="of:=[Sheet1.B6]" table:style-name="ce5">
            <text:p>15</text:p>
          </table:table-cell>
          <table:table-cell office:value-type="float" office:value="9.8010000000000002" table:formula="of:=MAX([Sheet1.C4:.G8])+MAX([Sheet1.C4:.G8])/10" table:style-name="ce5">
            <text:p>9.801</text:p>
          </table:table-cell>
          <table:table-cell table:number-columns-repeated="3" table:style-name="ce5"/>
          <table:table-cell office:value-type="float" office:value="5.15" table:formula="of:=[Sheet1.F6]" table:style-name="ce5">
            <text:p>5.15</text:p>
          </table:table-cell>
          <table:table-cell table:style-name="ce5"/>
          <table:table-cell office:value-type="float" office:value="0.04" table:formula="of:=[Sheet1.F3]" table:style-name="ce5">
            <text:p>0.04</text:p>
          </table:table-cell>
          <table:table-cell table:number-columns-repeated="16376"/>
        </table:table-row>
        <table:table-row table:style-name="ro1">
          <table:table-cell office:value-type="float" office:value="20" table:formula="of:=[Sheet1.B7]" table:style-name="ce5">
            <text:p>20</text:p>
          </table:table-cell>
          <table:table-cell office:value-type="float" office:value="9.8010000000000002" table:formula="of:=MAX([Sheet1.C4:.G8])+MAX([Sheet1.C4:.G8])/10" table:style-name="ce5">
            <text:p>9.801</text:p>
          </table:table-cell>
          <table:table-cell table:number-columns-repeated="3" table:style-name="ce5"/>
          <table:table-cell office:value-type="float" office:value="2.27" table:formula="of:=[Sheet1.F7]" table:style-name="ce5">
            <text:p>2.27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office:value-type="float" office:value="25" table:formula="of:=[Sheet1.B8]" table:style-name="ce5">
            <text:p>25</text:p>
          </table:table-cell>
          <table:table-cell office:value-type="float" office:value="9.8010000000000002" table:formula="of:=MAX([Sheet1.C4:.G8])+MAX([Sheet1.C4:.G8])/10" table:style-name="ce5">
            <text:p>9.801</text:p>
          </table:table-cell>
          <table:table-cell table:number-columns-repeated="3" table:style-name="ce5"/>
          <table:table-cell office:value-type="float" office:value="0.59" table:formula="of:=[Sheet1.F8]" table:style-name="ce5">
            <text:p>0.59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table:number-columns-repeated="8" table:style-name="ce5"/>
          <table:table-cell table:number-columns-repeated="16376"/>
        </table:table-row>
        <table:table-row table:style-name="ro1">
          <table:table-cell office:value-type="float" office:value="5" table:formula="of:=[Sheet1.B4]" table:style-name="ce5">
            <text:p>5</text:p>
          </table:table-cell>
          <table:table-cell office:value-type="float" office:value="9.8010000000000002" table:formula="of:=MAX([Sheet1.C4:.G8])+MAX([Sheet1.C4:.G8])/10" table:style-name="ce5">
            <text:p>9.801</text:p>
          </table:table-cell>
          <table:table-cell table:number-columns-repeated="4" table:style-name="ce5"/>
          <table:table-cell office:value-type="float" office:value="8.91" table:formula="of:=[Sheet1.G4]" table:style-name="ce5">
            <text:p>8.91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float" office:value="10" table:formula="of:=[Sheet1.B5]" table:style-name="ce5">
            <text:p>10</text:p>
          </table:table-cell>
          <table:table-cell office:value-type="float" office:value="9.8010000000000002" table:formula="of:=MAX([Sheet1.C4:.G8])+MAX([Sheet1.C4:.G8])/10" table:style-name="ce5">
            <text:p>9.801</text:p>
          </table:table-cell>
          <table:table-cell table:number-columns-repeated="4" table:style-name="ce5"/>
          <table:table-cell office:value-type="float" office:value="7.84" table:formula="of:=[Sheet1.G5]" table:style-name="ce5">
            <text:p>7.84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float" office:value="15" table:formula="of:=[Sheet1.B6]" table:style-name="ce5">
            <text:p>15</text:p>
          </table:table-cell>
          <table:table-cell office:value-type="float" office:value="9.8010000000000002" table:formula="of:=MAX([Sheet1.C4:.G8])+MAX([Sheet1.C4:.G8])/10" table:style-name="ce5">
            <text:p>9.801</text:p>
          </table:table-cell>
          <table:table-cell table:number-columns-repeated="4" table:style-name="ce5"/>
          <table:table-cell office:value-type="float" office:value="5.4" table:formula="of:=[Sheet1.G6]" table:style-name="ce5">
            <text:p>5.4</text:p>
          </table:table-cell>
          <table:table-cell office:value-type="float" office:value="0.05" table:formula="of:=[Sheet1.G3]" table:style-name="ce5">
            <text:p>0.05</text:p>
          </table:table-cell>
          <table:table-cell table:number-columns-repeated="16376"/>
        </table:table-row>
        <table:table-row table:style-name="ro1">
          <table:table-cell office:value-type="float" office:value="20" table:formula="of:=[Sheet1.B7]" table:style-name="ce5">
            <text:p>20</text:p>
          </table:table-cell>
          <table:table-cell office:value-type="float" office:value="9.8010000000000002" table:formula="of:=MAX([Sheet1.C4:.G8])+MAX([Sheet1.C4:.G8])/10" table:style-name="ce5">
            <text:p>9.801</text:p>
          </table:table-cell>
          <table:table-cell table:number-columns-repeated="4" table:style-name="ce5"/>
          <table:table-cell office:value-type="float" office:value="2.0699999999999998" table:formula="of:=[Sheet1.G7]" table:style-name="ce5">
            <text:p>2.07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float" office:value="25" table:formula="of:=[Sheet1.B8]" table:style-name="ce5">
            <text:p>25</text:p>
          </table:table-cell>
          <table:table-cell office:value-type="float" office:value="9.8010000000000002" table:formula="of:=MAX([Sheet1.C4:.G8])+MAX([Sheet1.C4:.G8])/10" table:style-name="ce5">
            <text:p>9.801</text:p>
          </table:table-cell>
          <table:table-cell table:number-columns-repeated="4" table:style-name="ce5"/>
          <table:table-cell office:value-type="float" office:value="0.71" table:formula="of:=[Sheet1.G8]" table:style-name="ce5">
            <text:p>0.71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">
            <text:p>Note: This set of data is generated when you create a multi series area chart, so please do not modify or delete it to avoid causing a difference arrow chart erro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" table:formula="of:=[Sheet1.B4]" table:style-name="ce5">
            <text:p>5</text:p>
          </table:table-cell>
          <table:table-cell office:value-type="float" office:value="17.908000000000001" table:formula="of:=MAX([Sheet1.H4:.L8])+MAX([Sheet1.H4:.L8])/10" table:style-name="ce5">
            <text:p>17.908</text:p>
          </table:table-cell>
          <table:table-cell office:value-type="float" office:value="10.67" table:formula="of:=[Sheet1.H4]" table:style-name="ce5">
            <text:p>10.67</text:p>
          </table:table-cell>
          <table:table-cell table:number-columns-repeated="5" table:style-name="ce5"/>
          <table:table-cell table:number-columns-repeated="16376"/>
        </table:table-row>
        <table:table-row table:style-name="ro1">
          <table:table-cell office:value-type="float" office:value="10" table:formula="of:=[Sheet1.B5]" table:style-name="ce5">
            <text:p>10</text:p>
          </table:table-cell>
          <table:table-cell office:value-type="float" office:value="17.908000000000001" table:formula="of:=MAX([Sheet1.H4:.L8])+MAX([Sheet1.H4:.L8])/10" table:style-name="ce5">
            <text:p>17.908</text:p>
          </table:table-cell>
          <table:table-cell office:value-type="float" office:value="9.89" table:formula="of:=[Sheet1.H5]" table:style-name="ce5">
            <text:p>9.89</text:p>
          </table:table-cell>
          <table:table-cell table:number-columns-repeated="5" table:style-name="ce5"/>
          <table:table-cell table:number-columns-repeated="16376"/>
        </table:table-row>
        <table:table-row table:style-name="ro1">
          <table:table-cell office:value-type="float" office:value="15" table:formula="of:=[Sheet1.B6]" table:style-name="ce5">
            <text:p>15</text:p>
          </table:table-cell>
          <table:table-cell office:value-type="float" office:value="17.908000000000001" table:formula="of:=MAX([Sheet1.H4:.L8])+MAX([Sheet1.H4:.L8])/10" table:style-name="ce5">
            <text:p>17.908</text:p>
          </table:table-cell>
          <table:table-cell office:value-type="float" office:value="5.46" table:formula="of:=[Sheet1.H6]" table:style-name="ce5">
            <text:p>5.46</text:p>
          </table:table-cell>
          <table:table-cell table:number-columns-repeated="4" table:style-name="ce5"/>
          <table:table-cell office:value-type="float" office:value="6.0000000000000005E-2" table:formula="of:=[Sheet1.H3]" table:style-name="ce5">
            <text:p>0.06</text:p>
          </table:table-cell>
          <table:table-cell table:number-columns-repeated="16376"/>
        </table:table-row>
        <table:table-row table:style-name="ro1">
          <table:table-cell office:value-type="float" office:value="20" table:formula="of:=[Sheet1.B7]" table:style-name="ce5">
            <text:p>20</text:p>
          </table:table-cell>
          <table:table-cell office:value-type="float" office:value="17.908000000000001" table:formula="of:=MAX([Sheet1.H4:.L8])+MAX([Sheet1.H4:.L8])/10" table:style-name="ce5">
            <text:p>17.908</text:p>
          </table:table-cell>
          <table:table-cell office:value-type="float" office:value="2.2799999999999998" table:formula="of:=[Sheet1.H7]" table:style-name="ce5">
            <text:p>2.28</text:p>
          </table:table-cell>
          <table:table-cell table:number-columns-repeated="5" table:style-name="ce5"/>
          <table:table-cell table:number-columns-repeated="16376"/>
        </table:table-row>
        <table:table-row table:style-name="ro1">
          <table:table-cell office:value-type="float" office:value="25" table:formula="of:=[Sheet1.B8]" table:style-name="ce5">
            <text:p>25</text:p>
          </table:table-cell>
          <table:table-cell office:value-type="float" office:value="17.908000000000001" table:formula="of:=MAX([Sheet1.H4:.L8])+MAX([Sheet1.H4:.L8])/10" table:style-name="ce5">
            <text:p>17.908</text:p>
          </table:table-cell>
          <table:table-cell office:value-type="float" office:value="0.79" table:formula="of:=[Sheet1.H8]" table:style-name="ce5">
            <text:p>0.79</text:p>
          </table:table-cell>
          <table:table-cell table:number-columns-repeated="5" table:style-name="ce5"/>
          <table:table-cell table:number-columns-repeated="16376"/>
        </table:table-row>
        <table:table-row table:style-name="ro1">
          <table:table-cell table:number-columns-repeated="8" table:style-name="ce5"/>
          <table:table-cell table:number-columns-repeated="16376"/>
        </table:table-row>
        <table:table-row table:style-name="ro1">
          <table:table-cell office:value-type="float" office:value="5" table:formula="of:=[Sheet1.B4]" table:style-name="ce5">
            <text:p>5</text:p>
          </table:table-cell>
          <table:table-cell office:value-type="float" office:value="17.908000000000001" table:formula="of:=MAX([Sheet1.H4:.L8])+MAX([Sheet1.H4:.L8])/10" table:style-name="ce5">
            <text:p>17.908</text:p>
          </table:table-cell>
          <table:table-cell table:style-name="ce5"/>
          <table:table-cell office:value-type="float" office:value="12.26" table:formula="of:=[Sheet1.I4]" table:style-name="ce5">
            <text:p>12.26</text:p>
          </table:table-cell>
          <table:table-cell table:number-columns-repeated="4" table:style-name="ce5"/>
          <table:table-cell table:number-columns-repeated="16376"/>
        </table:table-row>
        <table:table-row table:style-name="ro1">
          <table:table-cell office:value-type="float" office:value="10" table:formula="of:=[Sheet1.B5]" table:style-name="ce5">
            <text:p>10</text:p>
          </table:table-cell>
          <table:table-cell office:value-type="float" office:value="17.908000000000001" table:formula="of:=MAX([Sheet1.H4:.L8])+MAX([Sheet1.H4:.L8])/10" table:style-name="ce5">
            <text:p>17.908</text:p>
          </table:table-cell>
          <table:table-cell table:style-name="ce5"/>
          <table:table-cell office:value-type="float" office:value="10.53" table:formula="of:=[Sheet1.I5]" table:style-name="ce5">
            <text:p>10.53</text:p>
          </table:table-cell>
          <table:table-cell table:number-columns-repeated="4" table:style-name="ce5"/>
          <table:table-cell table:number-columns-repeated="16376"/>
        </table:table-row>
        <table:table-row table:style-name="ro1">
          <table:table-cell office:value-type="float" office:value="15" table:formula="of:=[Sheet1.B6]" table:style-name="ce5">
            <text:p>15</text:p>
          </table:table-cell>
          <table:table-cell office:value-type="float" office:value="17.908000000000001" table:formula="of:=MAX([Sheet1.H4:.L8])+MAX([Sheet1.H4:.L8])/10" table:style-name="ce5">
            <text:p>17.908</text:p>
          </table:table-cell>
          <table:table-cell table:style-name="ce5"/>
          <table:table-cell office:value-type="float" office:value="4.92" table:formula="of:=[Sheet1.I6]" table:style-name="ce5">
            <text:p>4.92</text:p>
          </table:table-cell>
          <table:table-cell table:number-columns-repeated="3" table:style-name="ce5"/>
          <table:table-cell office:value-type="float" office:value="7.0000000000000007E-2" table:formula="of:=[Sheet1.I3]" table:style-name="ce5">
            <text:p>0.07</text:p>
          </table:table-cell>
          <table:table-cell table:number-columns-repeated="16376"/>
        </table:table-row>
        <table:table-row table:style-name="ro1">
          <table:table-cell office:value-type="float" office:value="20" table:formula="of:=[Sheet1.B7]" table:style-name="ce5">
            <text:p>20</text:p>
          </table:table-cell>
          <table:table-cell office:value-type="float" office:value="17.908000000000001" table:formula="of:=MAX([Sheet1.H4:.L8])+MAX([Sheet1.H4:.L8])/10" table:style-name="ce5">
            <text:p>17.908</text:p>
          </table:table-cell>
          <table:table-cell table:style-name="ce5"/>
          <table:table-cell office:value-type="float" office:value="2.2599999999999998" table:formula="of:=[Sheet1.I7]" table:style-name="ce5">
            <text:p>2.26</text:p>
          </table:table-cell>
          <table:table-cell table:number-columns-repeated="4" table:style-name="ce5"/>
          <table:table-cell table:number-columns-repeated="16376"/>
        </table:table-row>
        <table:table-row table:style-name="ro1">
          <table:table-cell office:value-type="float" office:value="25" table:formula="of:=[Sheet1.B8]" table:style-name="ce5">
            <text:p>25</text:p>
          </table:table-cell>
          <table:table-cell office:value-type="float" office:value="17.908000000000001" table:formula="of:=MAX([Sheet1.H4:.L8])+MAX([Sheet1.H4:.L8])/10" table:style-name="ce5">
            <text:p>17.908</text:p>
          </table:table-cell>
          <table:table-cell table:style-name="ce5"/>
          <table:table-cell office:value-type="float" office:value="0.9" table:formula="of:=[Sheet1.I8]" table:style-name="ce5">
            <text:p>0.9</text:p>
          </table:table-cell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8" table:style-name="ce5"/>
          <table:table-cell table:number-columns-repeated="16376"/>
        </table:table-row>
        <table:table-row table:style-name="ro1">
          <table:table-cell office:value-type="float" office:value="5" table:formula="of:=[Sheet1.B4]" table:style-name="ce5">
            <text:p>5</text:p>
          </table:table-cell>
          <table:table-cell office:value-type="float" office:value="17.908000000000001" table:formula="of:=MAX([Sheet1.H4:.L8])+MAX([Sheet1.H4:.L8])/10" table:style-name="ce5">
            <text:p>17.908</text:p>
          </table:table-cell>
          <table:table-cell table:number-columns-repeated="2" table:style-name="ce5"/>
          <table:table-cell office:value-type="float" office:value="13.94" table:formula="of:=[Sheet1.J4]" table:style-name="ce5">
            <text:p>13.94</text:p>
          </table:table-cell>
          <table:table-cell table:number-columns-repeated="3" table:style-name="ce5"/>
          <table:table-cell table:number-columns-repeated="16376"/>
        </table:table-row>
        <table:table-row table:style-name="ro1">
          <table:table-cell office:value-type="float" office:value="10" table:formula="of:=[Sheet1.B5]" table:style-name="ce5">
            <text:p>10</text:p>
          </table:table-cell>
          <table:table-cell office:value-type="float" office:value="17.908000000000001" table:formula="of:=MAX([Sheet1.H4:.L8])+MAX([Sheet1.H4:.L8])/10" table:style-name="ce5">
            <text:p>17.908</text:p>
          </table:table-cell>
          <table:table-cell table:number-columns-repeated="2" table:style-name="ce5"/>
          <table:table-cell office:value-type="float" office:value="11.61" table:formula="of:=[Sheet1.J5]" table:style-name="ce5">
            <text:p>11.61</text:p>
          </table:table-cell>
          <table:table-cell table:number-columns-repeated="3" table:style-name="ce5"/>
          <table:table-cell table:number-columns-repeated="16376"/>
        </table:table-row>
        <table:table-row table:style-name="ro1">
          <table:table-cell office:value-type="float" office:value="15" table:formula="of:=[Sheet1.B6]" table:style-name="ce5">
            <text:p>15</text:p>
          </table:table-cell>
          <table:table-cell office:value-type="float" office:value="17.908000000000001" table:formula="of:=MAX([Sheet1.H4:.L8])+MAX([Sheet1.H4:.L8])/10" table:style-name="ce5">
            <text:p>17.908</text:p>
          </table:table-cell>
          <table:table-cell table:number-columns-repeated="2" table:style-name="ce5"/>
          <table:table-cell office:value-type="float" office:value="5.74" table:formula="of:=[Sheet1.J6]" table:style-name="ce5">
            <text:p>5.74</text:p>
          </table:table-cell>
          <table:table-cell table:number-columns-repeated="2" table:style-name="ce5"/>
          <table:table-cell office:value-type="float" office:value="0.08" table:formula="of:=[Sheet1.J3]" table:style-name="ce5">
            <text:p>0.08</text:p>
          </table:table-cell>
          <table:table-cell table:number-columns-repeated="16376"/>
        </table:table-row>
        <table:table-row table:style-name="ro1">
          <table:table-cell office:value-type="float" office:value="20" table:formula="of:=[Sheet1.B7]" table:style-name="ce5">
            <text:p>20</text:p>
          </table:table-cell>
          <table:table-cell office:value-type="float" office:value="17.908000000000001" table:formula="of:=MAX([Sheet1.H4:.L8])+MAX([Sheet1.H4:.L8])/10" table:style-name="ce5">
            <text:p>17.908</text:p>
          </table:table-cell>
          <table:table-cell table:number-columns-repeated="2" table:style-name="ce5"/>
          <table:table-cell office:value-type="float" office:value="2.84" table:formula="of:=[Sheet1.J7]" table:style-name="ce5">
            <text:p>2.84</text:p>
          </table:table-cell>
          <table:table-cell table:number-columns-repeated="3" table:style-name="ce5"/>
          <table:table-cell table:number-columns-repeated="16376"/>
        </table:table-row>
        <table:table-row table:style-name="ro1">
          <table:table-cell office:value-type="float" office:value="25" table:formula="of:=[Sheet1.B8]" table:style-name="ce5">
            <text:p>25</text:p>
          </table:table-cell>
          <table:table-cell office:value-type="float" office:value="17.908000000000001" table:formula="of:=MAX([Sheet1.H4:.L8])+MAX([Sheet1.H4:.L8])/10" table:style-name="ce5">
            <text:p>17.908</text:p>
          </table:table-cell>
          <table:table-cell table:number-columns-repeated="2" table:style-name="ce5"/>
          <table:table-cell office:value-type="float" office:value="1.1599999999999999" table:formula="of:=[Sheet1.J8]" table:style-name="ce5">
            <text:p>1.16</text:p>
          </table:table-cell>
          <table:table-cell table:number-columns-repeated="3" table:style-name="ce5"/>
          <table:table-cell table:number-columns-repeated="16376"/>
        </table:table-row>
        <table:table-row table:style-name="ro1">
          <table:table-cell table:number-columns-repeated="8" table:style-name="ce5"/>
          <table:table-cell table:number-columns-repeated="16376"/>
        </table:table-row>
        <table:table-row table:style-name="ro1">
          <table:table-cell office:value-type="float" office:value="5" table:formula="of:=[Sheet1.B4]" table:style-name="ce5">
            <text:p>5</text:p>
          </table:table-cell>
          <table:table-cell office:value-type="float" office:value="17.908000000000001" table:formula="of:=MAX([Sheet1.H4:.L8])+MAX([Sheet1.H4:.L8])/10" table:style-name="ce5">
            <text:p>17.908</text:p>
          </table:table-cell>
          <table:table-cell table:number-columns-repeated="3" table:style-name="ce5"/>
          <table:table-cell office:value-type="float" office:value="15.03" table:formula="of:=[Sheet1.K4]" table:style-name="ce5">
            <text:p>15.03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office:value-type="float" office:value="10" table:formula="of:=[Sheet1.B5]" table:style-name="ce5">
            <text:p>10</text:p>
          </table:table-cell>
          <table:table-cell office:value-type="float" office:value="17.908000000000001" table:formula="of:=MAX([Sheet1.H4:.L8])+MAX([Sheet1.H4:.L8])/10" table:style-name="ce5">
            <text:p>17.908</text:p>
          </table:table-cell>
          <table:table-cell table:number-columns-repeated="3" table:style-name="ce5"/>
          <table:table-cell office:value-type="float" office:value="12.98" table:formula="of:=[Sheet1.K5]" table:style-name="ce5">
            <text:p>12.98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office:value-type="float" office:value="15" table:formula="of:=[Sheet1.B6]" table:style-name="ce5">
            <text:p>15</text:p>
          </table:table-cell>
          <table:table-cell office:value-type="float" office:value="17.908000000000001" table:formula="of:=MAX([Sheet1.H4:.L8])+MAX([Sheet1.H4:.L8])/10" table:style-name="ce5">
            <text:p>17.908</text:p>
          </table:table-cell>
          <table:table-cell table:number-columns-repeated="3" table:style-name="ce5"/>
          <table:table-cell office:value-type="float" office:value="6.12" table:formula="of:=[Sheet1.K6]" table:style-name="ce5">
            <text:p>6.12</text:p>
          </table:table-cell>
          <table:table-cell table:style-name="ce5"/>
          <table:table-cell office:value-type="float" office:value="0.09" table:formula="of:=[Sheet1.K3]" table:style-name="ce5">
            <text:p>0.09</text:p>
          </table:table-cell>
          <table:table-cell table:number-columns-repeated="16376"/>
        </table:table-row>
        <table:table-row table:style-name="ro1">
          <table:table-cell office:value-type="float" office:value="20" table:formula="of:=[Sheet1.B7]" table:style-name="ce5">
            <text:p>20</text:p>
          </table:table-cell>
          <table:table-cell office:value-type="float" office:value="17.908000000000001" table:formula="of:=MAX([Sheet1.H4:.L8])+MAX([Sheet1.H4:.L8])/10" table:style-name="ce5">
            <text:p>17.908</text:p>
          </table:table-cell>
          <table:table-cell table:number-columns-repeated="3" table:style-name="ce5"/>
          <table:table-cell office:value-type="float" office:value="2.67" table:formula="of:=[Sheet1.K7]" table:style-name="ce5">
            <text:p>2.67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office:value-type="float" office:value="25" table:formula="of:=[Sheet1.B8]" table:style-name="ce5">
            <text:p>25</text:p>
          </table:table-cell>
          <table:table-cell office:value-type="float" office:value="17.908000000000001" table:formula="of:=MAX([Sheet1.H4:.L8])+MAX([Sheet1.H4:.L8])/10" table:style-name="ce5">
            <text:p>17.908</text:p>
          </table:table-cell>
          <table:table-cell table:number-columns-repeated="3" table:style-name="ce5"/>
          <table:table-cell office:value-type="float" office:value="1.07" table:formula="of:=[Sheet1.K8]" table:style-name="ce5">
            <text:p>1.07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table:number-columns-repeated="8" table:style-name="ce5"/>
          <table:table-cell table:number-columns-repeated="16376"/>
        </table:table-row>
        <table:table-row table:style-name="ro1">
          <table:table-cell office:value-type="float" office:value="5" table:formula="of:=[Sheet1.B4]" table:style-name="ce5">
            <text:p>5</text:p>
          </table:table-cell>
          <table:table-cell office:value-type="float" office:value="17.908000000000001" table:formula="of:=MAX([Sheet1.H4:.L8])+MAX([Sheet1.H4:.L8])/10" table:style-name="ce5">
            <text:p>17.908</text:p>
          </table:table-cell>
          <table:table-cell table:number-columns-repeated="4" table:style-name="ce5"/>
          <table:table-cell office:value-type="float" office:value="16.28" table:formula="of:=[Sheet1.L4]" table:style-name="ce5">
            <text:p>16.28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float" office:value="10" table:formula="of:=[Sheet1.B5]" table:style-name="ce5">
            <text:p>10</text:p>
          </table:table-cell>
          <table:table-cell office:value-type="float" office:value="17.908000000000001" table:formula="of:=MAX([Sheet1.H4:.L8])+MAX([Sheet1.H4:.L8])/10" table:style-name="ce5">
            <text:p>17.908</text:p>
          </table:table-cell>
          <table:table-cell table:number-columns-repeated="4" table:style-name="ce5"/>
          <table:table-cell office:value-type="float" office:value="13.73" table:formula="of:=[Sheet1.L5]" table:style-name="ce5">
            <text:p>13.73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float" office:value="15" table:formula="of:=[Sheet1.B6]" table:style-name="ce5">
            <text:p>15</text:p>
          </table:table-cell>
          <table:table-cell office:value-type="float" office:value="17.908000000000001" table:formula="of:=MAX([Sheet1.H4:.L8])+MAX([Sheet1.H4:.L8])/10" table:style-name="ce5">
            <text:p>17.908</text:p>
          </table:table-cell>
          <table:table-cell table:number-columns-repeated="4" table:style-name="ce5"/>
          <table:table-cell office:value-type="float" office:value="6.4" table:formula="of:=[Sheet1.L6]" table:style-name="ce5">
            <text:p>6.4</text:p>
          </table:table-cell>
          <table:table-cell office:value-type="float" office:value="9.9999999999999992E-2" table:formula="of:=[Sheet1.L3]" table:style-name="ce5">
            <text:p>0.1</text:p>
          </table:table-cell>
          <table:table-cell table:number-columns-repeated="16376"/>
        </table:table-row>
        <table:table-row table:style-name="ro1">
          <table:table-cell office:value-type="float" office:value="20" table:formula="of:=[Sheet1.B7]" table:style-name="ce5">
            <text:p>20</text:p>
          </table:table-cell>
          <table:table-cell office:value-type="float" office:value="17.908000000000001" table:formula="of:=MAX([Sheet1.H4:.L8])+MAX([Sheet1.H4:.L8])/10" table:style-name="ce5">
            <text:p>17.908</text:p>
          </table:table-cell>
          <table:table-cell table:number-columns-repeated="4" table:style-name="ce5"/>
          <table:table-cell office:value-type="float" office:value="3.07" table:formula="of:=[Sheet1.L7]" table:style-name="ce5">
            <text:p>3.07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float" office:value="25" table:formula="of:=[Sheet1.B8]" table:style-name="ce5">
            <text:p>25</text:p>
          </table:table-cell>
          <table:table-cell office:value-type="float" office:value="17.908000000000001" table:formula="of:=MAX([Sheet1.H4:.L8])+MAX([Sheet1.H4:.L8])/10" table:style-name="ce5">
            <text:p>17.908</text:p>
          </table:table-cell>
          <table:table-cell table:number-columns-repeated="4" table:style-name="ce5"/>
          <table:table-cell office:value-type="float" office:value="1.1299999999999999" table:formula="of:=[Sheet1.L8]" table:style-name="ce5">
            <text:p>1.13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">
            <text:p>Note: This set of data is generated when you create a multi series area chart, so please do not modify or delete it to avoid causing a difference arrow chart erro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" table:formula="of:=[Sheet1.B44]" table:style-name="ce5">
            <text:p>5</text:p>
          </table:table-cell>
          <table:table-cell office:value-type="float" office:value="3.3000000000000002E-2" table:formula="of:=MAX([Sheet1.C44:.G48])+MAX([Sheet1.C44:.G48])/10" table:style-name="ce5">
            <text:p>0.033</text:p>
          </table:table-cell>
          <table:table-cell office:value-type="float" office:value="0" table:formula="of:=[Sheet1.C44]" table:style-name="ce5">
            <text:p>0</text:p>
          </table:table-cell>
          <table:table-cell table:number-columns-repeated="5" table:style-name="ce5"/>
          <table:table-cell table:number-columns-repeated="16376"/>
        </table:table-row>
        <table:table-row table:style-name="ro1">
          <table:table-cell office:value-type="float" office:value="10" table:formula="of:=[Sheet1.B45]" table:style-name="ce5">
            <text:p>10</text:p>
          </table:table-cell>
          <table:table-cell office:value-type="float" office:value="3.3000000000000002E-2" table:formula="of:=MAX([Sheet1.C44:.G48])+MAX([Sheet1.C44:.G48])/10" table:style-name="ce5">
            <text:p>0.033</text:p>
          </table:table-cell>
          <table:table-cell office:value-type="float" office:value="0" table:formula="of:=[Sheet1.C45]" table:style-name="ce5">
            <text:p>0</text:p>
          </table:table-cell>
          <table:table-cell table:number-columns-repeated="5" table:style-name="ce5"/>
          <table:table-cell table:number-columns-repeated="16376"/>
        </table:table-row>
        <table:table-row table:style-name="ro1">
          <table:table-cell office:value-type="float" office:value="15" table:formula="of:=[Sheet1.B46]" table:style-name="ce5">
            <text:p>15</text:p>
          </table:table-cell>
          <table:table-cell office:value-type="float" office:value="3.3000000000000002E-2" table:formula="of:=MAX([Sheet1.C44:.G48])+MAX([Sheet1.C44:.G48])/10" table:style-name="ce5">
            <text:p>0.033</text:p>
          </table:table-cell>
          <table:table-cell office:value-type="float" office:value="0" table:formula="of:=[Sheet1.C46]" table:style-name="ce5">
            <text:p>0</text:p>
          </table:table-cell>
          <table:table-cell table:number-columns-repeated="4" table:style-name="ce5"/>
          <table:table-cell office:value-type="float" office:value="0.01" table:formula="of:=[Sheet1.C43]" table:style-name="ce5">
            <text:p>0.01</text:p>
          </table:table-cell>
          <table:table-cell table:number-columns-repeated="16376"/>
        </table:table-row>
        <table:table-row table:style-name="ro1">
          <table:table-cell office:value-type="float" office:value="20" table:formula="of:=[Sheet1.B47]" table:style-name="ce5">
            <text:p>20</text:p>
          </table:table-cell>
          <table:table-cell office:value-type="float" office:value="3.3000000000000002E-2" table:formula="of:=MAX([Sheet1.C44:.G48])+MAX([Sheet1.C44:.G48])/10" table:style-name="ce5">
            <text:p>0.033</text:p>
          </table:table-cell>
          <table:table-cell office:value-type="float" office:value="0" table:formula="of:=[Sheet1.C47]" table:style-name="ce5">
            <text:p>0</text:p>
          </table:table-cell>
          <table:table-cell table:number-columns-repeated="5" table:style-name="ce5"/>
          <table:table-cell table:number-columns-repeated="16376"/>
        </table:table-row>
        <table:table-row table:style-name="ro1">
          <table:table-cell office:value-type="float" office:value="25" table:formula="of:=[Sheet1.B48]" table:style-name="ce5">
            <text:p>25</text:p>
          </table:table-cell>
          <table:table-cell office:value-type="float" office:value="3.3000000000000002E-2" table:formula="of:=MAX([Sheet1.C44:.G48])+MAX([Sheet1.C44:.G48])/10" table:style-name="ce5">
            <text:p>0.033</text:p>
          </table:table-cell>
          <table:table-cell office:value-type="float" office:value="0" table:formula="of:=[Sheet1.C48]" table:style-name="ce5">
            <text:p>0</text:p>
          </table:table-cell>
          <table:table-cell table:number-columns-repeated="5" table:style-name="ce5"/>
          <table:table-cell table:number-columns-repeated="16376"/>
        </table:table-row>
        <table:table-row table:style-name="ro1">
          <table:table-cell table:number-columns-repeated="8" table:style-name="ce5"/>
          <table:table-cell table:number-columns-repeated="16376"/>
        </table:table-row>
        <table:table-row table:style-name="ro1">
          <table:table-cell office:value-type="float" office:value="5" table:formula="of:=[Sheet1.B44]" table:style-name="ce5">
            <text:p>5</text:p>
          </table:table-cell>
          <table:table-cell office:value-type="float" office:value="3.3000000000000002E-2" table:formula="of:=MAX([Sheet1.C44:.G48])+MAX([Sheet1.C44:.G48])/10" table:style-name="ce5">
            <text:p>0.033</text:p>
          </table:table-cell>
          <table:table-cell table:style-name="ce5"/>
          <table:table-cell office:value-type="float" office:value="0" table:formula="of:=[Sheet1.D44]" table:style-name="ce5">
            <text:p>0</text:p>
          </table:table-cell>
          <table:table-cell table:number-columns-repeated="4" table:style-name="ce5"/>
          <table:table-cell table:number-columns-repeated="16376"/>
        </table:table-row>
        <table:table-row table:style-name="ro1">
          <table:table-cell office:value-type="float" office:value="10" table:formula="of:=[Sheet1.B45]" table:style-name="ce5">
            <text:p>10</text:p>
          </table:table-cell>
          <table:table-cell office:value-type="float" office:value="3.3000000000000002E-2" table:formula="of:=MAX([Sheet1.C44:.G48])+MAX([Sheet1.C44:.G48])/10" table:style-name="ce5">
            <text:p>0.033</text:p>
          </table:table-cell>
          <table:table-cell table:style-name="ce5"/>
          <table:table-cell office:value-type="float" office:value="0" table:formula="of:=[Sheet1.D45]" table:style-name="ce5">
            <text:p>0</text:p>
          </table:table-cell>
          <table:table-cell table:number-columns-repeated="4" table:style-name="ce5"/>
          <table:table-cell table:number-columns-repeated="16376"/>
        </table:table-row>
        <table:table-row table:style-name="ro1">
          <table:table-cell office:value-type="float" office:value="15" table:formula="of:=[Sheet1.B46]" table:style-name="ce5">
            <text:p>15</text:p>
          </table:table-cell>
          <table:table-cell office:value-type="float" office:value="3.3000000000000002E-2" table:formula="of:=MAX([Sheet1.C44:.G48])+MAX([Sheet1.C44:.G48])/10" table:style-name="ce5">
            <text:p>0.033</text:p>
          </table:table-cell>
          <table:table-cell table:style-name="ce5"/>
          <table:table-cell office:value-type="float" office:value="0.01" table:formula="of:=[Sheet1.D46]" table:style-name="ce5">
            <text:p>0.01</text:p>
          </table:table-cell>
          <table:table-cell table:number-columns-repeated="3" table:style-name="ce5"/>
          <table:table-cell office:value-type="float" office:value="0.02" table:formula="of:=[Sheet1.D43]" table:style-name="ce5">
            <text:p>0.02</text:p>
          </table:table-cell>
          <table:table-cell table:number-columns-repeated="16376"/>
        </table:table-row>
        <table:table-row table:style-name="ro1">
          <table:table-cell office:value-type="float" office:value="20" table:formula="of:=[Sheet1.B47]" table:style-name="ce5">
            <text:p>20</text:p>
          </table:table-cell>
          <table:table-cell office:value-type="float" office:value="3.3000000000000002E-2" table:formula="of:=MAX([Sheet1.C44:.G48])+MAX([Sheet1.C44:.G48])/10" table:style-name="ce5">
            <text:p>0.033</text:p>
          </table:table-cell>
          <table:table-cell table:style-name="ce5"/>
          <table:table-cell office:value-type="float" office:value="0.02" table:formula="of:=[Sheet1.D47]" table:style-name="ce5">
            <text:p>0.02</text:p>
          </table:table-cell>
          <table:table-cell table:number-columns-repeated="4" table:style-name="ce5"/>
          <table:table-cell table:number-columns-repeated="16376"/>
        </table:table-row>
        <table:table-row table:style-name="ro1">
          <table:table-cell office:value-type="float" office:value="25" table:formula="of:=[Sheet1.B48]" table:style-name="ce5">
            <text:p>25</text:p>
          </table:table-cell>
          <table:table-cell office:value-type="float" office:value="3.3000000000000002E-2" table:formula="of:=MAX([Sheet1.C44:.G48])+MAX([Sheet1.C44:.G48])/10" table:style-name="ce5">
            <text:p>0.033</text:p>
          </table:table-cell>
          <table:table-cell table:style-name="ce5"/>
          <table:table-cell office:value-type="float" office:value="0.02" table:formula="of:=[Sheet1.D48]" table:style-name="ce5">
            <text:p>0.02</text:p>
          </table:table-cell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8" table:style-name="ce5"/>
          <table:table-cell table:number-columns-repeated="16376"/>
        </table:table-row>
        <table:table-row table:style-name="ro1">
          <table:table-cell office:value-type="float" office:value="5" table:formula="of:=[Sheet1.B44]" table:style-name="ce5">
            <text:p>5</text:p>
          </table:table-cell>
          <table:table-cell office:value-type="float" office:value="3.3000000000000002E-2" table:formula="of:=MAX([Sheet1.C44:.G48])+MAX([Sheet1.C44:.G48])/10" table:style-name="ce5">
            <text:p>0.033</text:p>
          </table:table-cell>
          <table:table-cell table:number-columns-repeated="2" table:style-name="ce5"/>
          <table:table-cell office:value-type="float" office:value="0" table:formula="of:=[Sheet1.E44]" table:style-name="ce5">
            <text:p>0</text:p>
          </table:table-cell>
          <table:table-cell table:number-columns-repeated="3" table:style-name="ce5"/>
          <table:table-cell table:number-columns-repeated="16376"/>
        </table:table-row>
        <table:table-row table:style-name="ro1">
          <table:table-cell office:value-type="float" office:value="10" table:formula="of:=[Sheet1.B45]" table:style-name="ce5">
            <text:p>10</text:p>
          </table:table-cell>
          <table:table-cell office:value-type="float" office:value="3.3000000000000002E-2" table:formula="of:=MAX([Sheet1.C44:.G48])+MAX([Sheet1.C44:.G48])/10" table:style-name="ce5">
            <text:p>0.033</text:p>
          </table:table-cell>
          <table:table-cell table:number-columns-repeated="2" table:style-name="ce5"/>
          <table:table-cell office:value-type="float" office:value="0" table:formula="of:=[Sheet1.E45]" table:style-name="ce5">
            <text:p>0</text:p>
          </table:table-cell>
          <table:table-cell table:number-columns-repeated="3" table:style-name="ce5"/>
          <table:table-cell table:number-columns-repeated="16376"/>
        </table:table-row>
        <table:table-row table:style-name="ro1">
          <table:table-cell office:value-type="float" office:value="15" table:formula="of:=[Sheet1.B46]" table:style-name="ce5">
            <text:p>15</text:p>
          </table:table-cell>
          <table:table-cell office:value-type="float" office:value="3.3000000000000002E-2" table:formula="of:=MAX([Sheet1.C44:.G48])+MAX([Sheet1.C44:.G48])/10" table:style-name="ce5">
            <text:p>0.033</text:p>
          </table:table-cell>
          <table:table-cell table:number-columns-repeated="2" table:style-name="ce5"/>
          <table:table-cell office:value-type="float" office:value="0" table:formula="of:=[Sheet1.E46]" table:style-name="ce5">
            <text:p>0</text:p>
          </table:table-cell>
          <table:table-cell table:number-columns-repeated="2" table:style-name="ce5"/>
          <table:table-cell office:value-type="float" office:value="0.03" table:formula="of:=[Sheet1.E43]" table:style-name="ce5">
            <text:p>0.03</text:p>
          </table:table-cell>
          <table:table-cell table:number-columns-repeated="16376"/>
        </table:table-row>
        <table:table-row table:style-name="ro1">
          <table:table-cell office:value-type="float" office:value="20" table:formula="of:=[Sheet1.B47]" table:style-name="ce5">
            <text:p>20</text:p>
          </table:table-cell>
          <table:table-cell office:value-type="float" office:value="3.3000000000000002E-2" table:formula="of:=MAX([Sheet1.C44:.G48])+MAX([Sheet1.C44:.G48])/10" table:style-name="ce5">
            <text:p>0.033</text:p>
          </table:table-cell>
          <table:table-cell table:number-columns-repeated="2" table:style-name="ce5"/>
          <table:table-cell office:value-type="float" office:value="0" table:formula="of:=[Sheet1.E47]" table:style-name="ce5">
            <text:p>0</text:p>
          </table:table-cell>
          <table:table-cell table:number-columns-repeated="3" table:style-name="ce5"/>
          <table:table-cell table:number-columns-repeated="16376"/>
        </table:table-row>
        <table:table-row table:style-name="ro1">
          <table:table-cell office:value-type="float" office:value="25" table:formula="of:=[Sheet1.B48]" table:style-name="ce5">
            <text:p>25</text:p>
          </table:table-cell>
          <table:table-cell office:value-type="float" office:value="3.3000000000000002E-2" table:formula="of:=MAX([Sheet1.C44:.G48])+MAX([Sheet1.C44:.G48])/10" table:style-name="ce5">
            <text:p>0.033</text:p>
          </table:table-cell>
          <table:table-cell table:number-columns-repeated="2" table:style-name="ce5"/>
          <table:table-cell office:value-type="float" office:value="0.02" table:formula="of:=[Sheet1.E48]" table:style-name="ce5">
            <text:p>0.02</text:p>
          </table:table-cell>
          <table:table-cell table:number-columns-repeated="3" table:style-name="ce5"/>
          <table:table-cell table:number-columns-repeated="16376"/>
        </table:table-row>
        <table:table-row table:style-name="ro1">
          <table:table-cell table:number-columns-repeated="8" table:style-name="ce5"/>
          <table:table-cell table:number-columns-repeated="16376"/>
        </table:table-row>
        <table:table-row table:style-name="ro1">
          <table:table-cell office:value-type="float" office:value="5" table:formula="of:=[Sheet1.B44]" table:style-name="ce5">
            <text:p>5</text:p>
          </table:table-cell>
          <table:table-cell office:value-type="float" office:value="3.3000000000000002E-2" table:formula="of:=MAX([Sheet1.C44:.G48])+MAX([Sheet1.C44:.G48])/10" table:style-name="ce5">
            <text:p>0.033</text:p>
          </table:table-cell>
          <table:table-cell table:number-columns-repeated="3" table:style-name="ce5"/>
          <table:table-cell office:value-type="float" office:value="0" table:formula="of:=[Sheet1.F44]" table:style-name="ce5">
            <text:p>0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office:value-type="float" office:value="10" table:formula="of:=[Sheet1.B45]" table:style-name="ce5">
            <text:p>10</text:p>
          </table:table-cell>
          <table:table-cell office:value-type="float" office:value="3.3000000000000002E-2" table:formula="of:=MAX([Sheet1.C44:.G48])+MAX([Sheet1.C44:.G48])/10" table:style-name="ce5">
            <text:p>0.033</text:p>
          </table:table-cell>
          <table:table-cell table:number-columns-repeated="3" table:style-name="ce5"/>
          <table:table-cell office:value-type="float" office:value="0" table:formula="of:=[Sheet1.F45]" table:style-name="ce5">
            <text:p>0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office:value-type="float" office:value="15" table:formula="of:=[Sheet1.B46]" table:style-name="ce5">
            <text:p>15</text:p>
          </table:table-cell>
          <table:table-cell office:value-type="float" office:value="3.3000000000000002E-2" table:formula="of:=MAX([Sheet1.C44:.G48])+MAX([Sheet1.C44:.G48])/10" table:style-name="ce5">
            <text:p>0.033</text:p>
          </table:table-cell>
          <table:table-cell table:number-columns-repeated="3" table:style-name="ce5"/>
          <table:table-cell office:value-type="float" office:value="0.01" table:formula="of:=[Sheet1.F46]" table:style-name="ce5">
            <text:p>0.01</text:p>
          </table:table-cell>
          <table:table-cell table:style-name="ce5"/>
          <table:table-cell office:value-type="float" office:value="0.04" table:formula="of:=[Sheet1.F43]" table:style-name="ce5">
            <text:p>0.04</text:p>
          </table:table-cell>
          <table:table-cell table:number-columns-repeated="16376"/>
        </table:table-row>
        <table:table-row table:style-name="ro1">
          <table:table-cell office:value-type="float" office:value="20" table:formula="of:=[Sheet1.B47]" table:style-name="ce5">
            <text:p>20</text:p>
          </table:table-cell>
          <table:table-cell office:value-type="float" office:value="3.3000000000000002E-2" table:formula="of:=MAX([Sheet1.C44:.G48])+MAX([Sheet1.C44:.G48])/10" table:style-name="ce5">
            <text:p>0.033</text:p>
          </table:table-cell>
          <table:table-cell table:number-columns-repeated="3" table:style-name="ce5"/>
          <table:table-cell office:value-type="float" office:value="0" table:formula="of:=[Sheet1.F47]" table:style-name="ce5">
            <text:p>0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office:value-type="float" office:value="25" table:formula="of:=[Sheet1.B48]" table:style-name="ce5">
            <text:p>25</text:p>
          </table:table-cell>
          <table:table-cell office:value-type="float" office:value="3.3000000000000002E-2" table:formula="of:=MAX([Sheet1.C44:.G48])+MAX([Sheet1.C44:.G48])/10" table:style-name="ce5">
            <text:p>0.033</text:p>
          </table:table-cell>
          <table:table-cell table:number-columns-repeated="3" table:style-name="ce5"/>
          <table:table-cell office:value-type="float" office:value="0.03" table:formula="of:=[Sheet1.F48]" table:style-name="ce5">
            <text:p>0.03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table:number-columns-repeated="8" table:style-name="ce5"/>
          <table:table-cell table:number-columns-repeated="16376"/>
        </table:table-row>
        <table:table-row table:style-name="ro1">
          <table:table-cell office:value-type="float" office:value="5" table:formula="of:=[Sheet1.B44]" table:style-name="ce5">
            <text:p>5</text:p>
          </table:table-cell>
          <table:table-cell office:value-type="float" office:value="3.3000000000000002E-2" table:formula="of:=MAX([Sheet1.C44:.G48])+MAX([Sheet1.C44:.G48])/10" table:style-name="ce5">
            <text:p>0.033</text:p>
          </table:table-cell>
          <table:table-cell table:number-columns-repeated="4" table:style-name="ce5"/>
          <table:table-cell office:value-type="float" office:value="0" table:formula="of:=[Sheet1.G44]" table:style-name="ce5">
            <text:p>0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float" office:value="10" table:formula="of:=[Sheet1.B45]" table:style-name="ce5">
            <text:p>10</text:p>
          </table:table-cell>
          <table:table-cell office:value-type="float" office:value="3.3000000000000002E-2" table:formula="of:=MAX([Sheet1.C44:.G48])+MAX([Sheet1.C44:.G48])/10" table:style-name="ce5">
            <text:p>0.033</text:p>
          </table:table-cell>
          <table:table-cell table:number-columns-repeated="4" table:style-name="ce5"/>
          <table:table-cell office:value-type="float" office:value="0.01" table:formula="of:=[Sheet1.G45]" table:style-name="ce5">
            <text:p>0.01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float" office:value="15" table:formula="of:=[Sheet1.B46]" table:style-name="ce5">
            <text:p>15</text:p>
          </table:table-cell>
          <table:table-cell office:value-type="float" office:value="3.3000000000000002E-2" table:formula="of:=MAX([Sheet1.C44:.G48])+MAX([Sheet1.C44:.G48])/10" table:style-name="ce5">
            <text:p>0.033</text:p>
          </table:table-cell>
          <table:table-cell table:number-columns-repeated="4" table:style-name="ce5"/>
          <table:table-cell office:value-type="float" office:value="0.03" table:formula="of:=[Sheet1.G46]" table:style-name="ce5">
            <text:p>0.03</text:p>
          </table:table-cell>
          <table:table-cell office:value-type="float" office:value="0.05" table:formula="of:=[Sheet1.G43]" table:style-name="ce5">
            <text:p>0.05</text:p>
          </table:table-cell>
          <table:table-cell table:number-columns-repeated="16376"/>
        </table:table-row>
        <table:table-row table:style-name="ro1">
          <table:table-cell office:value-type="float" office:value="20" table:formula="of:=[Sheet1.B47]" table:style-name="ce5">
            <text:p>20</text:p>
          </table:table-cell>
          <table:table-cell office:value-type="float" office:value="3.3000000000000002E-2" table:formula="of:=MAX([Sheet1.C44:.G48])+MAX([Sheet1.C44:.G48])/10" table:style-name="ce5">
            <text:p>0.033</text:p>
          </table:table-cell>
          <table:table-cell table:number-columns-repeated="4" table:style-name="ce5"/>
          <table:table-cell office:value-type="float" office:value="0.02" table:formula="of:=[Sheet1.G47]" table:style-name="ce5">
            <text:p>0.02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float" office:value="25" table:formula="of:=[Sheet1.B48]" table:style-name="ce5">
            <text:p>25</text:p>
          </table:table-cell>
          <table:table-cell office:value-type="float" office:value="3.3000000000000002E-2" table:formula="of:=MAX([Sheet1.C44:.G48])+MAX([Sheet1.C44:.G48])/10" table:style-name="ce5">
            <text:p>0.033</text:p>
          </table:table-cell>
          <table:table-cell table:number-columns-repeated="4" table:style-name="ce5"/>
          <table:table-cell office:value-type="float" office:value="0.01" table:formula="of:=[Sheet1.G48]" table:style-name="ce5">
            <text:p>0.01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">
            <text:p>Note: This set of data is generated when you create a multi series area chart, so please do not modify or delete it to avoid causing a difference arrow chart erro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" table:formula="of:=[Sheet1.B44]" table:style-name="ce5">
            <text:p>5</text:p>
          </table:table-cell>
          <table:table-cell office:value-type="float" office:value="3.3000000000000002E-2" table:formula="of:=MAX([Sheet1.H44:.L48])+MAX([Sheet1.H44:.L48])/10" table:style-name="ce5">
            <text:p>0.033</text:p>
          </table:table-cell>
          <table:table-cell office:value-type="float" office:value="0" table:formula="of:=[Sheet1.H44]" table:style-name="ce5">
            <text:p>0</text:p>
          </table:table-cell>
          <table:table-cell table:number-columns-repeated="5" table:style-name="ce5"/>
          <table:table-cell table:number-columns-repeated="16376"/>
        </table:table-row>
        <table:table-row table:style-name="ro1">
          <table:table-cell office:value-type="float" office:value="10" table:formula="of:=[Sheet1.B45]" table:style-name="ce5">
            <text:p>10</text:p>
          </table:table-cell>
          <table:table-cell office:value-type="float" office:value="3.3000000000000002E-2" table:formula="of:=MAX([Sheet1.H44:.L48])+MAX([Sheet1.H44:.L48])/10" table:style-name="ce5">
            <text:p>0.033</text:p>
          </table:table-cell>
          <table:table-cell office:value-type="float" office:value="0" table:formula="of:=[Sheet1.H45]" table:style-name="ce5">
            <text:p>0</text:p>
          </table:table-cell>
          <table:table-cell table:number-columns-repeated="5" table:style-name="ce5"/>
          <table:table-cell table:number-columns-repeated="16376"/>
        </table:table-row>
        <table:table-row table:style-name="ro1">
          <table:table-cell office:value-type="float" office:value="15" table:formula="of:=[Sheet1.B46]" table:style-name="ce5">
            <text:p>15</text:p>
          </table:table-cell>
          <table:table-cell office:value-type="float" office:value="3.3000000000000002E-2" table:formula="of:=MAX([Sheet1.H44:.L48])+MAX([Sheet1.H44:.L48])/10" table:style-name="ce5">
            <text:p>0.033</text:p>
          </table:table-cell>
          <table:table-cell office:value-type="float" office:value="0.01" table:formula="of:=[Sheet1.H46]" table:style-name="ce5">
            <text:p>0.01</text:p>
          </table:table-cell>
          <table:table-cell table:number-columns-repeated="4" table:style-name="ce5"/>
          <table:table-cell office:value-type="float" office:value="6.0000000000000005E-2" table:formula="of:=[Sheet1.H43]" table:style-name="ce5">
            <text:p>0.06</text:p>
          </table:table-cell>
          <table:table-cell table:number-columns-repeated="16376"/>
        </table:table-row>
        <table:table-row table:style-name="ro1">
          <table:table-cell office:value-type="float" office:value="20" table:formula="of:=[Sheet1.B47]" table:style-name="ce5">
            <text:p>20</text:p>
          </table:table-cell>
          <table:table-cell office:value-type="float" office:value="3.3000000000000002E-2" table:formula="of:=MAX([Sheet1.H44:.L48])+MAX([Sheet1.H44:.L48])/10" table:style-name="ce5">
            <text:p>0.033</text:p>
          </table:table-cell>
          <table:table-cell office:value-type="float" office:value="0.01" table:formula="of:=[Sheet1.H47]" table:style-name="ce5">
            <text:p>0.01</text:p>
          </table:table-cell>
          <table:table-cell table:number-columns-repeated="5" table:style-name="ce5"/>
          <table:table-cell table:number-columns-repeated="16376"/>
        </table:table-row>
        <table:table-row table:style-name="ro1">
          <table:table-cell office:value-type="float" office:value="25" table:formula="of:=[Sheet1.B48]" table:style-name="ce5">
            <text:p>25</text:p>
          </table:table-cell>
          <table:table-cell office:value-type="float" office:value="3.3000000000000002E-2" table:formula="of:=MAX([Sheet1.H44:.L48])+MAX([Sheet1.H44:.L48])/10" table:style-name="ce5">
            <text:p>0.033</text:p>
          </table:table-cell>
          <table:table-cell office:value-type="float" office:value="0.03" table:formula="of:=[Sheet1.H48]" table:style-name="ce5">
            <text:p>0.03</text:p>
          </table:table-cell>
          <table:table-cell table:number-columns-repeated="5" table:style-name="ce5"/>
          <table:table-cell table:number-columns-repeated="16376"/>
        </table:table-row>
        <table:table-row table:style-name="ro1">
          <table:table-cell table:number-columns-repeated="8" table:style-name="ce5"/>
          <table:table-cell table:number-columns-repeated="16376"/>
        </table:table-row>
        <table:table-row table:style-name="ro1">
          <table:table-cell office:value-type="float" office:value="5" table:formula="of:=[Sheet1.B44]" table:style-name="ce5">
            <text:p>5</text:p>
          </table:table-cell>
          <table:table-cell office:value-type="float" office:value="3.3000000000000002E-2" table:formula="of:=MAX([Sheet1.H44:.L48])+MAX([Sheet1.H44:.L48])/10" table:style-name="ce5">
            <text:p>0.033</text:p>
          </table:table-cell>
          <table:table-cell table:style-name="ce5"/>
          <table:table-cell office:value-type="float" office:value="0" table:formula="of:=[Sheet1.I44]" table:style-name="ce5">
            <text:p>0</text:p>
          </table:table-cell>
          <table:table-cell table:number-columns-repeated="4" table:style-name="ce5"/>
          <table:table-cell table:number-columns-repeated="16376"/>
        </table:table-row>
        <table:table-row table:style-name="ro1">
          <table:table-cell office:value-type="float" office:value="10" table:formula="of:=[Sheet1.B45]" table:style-name="ce5">
            <text:p>10</text:p>
          </table:table-cell>
          <table:table-cell office:value-type="float" office:value="3.3000000000000002E-2" table:formula="of:=MAX([Sheet1.H44:.L48])+MAX([Sheet1.H44:.L48])/10" table:style-name="ce5">
            <text:p>0.033</text:p>
          </table:table-cell>
          <table:table-cell table:style-name="ce5"/>
          <table:table-cell office:value-type="float" office:value="0" table:formula="of:=[Sheet1.I45]" table:style-name="ce5">
            <text:p>0</text:p>
          </table:table-cell>
          <table:table-cell table:number-columns-repeated="4" table:style-name="ce5"/>
          <table:table-cell table:number-columns-repeated="16376"/>
        </table:table-row>
        <table:table-row table:style-name="ro1">
          <table:table-cell office:value-type="float" office:value="15" table:formula="of:=[Sheet1.B46]" table:style-name="ce5">
            <text:p>15</text:p>
          </table:table-cell>
          <table:table-cell office:value-type="float" office:value="3.3000000000000002E-2" table:formula="of:=MAX([Sheet1.H44:.L48])+MAX([Sheet1.H44:.L48])/10" table:style-name="ce5">
            <text:p>0.033</text:p>
          </table:table-cell>
          <table:table-cell table:style-name="ce5"/>
          <table:table-cell office:value-type="float" office:value="0" table:formula="of:=[Sheet1.I46]" table:style-name="ce5">
            <text:p>0</text:p>
          </table:table-cell>
          <table:table-cell table:number-columns-repeated="3" table:style-name="ce5"/>
          <table:table-cell office:value-type="float" office:value="7.0000000000000007E-2" table:formula="of:=[Sheet1.I43]" table:style-name="ce5">
            <text:p>0.07</text:p>
          </table:table-cell>
          <table:table-cell table:number-columns-repeated="16376"/>
        </table:table-row>
        <table:table-row table:style-name="ro1">
          <table:table-cell office:value-type="float" office:value="20" table:formula="of:=[Sheet1.B47]" table:style-name="ce5">
            <text:p>20</text:p>
          </table:table-cell>
          <table:table-cell office:value-type="float" office:value="3.3000000000000002E-2" table:formula="of:=MAX([Sheet1.H44:.L48])+MAX([Sheet1.H44:.L48])/10" table:style-name="ce5">
            <text:p>0.033</text:p>
          </table:table-cell>
          <table:table-cell table:style-name="ce5"/>
          <table:table-cell office:value-type="float" office:value="0.01" table:formula="of:=[Sheet1.I47]" table:style-name="ce5">
            <text:p>0.01</text:p>
          </table:table-cell>
          <table:table-cell table:number-columns-repeated="4" table:style-name="ce5"/>
          <table:table-cell table:number-columns-repeated="16376"/>
        </table:table-row>
        <table:table-row table:style-name="ro1">
          <table:table-cell office:value-type="float" office:value="25" table:formula="of:=[Sheet1.B48]" table:style-name="ce5">
            <text:p>25</text:p>
          </table:table-cell>
          <table:table-cell office:value-type="float" office:value="3.3000000000000002E-2" table:formula="of:=MAX([Sheet1.H44:.L48])+MAX([Sheet1.H44:.L48])/10" table:style-name="ce5">
            <text:p>0.033</text:p>
          </table:table-cell>
          <table:table-cell table:style-name="ce5"/>
          <table:table-cell office:value-type="float" office:value="0.01" table:formula="of:=[Sheet1.I48]" table:style-name="ce5">
            <text:p>0.01</text:p>
          </table:table-cell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8" table:style-name="ce5"/>
          <table:table-cell table:number-columns-repeated="16376"/>
        </table:table-row>
        <table:table-row table:style-name="ro1">
          <table:table-cell office:value-type="float" office:value="5" table:formula="of:=[Sheet1.B44]" table:style-name="ce5">
            <text:p>5</text:p>
          </table:table-cell>
          <table:table-cell office:value-type="float" office:value="3.3000000000000002E-2" table:formula="of:=MAX([Sheet1.H44:.L48])+MAX([Sheet1.H44:.L48])/10" table:style-name="ce5">
            <text:p>0.033</text:p>
          </table:table-cell>
          <table:table-cell table:number-columns-repeated="2" table:style-name="ce5"/>
          <table:table-cell office:value-type="float" office:value="0" table:formula="of:=[Sheet1.J44]" table:style-name="ce5">
            <text:p>0</text:p>
          </table:table-cell>
          <table:table-cell table:number-columns-repeated="3" table:style-name="ce5"/>
          <table:table-cell table:number-columns-repeated="16376"/>
        </table:table-row>
        <table:table-row table:style-name="ro1">
          <table:table-cell office:value-type="float" office:value="10" table:formula="of:=[Sheet1.B45]" table:style-name="ce5">
            <text:p>10</text:p>
          </table:table-cell>
          <table:table-cell office:value-type="float" office:value="3.3000000000000002E-2" table:formula="of:=MAX([Sheet1.H44:.L48])+MAX([Sheet1.H44:.L48])/10" table:style-name="ce5">
            <text:p>0.033</text:p>
          </table:table-cell>
          <table:table-cell table:number-columns-repeated="2" table:style-name="ce5"/>
          <table:table-cell office:value-type="float" office:value="0" table:formula="of:=[Sheet1.J45]" table:style-name="ce5">
            <text:p>0</text:p>
          </table:table-cell>
          <table:table-cell table:number-columns-repeated="3" table:style-name="ce5"/>
          <table:table-cell table:number-columns-repeated="16376"/>
        </table:table-row>
        <table:table-row table:style-name="ro1">
          <table:table-cell office:value-type="float" office:value="15" table:formula="of:=[Sheet1.B46]" table:style-name="ce5">
            <text:p>15</text:p>
          </table:table-cell>
          <table:table-cell office:value-type="float" office:value="3.3000000000000002E-2" table:formula="of:=MAX([Sheet1.H44:.L48])+MAX([Sheet1.H44:.L48])/10" table:style-name="ce5">
            <text:p>0.033</text:p>
          </table:table-cell>
          <table:table-cell table:number-columns-repeated="2" table:style-name="ce5"/>
          <table:table-cell office:value-type="float" office:value="0" table:formula="of:=[Sheet1.J46]" table:style-name="ce5">
            <text:p>0</text:p>
          </table:table-cell>
          <table:table-cell table:number-columns-repeated="2" table:style-name="ce5"/>
          <table:table-cell office:value-type="float" office:value="0.08" table:formula="of:=[Sheet1.J43]" table:style-name="ce5">
            <text:p>0.08</text:p>
          </table:table-cell>
          <table:table-cell table:number-columns-repeated="16376"/>
        </table:table-row>
        <table:table-row table:style-name="ro1">
          <table:table-cell office:value-type="float" office:value="20" table:formula="of:=[Sheet1.B47]" table:style-name="ce5">
            <text:p>20</text:p>
          </table:table-cell>
          <table:table-cell office:value-type="float" office:value="3.3000000000000002E-2" table:formula="of:=MAX([Sheet1.H44:.L48])+MAX([Sheet1.H44:.L48])/10" table:style-name="ce5">
            <text:p>0.033</text:p>
          </table:table-cell>
          <table:table-cell table:number-columns-repeated="2" table:style-name="ce5"/>
          <table:table-cell office:value-type="float" office:value="0" table:formula="of:=[Sheet1.J47]" table:style-name="ce5">
            <text:p>0</text:p>
          </table:table-cell>
          <table:table-cell table:number-columns-repeated="3" table:style-name="ce5"/>
          <table:table-cell table:number-columns-repeated="16376"/>
        </table:table-row>
        <table:table-row table:style-name="ro1">
          <table:table-cell office:value-type="float" office:value="25" table:formula="of:=[Sheet1.B48]" table:style-name="ce5">
            <text:p>25</text:p>
          </table:table-cell>
          <table:table-cell office:value-type="float" office:value="3.3000000000000002E-2" table:formula="of:=MAX([Sheet1.H44:.L48])+MAX([Sheet1.H44:.L48])/10" table:style-name="ce5">
            <text:p>0.033</text:p>
          </table:table-cell>
          <table:table-cell table:number-columns-repeated="2" table:style-name="ce5"/>
          <table:table-cell office:value-type="float" office:value="0" table:formula="of:=[Sheet1.J48]" table:style-name="ce5">
            <text:p>0</text:p>
          </table:table-cell>
          <table:table-cell table:number-columns-repeated="3" table:style-name="ce5"/>
          <table:table-cell table:number-columns-repeated="16376"/>
        </table:table-row>
        <table:table-row table:style-name="ro1">
          <table:table-cell table:number-columns-repeated="8" table:style-name="ce5"/>
          <table:table-cell table:number-columns-repeated="16376"/>
        </table:table-row>
        <table:table-row table:style-name="ro1">
          <table:table-cell office:value-type="float" office:value="5" table:formula="of:=[Sheet1.B44]" table:style-name="ce5">
            <text:p>5</text:p>
          </table:table-cell>
          <table:table-cell office:value-type="float" office:value="3.3000000000000002E-2" table:formula="of:=MAX([Sheet1.H44:.L48])+MAX([Sheet1.H44:.L48])/10" table:style-name="ce5">
            <text:p>0.033</text:p>
          </table:table-cell>
          <table:table-cell table:number-columns-repeated="3" table:style-name="ce5"/>
          <table:table-cell office:value-type="float" office:value="0" table:formula="of:=[Sheet1.K44]" table:style-name="ce5">
            <text:p>0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office:value-type="float" office:value="10" table:formula="of:=[Sheet1.B45]" table:style-name="ce5">
            <text:p>10</text:p>
          </table:table-cell>
          <table:table-cell office:value-type="float" office:value="3.3000000000000002E-2" table:formula="of:=MAX([Sheet1.H44:.L48])+MAX([Sheet1.H44:.L48])/10" table:style-name="ce5">
            <text:p>0.033</text:p>
          </table:table-cell>
          <table:table-cell table:number-columns-repeated="3" table:style-name="ce5"/>
          <table:table-cell office:value-type="float" office:value="0.01" table:formula="of:=[Sheet1.K45]" table:style-name="ce5">
            <text:p>0.01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office:value-type="float" office:value="15" table:formula="of:=[Sheet1.B46]" table:style-name="ce5">
            <text:p>15</text:p>
          </table:table-cell>
          <table:table-cell office:value-type="float" office:value="3.3000000000000002E-2" table:formula="of:=MAX([Sheet1.H44:.L48])+MAX([Sheet1.H44:.L48])/10" table:style-name="ce5">
            <text:p>0.033</text:p>
          </table:table-cell>
          <table:table-cell table:number-columns-repeated="3" table:style-name="ce5"/>
          <table:table-cell office:value-type="float" office:value="0" table:formula="of:=[Sheet1.K46]" table:style-name="ce5">
            <text:p>0</text:p>
          </table:table-cell>
          <table:table-cell table:style-name="ce5"/>
          <table:table-cell office:value-type="float" office:value="0.09" table:formula="of:=[Sheet1.K43]" table:style-name="ce5">
            <text:p>0.09</text:p>
          </table:table-cell>
          <table:table-cell table:number-columns-repeated="16376"/>
        </table:table-row>
        <table:table-row table:style-name="ro1">
          <table:table-cell office:value-type="float" office:value="20" table:formula="of:=[Sheet1.B47]" table:style-name="ce5">
            <text:p>20</text:p>
          </table:table-cell>
          <table:table-cell office:value-type="float" office:value="3.3000000000000002E-2" table:formula="of:=MAX([Sheet1.H44:.L48])+MAX([Sheet1.H44:.L48])/10" table:style-name="ce5">
            <text:p>0.033</text:p>
          </table:table-cell>
          <table:table-cell table:number-columns-repeated="3" table:style-name="ce5"/>
          <table:table-cell office:value-type="float" office:value="0" table:formula="of:=[Sheet1.K47]" table:style-name="ce5">
            <text:p>0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office:value-type="float" office:value="25" table:formula="of:=[Sheet1.B48]" table:style-name="ce5">
            <text:p>25</text:p>
          </table:table-cell>
          <table:table-cell office:value-type="float" office:value="3.3000000000000002E-2" table:formula="of:=MAX([Sheet1.H44:.L48])+MAX([Sheet1.H44:.L48])/10" table:style-name="ce5">
            <text:p>0.033</text:p>
          </table:table-cell>
          <table:table-cell table:number-columns-repeated="3" table:style-name="ce5"/>
          <table:table-cell office:value-type="float" office:value="0" table:formula="of:=[Sheet1.K48]" table:style-name="ce5">
            <text:p>0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table:number-columns-repeated="8" table:style-name="ce5"/>
          <table:table-cell table:number-columns-repeated="16376"/>
        </table:table-row>
        <table:table-row table:style-name="ro1">
          <table:table-cell office:value-type="float" office:value="5" table:formula="of:=[Sheet1.B44]" table:style-name="ce5">
            <text:p>5</text:p>
          </table:table-cell>
          <table:table-cell office:value-type="float" office:value="3.3000000000000002E-2" table:formula="of:=MAX([Sheet1.H44:.L48])+MAX([Sheet1.H44:.L48])/10" table:style-name="ce5">
            <text:p>0.033</text:p>
          </table:table-cell>
          <table:table-cell table:number-columns-repeated="4" table:style-name="ce5"/>
          <table:table-cell office:value-type="float" office:value="0" table:formula="of:=[Sheet1.L44]" table:style-name="ce5">
            <text:p>0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float" office:value="10" table:formula="of:=[Sheet1.B45]" table:style-name="ce5">
            <text:p>10</text:p>
          </table:table-cell>
          <table:table-cell office:value-type="float" office:value="3.3000000000000002E-2" table:formula="of:=MAX([Sheet1.H44:.L48])+MAX([Sheet1.H44:.L48])/10" table:style-name="ce5">
            <text:p>0.033</text:p>
          </table:table-cell>
          <table:table-cell table:number-columns-repeated="4" table:style-name="ce5"/>
          <table:table-cell office:value-type="float" office:value="0" table:formula="of:=[Sheet1.L45]" table:style-name="ce5">
            <text:p>0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float" office:value="15" table:formula="of:=[Sheet1.B46]" table:style-name="ce5">
            <text:p>15</text:p>
          </table:table-cell>
          <table:table-cell office:value-type="float" office:value="3.3000000000000002E-2" table:formula="of:=MAX([Sheet1.H44:.L48])+MAX([Sheet1.H44:.L48])/10" table:style-name="ce5">
            <text:p>0.033</text:p>
          </table:table-cell>
          <table:table-cell table:number-columns-repeated="4" table:style-name="ce5"/>
          <table:table-cell office:value-type="float" office:value="0" table:formula="of:=[Sheet1.L46]" table:style-name="ce5">
            <text:p>0</text:p>
          </table:table-cell>
          <table:table-cell office:value-type="float" office:value="9.9999999999999992E-2" table:formula="of:=[Sheet1.L43]" table:style-name="ce5">
            <text:p>0.1</text:p>
          </table:table-cell>
          <table:table-cell table:number-columns-repeated="16376"/>
        </table:table-row>
        <table:table-row table:style-name="ro1">
          <table:table-cell office:value-type="float" office:value="20" table:formula="of:=[Sheet1.B47]" table:style-name="ce5">
            <text:p>20</text:p>
          </table:table-cell>
          <table:table-cell office:value-type="float" office:value="3.3000000000000002E-2" table:formula="of:=MAX([Sheet1.H44:.L48])+MAX([Sheet1.H44:.L48])/10" table:style-name="ce5">
            <text:p>0.033</text:p>
          </table:table-cell>
          <table:table-cell table:number-columns-repeated="4" table:style-name="ce5"/>
          <table:table-cell office:value-type="float" office:value="0" table:formula="of:=[Sheet1.L47]" table:style-name="ce5">
            <text:p>0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float" office:value="25" table:formula="of:=[Sheet1.B48]" table:style-name="ce5">
            <text:p>25</text:p>
          </table:table-cell>
          <table:table-cell office:value-type="float" office:value="3.3000000000000002E-2" table:formula="of:=MAX([Sheet1.H44:.L48])+MAX([Sheet1.H44:.L48])/10" table:style-name="ce5">
            <text:p>0.033</text:p>
          </table:table-cell>
          <table:table-cell table:number-columns-repeated="4" table:style-name="ce5"/>
          <table:table-cell office:value-type="float" office:value="0" table:formula="of:=[Sheet1.L48]" table:style-name="ce5">
            <text:p>0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">
            <text:p>Note: This set of data is generated when you create a multi series area chart, so please do not modify or delete it to avoid causing a difference arrow chart erro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" table:formula="of:=[Sheet1.B83]" table:style-name="ce5">
            <text:p>5</text:p>
          </table:table-cell>
          <table:table-cell office:value-type="float" office:value="10.218999999999999" table:formula="of:=MAX([Sheet1.C83:.G87])+MAX([Sheet1.C83:.G87])/10" table:style-name="ce5">
            <text:p>10.219</text:p>
          </table:table-cell>
          <table:table-cell office:value-type="float" office:value="0.03" table:formula="of:=[Sheet1.C83]" table:style-name="ce5">
            <text:p>0.03</text:p>
          </table:table-cell>
          <table:table-cell table:number-columns-repeated="5" table:style-name="ce5"/>
          <table:table-cell table:number-columns-repeated="16376"/>
        </table:table-row>
        <table:table-row table:style-name="ro1">
          <table:table-cell office:value-type="float" office:value="10" table:formula="of:=[Sheet1.B84]" table:style-name="ce5">
            <text:p>10</text:p>
          </table:table-cell>
          <table:table-cell office:value-type="float" office:value="10.218999999999999" table:formula="of:=MAX([Sheet1.C83:.G87])+MAX([Sheet1.C83:.G87])/10" table:style-name="ce5">
            <text:p>10.219</text:p>
          </table:table-cell>
          <table:table-cell office:value-type="float" office:value="0.08" table:formula="of:=[Sheet1.C84]" table:style-name="ce5">
            <text:p>0.08</text:p>
          </table:table-cell>
          <table:table-cell table:number-columns-repeated="5" table:style-name="ce5"/>
          <table:table-cell table:number-columns-repeated="16376"/>
        </table:table-row>
        <table:table-row table:style-name="ro1">
          <table:table-cell office:value-type="float" office:value="15" table:formula="of:=[Sheet1.B85]" table:style-name="ce5">
            <text:p>15</text:p>
          </table:table-cell>
          <table:table-cell office:value-type="float" office:value="10.218999999999999" table:formula="of:=MAX([Sheet1.C83:.G87])+MAX([Sheet1.C83:.G87])/10" table:style-name="ce5">
            <text:p>10.219</text:p>
          </table:table-cell>
          <table:table-cell office:value-type="float" office:value="0.01" table:formula="of:=[Sheet1.C85]" table:style-name="ce5">
            <text:p>0.01</text:p>
          </table:table-cell>
          <table:table-cell table:number-columns-repeated="4" table:style-name="ce5"/>
          <table:table-cell office:value-type="float" office:value="0.01" table:formula="of:=[Sheet1.C82]" table:style-name="ce5">
            <text:p>0.01</text:p>
          </table:table-cell>
          <table:table-cell table:number-columns-repeated="16376"/>
        </table:table-row>
        <table:table-row table:style-name="ro1">
          <table:table-cell office:value-type="float" office:value="20" table:formula="of:=[Sheet1.B86]" table:style-name="ce5">
            <text:p>20</text:p>
          </table:table-cell>
          <table:table-cell office:value-type="float" office:value="10.218999999999999" table:formula="of:=MAX([Sheet1.C83:.G87])+MAX([Sheet1.C83:.G87])/10" table:style-name="ce5">
            <text:p>10.219</text:p>
          </table:table-cell>
          <table:table-cell office:value-type="float" office:value="0.37" table:formula="of:=[Sheet1.C86]" table:style-name="ce5">
            <text:p>0.37</text:p>
          </table:table-cell>
          <table:table-cell table:number-columns-repeated="5" table:style-name="ce5"/>
          <table:table-cell table:number-columns-repeated="16376"/>
        </table:table-row>
        <table:table-row table:style-name="ro1">
          <table:table-cell office:value-type="float" office:value="25" table:formula="of:=[Sheet1.B87]" table:style-name="ce5">
            <text:p>25</text:p>
          </table:table-cell>
          <table:table-cell office:value-type="float" office:value="10.218999999999999" table:formula="of:=MAX([Sheet1.C83:.G87])+MAX([Sheet1.C83:.G87])/10" table:style-name="ce5">
            <text:p>10.219</text:p>
          </table:table-cell>
          <table:table-cell office:value-type="float" office:value="0.91" table:formula="of:=[Sheet1.C87]" table:style-name="ce5">
            <text:p>0.91</text:p>
          </table:table-cell>
          <table:table-cell table:number-columns-repeated="5" table:style-name="ce5"/>
          <table:table-cell table:number-columns-repeated="16376"/>
        </table:table-row>
        <table:table-row table:style-name="ro1">
          <table:table-cell table:number-columns-repeated="8" table:style-name="ce5"/>
          <table:table-cell table:number-columns-repeated="16376"/>
        </table:table-row>
        <table:table-row table:style-name="ro1">
          <table:table-cell office:value-type="float" office:value="5" table:formula="of:=[Sheet1.B83]" table:style-name="ce5">
            <text:p>5</text:p>
          </table:table-cell>
          <table:table-cell office:value-type="float" office:value="10.218999999999999" table:formula="of:=MAX([Sheet1.C83:.G87])+MAX([Sheet1.C83:.G87])/10" table:style-name="ce5">
            <text:p>10.219</text:p>
          </table:table-cell>
          <table:table-cell table:style-name="ce5"/>
          <table:table-cell office:value-type="float" office:value="0.11" table:formula="of:=[Sheet1.D83]" table:style-name="ce5">
            <text:p>0.11</text:p>
          </table:table-cell>
          <table:table-cell table:number-columns-repeated="4" table:style-name="ce5"/>
          <table:table-cell table:number-columns-repeated="16376"/>
        </table:table-row>
        <table:table-row table:style-name="ro1">
          <table:table-cell office:value-type="float" office:value="10" table:formula="of:=[Sheet1.B84]" table:style-name="ce5">
            <text:p>10</text:p>
          </table:table-cell>
          <table:table-cell office:value-type="float" office:value="10.218999999999999" table:formula="of:=MAX([Sheet1.C83:.G87])+MAX([Sheet1.C83:.G87])/10" table:style-name="ce5">
            <text:p>10.219</text:p>
          </table:table-cell>
          <table:table-cell table:style-name="ce5"/>
          <table:table-cell office:value-type="float" office:value="0.34" table:formula="of:=[Sheet1.D84]" table:style-name="ce5">
            <text:p>0.34</text:p>
          </table:table-cell>
          <table:table-cell table:number-columns-repeated="4" table:style-name="ce5"/>
          <table:table-cell table:number-columns-repeated="16376"/>
        </table:table-row>
        <table:table-row table:style-name="ro1">
          <table:table-cell office:value-type="float" office:value="15" table:formula="of:=[Sheet1.B85]" table:style-name="ce5">
            <text:p>15</text:p>
          </table:table-cell>
          <table:table-cell office:value-type="float" office:value="10.218999999999999" table:formula="of:=MAX([Sheet1.C83:.G87])+MAX([Sheet1.C83:.G87])/10" table:style-name="ce5">
            <text:p>10.219</text:p>
          </table:table-cell>
          <table:table-cell table:style-name="ce5"/>
          <table:table-cell office:value-type="float" office:value="0.16" table:formula="of:=[Sheet1.D85]" table:style-name="ce5">
            <text:p>0.16</text:p>
          </table:table-cell>
          <table:table-cell table:number-columns-repeated="3" table:style-name="ce5"/>
          <table:table-cell office:value-type="float" office:value="0.02" table:formula="of:=[Sheet1.D82]" table:style-name="ce5">
            <text:p>0.02</text:p>
          </table:table-cell>
          <table:table-cell table:number-columns-repeated="16376"/>
        </table:table-row>
        <table:table-row table:style-name="ro1">
          <table:table-cell office:value-type="float" office:value="20" table:formula="of:=[Sheet1.B86]" table:style-name="ce5">
            <text:p>20</text:p>
          </table:table-cell>
          <table:table-cell office:value-type="float" office:value="10.218999999999999" table:formula="of:=MAX([Sheet1.C83:.G87])+MAX([Sheet1.C83:.G87])/10" table:style-name="ce5">
            <text:p>10.219</text:p>
          </table:table-cell>
          <table:table-cell table:style-name="ce5"/>
          <table:table-cell office:value-type="float" office:value="2.09" table:formula="of:=[Sheet1.D86]" table:style-name="ce5">
            <text:p>2.09</text:p>
          </table:table-cell>
          <table:table-cell table:number-columns-repeated="4" table:style-name="ce5"/>
          <table:table-cell table:number-columns-repeated="16376"/>
        </table:table-row>
        <table:table-row table:style-name="ro1">
          <table:table-cell office:value-type="float" office:value="25" table:formula="of:=[Sheet1.B87]" table:style-name="ce5">
            <text:p>25</text:p>
          </table:table-cell>
          <table:table-cell office:value-type="float" office:value="10.218999999999999" table:formula="of:=MAX([Sheet1.C83:.G87])+MAX([Sheet1.C83:.G87])/10" table:style-name="ce5">
            <text:p>10.219</text:p>
          </table:table-cell>
          <table:table-cell table:style-name="ce5"/>
          <table:table-cell office:value-type="float" office:value="3.04" table:formula="of:=[Sheet1.D87]" table:style-name="ce5">
            <text:p>3.04</text:p>
          </table:table-cell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8" table:style-name="ce5"/>
          <table:table-cell table:number-columns-repeated="16376"/>
        </table:table-row>
        <table:table-row table:style-name="ro1">
          <table:table-cell office:value-type="float" office:value="5" table:formula="of:=[Sheet1.B83]" table:style-name="ce5">
            <text:p>5</text:p>
          </table:table-cell>
          <table:table-cell office:value-type="float" office:value="10.218999999999999" table:formula="of:=MAX([Sheet1.C83:.G87])+MAX([Sheet1.C83:.G87])/10" table:style-name="ce5">
            <text:p>10.219</text:p>
          </table:table-cell>
          <table:table-cell table:number-columns-repeated="2" table:style-name="ce5"/>
          <table:table-cell office:value-type="float" office:value="0.39" table:formula="of:=[Sheet1.E83]" table:style-name="ce5">
            <text:p>0.39</text:p>
          </table:table-cell>
          <table:table-cell table:number-columns-repeated="3" table:style-name="ce5"/>
          <table:table-cell table:number-columns-repeated="16376"/>
        </table:table-row>
        <table:table-row table:style-name="ro1">
          <table:table-cell office:value-type="float" office:value="10" table:formula="of:=[Sheet1.B84]" table:style-name="ce5">
            <text:p>10</text:p>
          </table:table-cell>
          <table:table-cell office:value-type="float" office:value="10.218999999999999" table:formula="of:=MAX([Sheet1.C83:.G87])+MAX([Sheet1.C83:.G87])/10" table:style-name="ce5">
            <text:p>10.219</text:p>
          </table:table-cell>
          <table:table-cell table:number-columns-repeated="2" table:style-name="ce5"/>
          <table:table-cell office:value-type="float" office:value="0.64" table:formula="of:=[Sheet1.E84]" table:style-name="ce5">
            <text:p>0.64</text:p>
          </table:table-cell>
          <table:table-cell table:number-columns-repeated="3" table:style-name="ce5"/>
          <table:table-cell table:number-columns-repeated="16376"/>
        </table:table-row>
        <table:table-row table:style-name="ro1">
          <table:table-cell office:value-type="float" office:value="15" table:formula="of:=[Sheet1.B85]" table:style-name="ce5">
            <text:p>15</text:p>
          </table:table-cell>
          <table:table-cell office:value-type="float" office:value="10.218999999999999" table:formula="of:=MAX([Sheet1.C83:.G87])+MAX([Sheet1.C83:.G87])/10" table:style-name="ce5">
            <text:p>10.219</text:p>
          </table:table-cell>
          <table:table-cell table:number-columns-repeated="2" table:style-name="ce5"/>
          <table:table-cell office:value-type="float" office:value="0.65" table:formula="of:=[Sheet1.E85]" table:style-name="ce5">
            <text:p>0.65</text:p>
          </table:table-cell>
          <table:table-cell table:number-columns-repeated="2" table:style-name="ce5"/>
          <table:table-cell office:value-type="float" office:value="0.03" table:formula="of:=[Sheet1.E82]" table:style-name="ce5">
            <text:p>0.03</text:p>
          </table:table-cell>
          <table:table-cell table:number-columns-repeated="16376"/>
        </table:table-row>
        <table:table-row table:style-name="ro1">
          <table:table-cell office:value-type="float" office:value="20" table:formula="of:=[Sheet1.B86]" table:style-name="ce5">
            <text:p>20</text:p>
          </table:table-cell>
          <table:table-cell office:value-type="float" office:value="10.218999999999999" table:formula="of:=MAX([Sheet1.C83:.G87])+MAX([Sheet1.C83:.G87])/10" table:style-name="ce5">
            <text:p>10.219</text:p>
          </table:table-cell>
          <table:table-cell table:number-columns-repeated="2" table:style-name="ce5"/>
          <table:table-cell office:value-type="float" office:value="3.68" table:formula="of:=[Sheet1.E86]" table:style-name="ce5">
            <text:p>3.68</text:p>
          </table:table-cell>
          <table:table-cell table:number-columns-repeated="3" table:style-name="ce5"/>
          <table:table-cell table:number-columns-repeated="16376"/>
        </table:table-row>
        <table:table-row table:style-name="ro1">
          <table:table-cell office:value-type="float" office:value="25" table:formula="of:=[Sheet1.B87]" table:style-name="ce5">
            <text:p>25</text:p>
          </table:table-cell>
          <table:table-cell office:value-type="float" office:value="10.218999999999999" table:formula="of:=MAX([Sheet1.C83:.G87])+MAX([Sheet1.C83:.G87])/10" table:style-name="ce5">
            <text:p>10.219</text:p>
          </table:table-cell>
          <table:table-cell table:number-columns-repeated="2" table:style-name="ce5"/>
          <table:table-cell office:value-type="float" office:value="5.44" table:formula="of:=[Sheet1.E87]" table:style-name="ce5">
            <text:p>5.44</text:p>
          </table:table-cell>
          <table:table-cell table:number-columns-repeated="3" table:style-name="ce5"/>
          <table:table-cell table:number-columns-repeated="16376"/>
        </table:table-row>
        <table:table-row table:style-name="ro1">
          <table:table-cell table:number-columns-repeated="8" table:style-name="ce5"/>
          <table:table-cell table:number-columns-repeated="16376"/>
        </table:table-row>
        <table:table-row table:style-name="ro1">
          <table:table-cell office:value-type="float" office:value="5" table:formula="of:=[Sheet1.B83]" table:style-name="ce5">
            <text:p>5</text:p>
          </table:table-cell>
          <table:table-cell office:value-type="float" office:value="10.218999999999999" table:formula="of:=MAX([Sheet1.C83:.G87])+MAX([Sheet1.C83:.G87])/10" table:style-name="ce5">
            <text:p>10.219</text:p>
          </table:table-cell>
          <table:table-cell table:number-columns-repeated="3" table:style-name="ce5"/>
          <table:table-cell office:value-type="float" office:value="0.6" table:formula="of:=[Sheet1.F83]" table:style-name="ce5">
            <text:p>0.6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office:value-type="float" office:value="10" table:formula="of:=[Sheet1.B84]" table:style-name="ce5">
            <text:p>10</text:p>
          </table:table-cell>
          <table:table-cell office:value-type="float" office:value="10.218999999999999" table:formula="of:=MAX([Sheet1.C83:.G87])+MAX([Sheet1.C83:.G87])/10" table:style-name="ce5">
            <text:p>10.219</text:p>
          </table:table-cell>
          <table:table-cell table:number-columns-repeated="3" table:style-name="ce5"/>
          <table:table-cell office:value-type="float" office:value="1.51" table:formula="of:=[Sheet1.F84]" table:style-name="ce5">
            <text:p>1.51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office:value-type="float" office:value="15" table:formula="of:=[Sheet1.B85]" table:style-name="ce5">
            <text:p>15</text:p>
          </table:table-cell>
          <table:table-cell office:value-type="float" office:value="10.218999999999999" table:formula="of:=MAX([Sheet1.C83:.G87])+MAX([Sheet1.C83:.G87])/10" table:style-name="ce5">
            <text:p>10.219</text:p>
          </table:table-cell>
          <table:table-cell table:number-columns-repeated="3" table:style-name="ce5"/>
          <table:table-cell office:value-type="float" office:value="2.85" table:formula="of:=[Sheet1.F85]" table:style-name="ce5">
            <text:p>2.85</text:p>
          </table:table-cell>
          <table:table-cell table:style-name="ce5"/>
          <table:table-cell office:value-type="float" office:value="0.04" table:formula="of:=[Sheet1.F82]" table:style-name="ce5">
            <text:p>0.04</text:p>
          </table:table-cell>
          <table:table-cell table:number-columns-repeated="16376"/>
        </table:table-row>
        <table:table-row table:style-name="ro1">
          <table:table-cell office:value-type="float" office:value="20" table:formula="of:=[Sheet1.B86]" table:style-name="ce5">
            <text:p>20</text:p>
          </table:table-cell>
          <table:table-cell office:value-type="float" office:value="10.218999999999999" table:formula="of:=MAX([Sheet1.C83:.G87])+MAX([Sheet1.C83:.G87])/10" table:style-name="ce5">
            <text:p>10.219</text:p>
          </table:table-cell>
          <table:table-cell table:number-columns-repeated="3" table:style-name="ce5"/>
          <table:table-cell office:value-type="float" office:value="5.73" table:formula="of:=[Sheet1.F86]" table:style-name="ce5">
            <text:p>5.73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office:value-type="float" office:value="25" table:formula="of:=[Sheet1.B87]" table:style-name="ce5">
            <text:p>25</text:p>
          </table:table-cell>
          <table:table-cell office:value-type="float" office:value="10.218999999999999" table:formula="of:=MAX([Sheet1.C83:.G87])+MAX([Sheet1.C83:.G87])/10" table:style-name="ce5">
            <text:p>10.219</text:p>
          </table:table-cell>
          <table:table-cell table:number-columns-repeated="3" table:style-name="ce5"/>
          <table:table-cell office:value-type="float" office:value="7.41" table:formula="of:=[Sheet1.F87]" table:style-name="ce5">
            <text:p>7.41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table:number-columns-repeated="8" table:style-name="ce5"/>
          <table:table-cell table:number-columns-repeated="16376"/>
        </table:table-row>
        <table:table-row table:style-name="ro1">
          <table:table-cell office:value-type="float" office:value="5" table:formula="of:=[Sheet1.B83]" table:style-name="ce5">
            <text:p>5</text:p>
          </table:table-cell>
          <table:table-cell office:value-type="float" office:value="10.218999999999999" table:formula="of:=MAX([Sheet1.C83:.G87])+MAX([Sheet1.C83:.G87])/10" table:style-name="ce5">
            <text:p>10.219</text:p>
          </table:table-cell>
          <table:table-cell table:number-columns-repeated="4" table:style-name="ce5"/>
          <table:table-cell office:value-type="float" office:value="1.0900000000000001" table:formula="of:=[Sheet1.G83]" table:style-name="ce5">
            <text:p>1.09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float" office:value="10" table:formula="of:=[Sheet1.B84]" table:style-name="ce5">
            <text:p>10</text:p>
          </table:table-cell>
          <table:table-cell office:value-type="float" office:value="10.218999999999999" table:formula="of:=MAX([Sheet1.C83:.G87])+MAX([Sheet1.C83:.G87])/10" table:style-name="ce5">
            <text:p>10.219</text:p>
          </table:table-cell>
          <table:table-cell table:number-columns-repeated="4" table:style-name="ce5"/>
          <table:table-cell office:value-type="float" office:value="2.16" table:formula="of:=[Sheet1.G84]" table:style-name="ce5">
            <text:p>2.16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float" office:value="15" table:formula="of:=[Sheet1.B85]" table:style-name="ce5">
            <text:p>15</text:p>
          </table:table-cell>
          <table:table-cell office:value-type="float" office:value="10.218999999999999" table:formula="of:=MAX([Sheet1.C83:.G87])+MAX([Sheet1.C83:.G87])/10" table:style-name="ce5">
            <text:p>10.219</text:p>
          </table:table-cell>
          <table:table-cell table:number-columns-repeated="4" table:style-name="ce5"/>
          <table:table-cell office:value-type="float" office:value="4.5999999999999996" table:formula="of:=[Sheet1.G85]" table:style-name="ce5">
            <text:p>4.6</text:p>
          </table:table-cell>
          <table:table-cell office:value-type="float" office:value="0.05" table:formula="of:=[Sheet1.G82]" table:style-name="ce5">
            <text:p>0.05</text:p>
          </table:table-cell>
          <table:table-cell table:number-columns-repeated="16376"/>
        </table:table-row>
        <table:table-row table:style-name="ro1">
          <table:table-cell office:value-type="float" office:value="20" table:formula="of:=[Sheet1.B86]" table:style-name="ce5">
            <text:p>20</text:p>
          </table:table-cell>
          <table:table-cell office:value-type="float" office:value="10.218999999999999" table:formula="of:=MAX([Sheet1.C83:.G87])+MAX([Sheet1.C83:.G87])/10" table:style-name="ce5">
            <text:p>10.219</text:p>
          </table:table-cell>
          <table:table-cell table:number-columns-repeated="4" table:style-name="ce5"/>
          <table:table-cell office:value-type="float" office:value="7.93" table:formula="of:=[Sheet1.G86]" table:style-name="ce5">
            <text:p>7.93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float" office:value="25" table:formula="of:=[Sheet1.B87]" table:style-name="ce5">
            <text:p>25</text:p>
          </table:table-cell>
          <table:table-cell office:value-type="float" office:value="10.218999999999999" table:formula="of:=MAX([Sheet1.C83:.G87])+MAX([Sheet1.C83:.G87])/10" table:style-name="ce5">
            <text:p>10.219</text:p>
          </table:table-cell>
          <table:table-cell table:number-columns-repeated="4" table:style-name="ce5"/>
          <table:table-cell office:value-type="float" office:value="9.2899999999999991" table:formula="of:=[Sheet1.G87]" table:style-name="ce5">
            <text:p>9.29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">
            <text:p>Note: This set of data is generated when you create a multi series area chart, so please do not modify or delete it to avoid causing a difference arrow chart erro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" table:formula="of:=[Sheet1.B83]" table:style-name="ce5">
            <text:p>5</text:p>
          </table:table-cell>
          <table:table-cell office:value-type="float" office:value="20.757000000000001" table:formula="of:=MAX([Sheet1.H83:.L87])+MAX([Sheet1.H83:.L87])/10" table:style-name="ce5">
            <text:p>20.757</text:p>
          </table:table-cell>
          <table:table-cell office:value-type="float" office:value="1.33" table:formula="of:=[Sheet1.H83]" table:style-name="ce5">
            <text:p>1.33</text:p>
          </table:table-cell>
          <table:table-cell table:number-columns-repeated="5" table:style-name="ce5"/>
          <table:table-cell table:number-columns-repeated="16376"/>
        </table:table-row>
        <table:table-row table:style-name="ro1">
          <table:table-cell office:value-type="float" office:value="10" table:formula="of:=[Sheet1.B84]" table:style-name="ce5">
            <text:p>10</text:p>
          </table:table-cell>
          <table:table-cell office:value-type="float" office:value="20.757000000000001" table:formula="of:=MAX([Sheet1.H83:.L87])+MAX([Sheet1.H83:.L87])/10" table:style-name="ce5">
            <text:p>20.757</text:p>
          </table:table-cell>
          <table:table-cell office:value-type="float" office:value="2.11" table:formula="of:=[Sheet1.H84]" table:style-name="ce5">
            <text:p>2.11</text:p>
          </table:table-cell>
          <table:table-cell table:number-columns-repeated="5" table:style-name="ce5"/>
          <table:table-cell table:number-columns-repeated="16376"/>
        </table:table-row>
        <table:table-row table:style-name="ro1">
          <table:table-cell office:value-type="float" office:value="15" table:formula="of:=[Sheet1.B85]" table:style-name="ce5">
            <text:p>15</text:p>
          </table:table-cell>
          <table:table-cell office:value-type="float" office:value="20.757000000000001" table:formula="of:=MAX([Sheet1.H83:.L87])+MAX([Sheet1.H83:.L87])/10" table:style-name="ce5">
            <text:p>20.757</text:p>
          </table:table-cell>
          <table:table-cell office:value-type="float" office:value="6.54" table:formula="of:=[Sheet1.H85]" table:style-name="ce5">
            <text:p>6.54</text:p>
          </table:table-cell>
          <table:table-cell table:number-columns-repeated="4" table:style-name="ce5"/>
          <table:table-cell office:value-type="float" office:value="6.0000000000000005E-2" table:formula="of:=[Sheet1.H82]" table:style-name="ce5">
            <text:p>0.06</text:p>
          </table:table-cell>
          <table:table-cell table:number-columns-repeated="16376"/>
        </table:table-row>
        <table:table-row table:style-name="ro1">
          <table:table-cell office:value-type="float" office:value="20" table:formula="of:=[Sheet1.B86]" table:style-name="ce5">
            <text:p>20</text:p>
          </table:table-cell>
          <table:table-cell office:value-type="float" office:value="20.757000000000001" table:formula="of:=MAX([Sheet1.H83:.L87])+MAX([Sheet1.H83:.L87])/10" table:style-name="ce5">
            <text:p>20.757</text:p>
          </table:table-cell>
          <table:table-cell office:value-type="float" office:value="9.7200000000000006" table:formula="of:=[Sheet1.H86]" table:style-name="ce5">
            <text:p>9.72</text:p>
          </table:table-cell>
          <table:table-cell table:number-columns-repeated="5" table:style-name="ce5"/>
          <table:table-cell table:number-columns-repeated="16376"/>
        </table:table-row>
        <table:table-row table:style-name="ro1">
          <table:table-cell office:value-type="float" office:value="25" table:formula="of:=[Sheet1.B87]" table:style-name="ce5">
            <text:p>25</text:p>
          </table:table-cell>
          <table:table-cell office:value-type="float" office:value="20.757000000000001" table:formula="of:=MAX([Sheet1.H83:.L87])+MAX([Sheet1.H83:.L87])/10" table:style-name="ce5">
            <text:p>20.757</text:p>
          </table:table-cell>
          <table:table-cell office:value-type="float" office:value="11.21" table:formula="of:=[Sheet1.H87]" table:style-name="ce5">
            <text:p>11.21</text:p>
          </table:table-cell>
          <table:table-cell table:number-columns-repeated="5" table:style-name="ce5"/>
          <table:table-cell table:number-columns-repeated="16376"/>
        </table:table-row>
        <table:table-row table:style-name="ro1">
          <table:table-cell table:number-columns-repeated="8" table:style-name="ce5"/>
          <table:table-cell table:number-columns-repeated="16376"/>
        </table:table-row>
        <table:table-row table:style-name="ro1">
          <table:table-cell office:value-type="float" office:value="5" table:formula="of:=[Sheet1.B83]" table:style-name="ce5">
            <text:p>5</text:p>
          </table:table-cell>
          <table:table-cell office:value-type="float" office:value="20.757000000000001" table:formula="of:=MAX([Sheet1.H83:.L87])+MAX([Sheet1.H83:.L87])/10" table:style-name="ce5">
            <text:p>20.757</text:p>
          </table:table-cell>
          <table:table-cell table:style-name="ce5"/>
          <table:table-cell office:value-type="float" office:value="1.74" table:formula="of:=[Sheet1.I83]" table:style-name="ce5">
            <text:p>1.74</text:p>
          </table:table-cell>
          <table:table-cell table:number-columns-repeated="4" table:style-name="ce5"/>
          <table:table-cell table:number-columns-repeated="16376"/>
        </table:table-row>
        <table:table-row table:style-name="ro1">
          <table:table-cell office:value-type="float" office:value="10" table:formula="of:=[Sheet1.B84]" table:style-name="ce5">
            <text:p>10</text:p>
          </table:table-cell>
          <table:table-cell office:value-type="float" office:value="20.757000000000001" table:formula="of:=MAX([Sheet1.H83:.L87])+MAX([Sheet1.H83:.L87])/10" table:style-name="ce5">
            <text:p>20.757</text:p>
          </table:table-cell>
          <table:table-cell table:style-name="ce5"/>
          <table:table-cell office:value-type="float" office:value="3.47" table:formula="of:=[Sheet1.I84]" table:style-name="ce5">
            <text:p>3.47</text:p>
          </table:table-cell>
          <table:table-cell table:number-columns-repeated="4" table:style-name="ce5"/>
          <table:table-cell table:number-columns-repeated="16376"/>
        </table:table-row>
        <table:table-row table:style-name="ro1">
          <table:table-cell office:value-type="float" office:value="15" table:formula="of:=[Sheet1.B85]" table:style-name="ce5">
            <text:p>15</text:p>
          </table:table-cell>
          <table:table-cell office:value-type="float" office:value="20.757000000000001" table:formula="of:=MAX([Sheet1.H83:.L87])+MAX([Sheet1.H83:.L87])/10" table:style-name="ce5">
            <text:p>20.757</text:p>
          </table:table-cell>
          <table:table-cell table:style-name="ce5"/>
          <table:table-cell office:value-type="float" office:value="9.08" table:formula="of:=[Sheet1.I85]" table:style-name="ce5">
            <text:p>9.08</text:p>
          </table:table-cell>
          <table:table-cell table:number-columns-repeated="3" table:style-name="ce5"/>
          <table:table-cell office:value-type="float" office:value="7.0000000000000007E-2" table:formula="of:=[Sheet1.I82]" table:style-name="ce5">
            <text:p>0.07</text:p>
          </table:table-cell>
          <table:table-cell table:number-columns-repeated="16376"/>
        </table:table-row>
        <table:table-row table:style-name="ro1">
          <table:table-cell office:value-type="float" office:value="20" table:formula="of:=[Sheet1.B86]" table:style-name="ce5">
            <text:p>20</text:p>
          </table:table-cell>
          <table:table-cell office:value-type="float" office:value="20.757000000000001" table:formula="of:=MAX([Sheet1.H83:.L87])+MAX([Sheet1.H83:.L87])/10" table:style-name="ce5">
            <text:p>20.757</text:p>
          </table:table-cell>
          <table:table-cell table:style-name="ce5"/>
          <table:table-cell office:value-type="float" office:value="11.74" table:formula="of:=[Sheet1.I86]" table:style-name="ce5">
            <text:p>11.74</text:p>
          </table:table-cell>
          <table:table-cell table:number-columns-repeated="4" table:style-name="ce5"/>
          <table:table-cell table:number-columns-repeated="16376"/>
        </table:table-row>
        <table:table-row table:style-name="ro1">
          <table:table-cell office:value-type="float" office:value="25" table:formula="of:=[Sheet1.B87]" table:style-name="ce5">
            <text:p>25</text:p>
          </table:table-cell>
          <table:table-cell office:value-type="float" office:value="20.757000000000001" table:formula="of:=MAX([Sheet1.H83:.L87])+MAX([Sheet1.H83:.L87])/10" table:style-name="ce5">
            <text:p>20.757</text:p>
          </table:table-cell>
          <table:table-cell table:style-name="ce5"/>
          <table:table-cell office:value-type="float" office:value="13.1" table:formula="of:=[Sheet1.I87]" table:style-name="ce5">
            <text:p>13.1</text:p>
          </table:table-cell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8" table:style-name="ce5"/>
          <table:table-cell table:number-columns-repeated="16376"/>
        </table:table-row>
        <table:table-row table:style-name="ro1">
          <table:table-cell office:value-type="float" office:value="5" table:formula="of:=[Sheet1.B83]" table:style-name="ce5">
            <text:p>5</text:p>
          </table:table-cell>
          <table:table-cell office:value-type="float" office:value="20.757000000000001" table:formula="of:=MAX([Sheet1.H83:.L87])+MAX([Sheet1.H83:.L87])/10" table:style-name="ce5">
            <text:p>20.757</text:p>
          </table:table-cell>
          <table:table-cell table:number-columns-repeated="2" table:style-name="ce5"/>
          <table:table-cell office:value-type="float" office:value="2.06" table:formula="of:=[Sheet1.J83]" table:style-name="ce5">
            <text:p>2.06</text:p>
          </table:table-cell>
          <table:table-cell table:number-columns-repeated="3" table:style-name="ce5"/>
          <table:table-cell table:number-columns-repeated="16376"/>
        </table:table-row>
        <table:table-row table:style-name="ro1">
          <table:table-cell office:value-type="float" office:value="10" table:formula="of:=[Sheet1.B84]" table:style-name="ce5">
            <text:p>10</text:p>
          </table:table-cell>
          <table:table-cell office:value-type="float" office:value="20.757000000000001" table:formula="of:=MAX([Sheet1.H83:.L87])+MAX([Sheet1.H83:.L87])/10" table:style-name="ce5">
            <text:p>20.757</text:p>
          </table:table-cell>
          <table:table-cell table:number-columns-repeated="2" table:style-name="ce5"/>
          <table:table-cell office:value-type="float" office:value="4.3899999999999997" table:formula="of:=[Sheet1.J84]" table:style-name="ce5">
            <text:p>4.39</text:p>
          </table:table-cell>
          <table:table-cell table:number-columns-repeated="3" table:style-name="ce5"/>
          <table:table-cell table:number-columns-repeated="16376"/>
        </table:table-row>
        <table:table-row table:style-name="ro1">
          <table:table-cell office:value-type="float" office:value="15" table:formula="of:=[Sheet1.B85]" table:style-name="ce5">
            <text:p>15</text:p>
          </table:table-cell>
          <table:table-cell office:value-type="float" office:value="20.757000000000001" table:formula="of:=MAX([Sheet1.H83:.L87])+MAX([Sheet1.H83:.L87])/10" table:style-name="ce5">
            <text:p>20.757</text:p>
          </table:table-cell>
          <table:table-cell table:number-columns-repeated="2" table:style-name="ce5"/>
          <table:table-cell office:value-type="float" office:value="10.26" table:formula="of:=[Sheet1.J85]" table:style-name="ce5">
            <text:p>10.26</text:p>
          </table:table-cell>
          <table:table-cell table:number-columns-repeated="2" table:style-name="ce5"/>
          <table:table-cell office:value-type="float" office:value="0.08" table:formula="of:=[Sheet1.J82]" table:style-name="ce5">
            <text:p>0.08</text:p>
          </table:table-cell>
          <table:table-cell table:number-columns-repeated="16376"/>
        </table:table-row>
        <table:table-row table:style-name="ro1">
          <table:table-cell office:value-type="float" office:value="20" table:formula="of:=[Sheet1.B86]" table:style-name="ce5">
            <text:p>20</text:p>
          </table:table-cell>
          <table:table-cell office:value-type="float" office:value="20.757000000000001" table:formula="of:=MAX([Sheet1.H83:.L87])+MAX([Sheet1.H83:.L87])/10" table:style-name="ce5">
            <text:p>20.757</text:p>
          </table:table-cell>
          <table:table-cell table:number-columns-repeated="2" table:style-name="ce5"/>
          <table:table-cell office:value-type="float" office:value="13.16" table:formula="of:=[Sheet1.J86]" table:style-name="ce5">
            <text:p>13.16</text:p>
          </table:table-cell>
          <table:table-cell table:number-columns-repeated="3" table:style-name="ce5"/>
          <table:table-cell table:number-columns-repeated="16376"/>
        </table:table-row>
        <table:table-row table:style-name="ro1">
          <table:table-cell office:value-type="float" office:value="25" table:formula="of:=[Sheet1.B87]" table:style-name="ce5">
            <text:p>25</text:p>
          </table:table-cell>
          <table:table-cell office:value-type="float" office:value="20.757000000000001" table:formula="of:=MAX([Sheet1.H83:.L87])+MAX([Sheet1.H83:.L87])/10" table:style-name="ce5">
            <text:p>20.757</text:p>
          </table:table-cell>
          <table:table-cell table:number-columns-repeated="2" table:style-name="ce5"/>
          <table:table-cell office:value-type="float" office:value="14.84" table:formula="of:=[Sheet1.J87]" table:style-name="ce5">
            <text:p>14.84</text:p>
          </table:table-cell>
          <table:table-cell table:number-columns-repeated="3" table:style-name="ce5"/>
          <table:table-cell table:number-columns-repeated="16376"/>
        </table:table-row>
        <table:table-row table:style-name="ro1">
          <table:table-cell table:number-columns-repeated="8" table:style-name="ce5"/>
          <table:table-cell table:number-columns-repeated="16376"/>
        </table:table-row>
        <table:table-row table:style-name="ro1">
          <table:table-cell office:value-type="float" office:value="5" table:formula="of:=[Sheet1.B83]" table:style-name="ce5">
            <text:p>5</text:p>
          </table:table-cell>
          <table:table-cell office:value-type="float" office:value="20.757000000000001" table:formula="of:=MAX([Sheet1.H83:.L87])+MAX([Sheet1.H83:.L87])/10" table:style-name="ce5">
            <text:p>20.757</text:p>
          </table:table-cell>
          <table:table-cell table:number-columns-repeated="3" table:style-name="ce5"/>
          <table:table-cell office:value-type="float" office:value="2.97" table:formula="of:=[Sheet1.K83]" table:style-name="ce5">
            <text:p>2.97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office:value-type="float" office:value="10" table:formula="of:=[Sheet1.B84]" table:style-name="ce5">
            <text:p>10</text:p>
          </table:table-cell>
          <table:table-cell office:value-type="float" office:value="20.757000000000001" table:formula="of:=MAX([Sheet1.H83:.L87])+MAX([Sheet1.H83:.L87])/10" table:style-name="ce5">
            <text:p>20.757</text:p>
          </table:table-cell>
          <table:table-cell table:number-columns-repeated="3" table:style-name="ce5"/>
          <table:table-cell office:value-type="float" office:value="5.0199999999999996" table:formula="of:=[Sheet1.K84]" table:style-name="ce5">
            <text:p>5.02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office:value-type="float" office:value="15" table:formula="of:=[Sheet1.B85]" table:style-name="ce5">
            <text:p>15</text:p>
          </table:table-cell>
          <table:table-cell office:value-type="float" office:value="20.757000000000001" table:formula="of:=MAX([Sheet1.H83:.L87])+MAX([Sheet1.H83:.L87])/10" table:style-name="ce5">
            <text:p>20.757</text:p>
          </table:table-cell>
          <table:table-cell table:number-columns-repeated="3" table:style-name="ce5"/>
          <table:table-cell office:value-type="float" office:value="11.88" table:formula="of:=[Sheet1.K85]" table:style-name="ce5">
            <text:p>11.88</text:p>
          </table:table-cell>
          <table:table-cell table:style-name="ce5"/>
          <table:table-cell office:value-type="float" office:value="0.09" table:formula="of:=[Sheet1.K82]" table:style-name="ce5">
            <text:p>0.09</text:p>
          </table:table-cell>
          <table:table-cell table:number-columns-repeated="16376"/>
        </table:table-row>
        <table:table-row table:style-name="ro1">
          <table:table-cell office:value-type="float" office:value="20" table:formula="of:=[Sheet1.B86]" table:style-name="ce5">
            <text:p>20</text:p>
          </table:table-cell>
          <table:table-cell office:value-type="float" office:value="20.757000000000001" table:formula="of:=MAX([Sheet1.H83:.L87])+MAX([Sheet1.H83:.L87])/10" table:style-name="ce5">
            <text:p>20.757</text:p>
          </table:table-cell>
          <table:table-cell table:number-columns-repeated="3" table:style-name="ce5"/>
          <table:table-cell office:value-type="float" office:value="15.33" table:formula="of:=[Sheet1.K86]" table:style-name="ce5">
            <text:p>15.33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office:value-type="float" office:value="25" table:formula="of:=[Sheet1.B87]" table:style-name="ce5">
            <text:p>25</text:p>
          </table:table-cell>
          <table:table-cell office:value-type="float" office:value="20.757000000000001" table:formula="of:=MAX([Sheet1.H83:.L87])+MAX([Sheet1.H83:.L87])/10" table:style-name="ce5">
            <text:p>20.757</text:p>
          </table:table-cell>
          <table:table-cell table:number-columns-repeated="3" table:style-name="ce5"/>
          <table:table-cell office:value-type="float" office:value="16.93" table:formula="of:=[Sheet1.K87]" table:style-name="ce5">
            <text:p>16.93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table:number-columns-repeated="8" table:style-name="ce5"/>
          <table:table-cell table:number-columns-repeated="16376"/>
        </table:table-row>
        <table:table-row table:style-name="ro1">
          <table:table-cell office:value-type="float" office:value="5" table:formula="of:=[Sheet1.B83]" table:style-name="ce5">
            <text:p>5</text:p>
          </table:table-cell>
          <table:table-cell office:value-type="float" office:value="20.757000000000001" table:formula="of:=MAX([Sheet1.H83:.L87])+MAX([Sheet1.H83:.L87])/10" table:style-name="ce5">
            <text:p>20.757</text:p>
          </table:table-cell>
          <table:table-cell table:number-columns-repeated="4" table:style-name="ce5"/>
          <table:table-cell office:value-type="float" office:value="3.72" table:formula="of:=[Sheet1.L83]" table:style-name="ce5">
            <text:p>3.72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float" office:value="10" table:formula="of:=[Sheet1.B84]" table:style-name="ce5">
            <text:p>10</text:p>
          </table:table-cell>
          <table:table-cell office:value-type="float" office:value="20.757000000000001" table:formula="of:=MAX([Sheet1.H83:.L87])+MAX([Sheet1.H83:.L87])/10" table:style-name="ce5">
            <text:p>20.757</text:p>
          </table:table-cell>
          <table:table-cell table:number-columns-repeated="4" table:style-name="ce5"/>
          <table:table-cell office:value-type="float" office:value="6.27" table:formula="of:=[Sheet1.L84]" table:style-name="ce5">
            <text:p>6.27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float" office:value="15" table:formula="of:=[Sheet1.B85]" table:style-name="ce5">
            <text:p>15</text:p>
          </table:table-cell>
          <table:table-cell office:value-type="float" office:value="20.757000000000001" table:formula="of:=MAX([Sheet1.H83:.L87])+MAX([Sheet1.H83:.L87])/10" table:style-name="ce5">
            <text:p>20.757</text:p>
          </table:table-cell>
          <table:table-cell table:number-columns-repeated="4" table:style-name="ce5"/>
          <table:table-cell office:value-type="float" office:value="13.6" table:formula="of:=[Sheet1.L85]" table:style-name="ce5">
            <text:p>13.6</text:p>
          </table:table-cell>
          <table:table-cell office:value-type="float" office:value="9.9999999999999992E-2" table:formula="of:=[Sheet1.L82]" table:style-name="ce5">
            <text:p>0.1</text:p>
          </table:table-cell>
          <table:table-cell table:number-columns-repeated="16376"/>
        </table:table-row>
        <table:table-row table:style-name="ro1">
          <table:table-cell office:value-type="float" office:value="20" table:formula="of:=[Sheet1.B86]" table:style-name="ce5">
            <text:p>20</text:p>
          </table:table-cell>
          <table:table-cell office:value-type="float" office:value="20.757000000000001" table:formula="of:=MAX([Sheet1.H83:.L87])+MAX([Sheet1.H83:.L87])/10" table:style-name="ce5">
            <text:p>20.757</text:p>
          </table:table-cell>
          <table:table-cell table:number-columns-repeated="4" table:style-name="ce5"/>
          <table:table-cell office:value-type="float" office:value="16.93" table:formula="of:=[Sheet1.L86]" table:style-name="ce5">
            <text:p>16.93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float" office:value="25" table:formula="of:=[Sheet1.B87]" table:style-name="ce5">
            <text:p>25</text:p>
          </table:table-cell>
          <table:table-cell office:value-type="float" office:value="20.757000000000001" table:formula="of:=MAX([Sheet1.H83:.L87])+MAX([Sheet1.H83:.L87])/10" table:style-name="ce5">
            <text:p>20.757</text:p>
          </table:table-cell>
          <table:table-cell table:number-columns-repeated="4" table:style-name="ce5"/>
          <table:table-cell office:value-type="float" office:value="18.87" table:formula="of:=[Sheet1.L87]" table:style-name="ce5">
            <text:p>18.87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">
            <text:p>Note: This set of data is generated when you create a multi series area chart, so please do not modify or delete it to avoid causing a difference arrow chart error</text:p>
          </table:table-cell>
          <table:table-cell table:number-columns-repeated="16383" table:style-name="ce1"/>
        </table:table-row>
        <table:table-row table:number-rows-repeated="10481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330</meta:generator>
    <meta:initial-creator>D Mitra</meta:initial-creator>
    <dc:creator>D Mitra</dc:creator>
    <meta:creation-date>2022-05-27T05:34:34Z</meta:creation-date>
    <dc:date>2022-07-15T02:56:0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020">
      <style:chart-properties chart:auto-position="true">
        <chart:label-separator>
          <text:p text:style-name="a6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1">
      <style:chart-properties chart:auto-position="true">
        <chart:label-separator>
          <text:p text:style-name="a65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2">
      <style:chart-properties chart:auto-position="true">
        <chart:label-separator>
          <text:p text:style-name="a68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3">
      <style:chart-properties chart:auto-position="true">
        <chart:label-separator>
          <text:p text:style-name="a71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4">
      <style:chart-properties chart:auto-position="true">
        <chart:label-separator>
          <text:p text:style-name="a7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5">
      <style:chart-properties chart:auto-position="true">
        <chart:label-separator>
          <text:p text:style-name="a77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6">
      <style:chart-properties chart:auto-position="true">
        <chart:label-separator>
          <text:p text:style-name="a80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7">
      <style:chart-properties chart:auto-position="true">
        <chart:label-separator>
          <text:p text:style-name="a83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8">
      <style:chart-properties chart:auto-position="true">
        <chart:label-separator>
          <text:p text:style-name="a86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1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2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3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14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5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6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7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8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9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61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5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64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67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2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0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23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3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4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6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5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9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6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82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7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85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28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88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0">
      <style:chart-properties chart:auto-position="true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true">
        <chart:label-separator>
          <text:p text:style-name="a5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">
      <style:chart-properties chart:auto-position="true">
        <chart:label-separator>
          <text:p text:style-name="a8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3">
      <style:chart-properties chart:auto-position="true">
        <chart:label-separator>
          <text:p text:style-name="a11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4">
      <style:chart-properties chart:auto-position="true">
        <chart:label-separator>
          <text:p text:style-name="a1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5">
      <style:chart-properties chart:auto-position="true">
        <chart:label-separator>
          <text:p text:style-name="a17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true">
        <chart:label-separator>
          <text:p text:style-name="a20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7">
      <style:chart-properties chart:auto-position="true">
        <chart:label-separator>
          <text:p text:style-name="a23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8">
      <style:chart-properties chart:auto-position="true">
        <chart:label-separator>
          <text:p text:style-name="a26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09">
      <style:chart-properties chart:auto-position="true">
        <chart:label-separator>
          <text:p text:style-name="a29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10">
      <style:chart-properties chart:auto-position="true">
        <chart:label-separator>
          <text:p text:style-name="a3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1">
      <style:chart-properties chart:auto-position="true">
        <chart:label-separator>
          <text:p text:style-name="a35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2">
      <style:chart-properties chart:auto-position="true">
        <chart:label-separator>
          <text:p text:style-name="a38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3">
      <style:chart-properties chart:auto-position="true">
        <chart:label-separator>
          <text:p text:style-name="a41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4">
      <style:chart-properties chart:auto-position="true">
        <chart:label-separator>
          <text:p text:style-name="a4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5">
      <style:chart-properties chart:auto-position="true">
        <chart:label-separator>
          <text:p text:style-name="a47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6">
      <style:chart-properties chart:auto-position="true">
        <chart:label-separator>
          <text:p text:style-name="a50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7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7">
      <style:chart-properties chart:auto-position="true">
        <chart:label-separator>
          <text:p text:style-name="a53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8">
      <style:chart-properties chart:auto-position="true">
        <chart:label-separator>
          <text:p text:style-name="a56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4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9">
      <style:chart-properties chart:auto-position="true">
        <chart:label-separator>
          <text:p text:style-name="a59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5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7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8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9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chart>
      <chart:chart chart:class="chart:bar" svg:height="194.80031496063pt" svg:width="767.000157480315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title chart:style-name="AT01">
              <text:p text:style-name="a0" text:class-names="" text:cond-style-name="">k</text:p>
            </chart:title>
            <chart:categories table:cell-range-address="Kutools_Chart.$A$267:.$A$295"/>
          </chart:axis>
          <chart:series chart:values-cell-range-address="Kutools_Chart.$B$267:.$B$295" chart:class="chart:bar" chart:attached-axis="primary-y" chart:style-name="G0S0">
            <chart:data-label chart:style-name="DL00"/>
            <chart:data-point chart:style-name="G0S0P0">
              <chart:data-label chart:style-name="DL000">
                <text:p text:style-name="a3" text:class-names="" text:cond-style-name="">​</text:p>
              </chart:data-label>
            </chart:data-point>
            <chart:data-point chart:style-name="G0S0P1">
              <chart:data-label chart:style-name="DL001">
                <text:p text:style-name="a6" text:class-names="" text:cond-style-name="">​</text:p>
              </chart:data-label>
            </chart:data-point>
            <chart:data-point chart:style-name="G0S0P2">
              <chart:data-label chart:style-name="DL002">
                <text:p text:style-name="a9" text:class-names="" text:cond-style-name="">q=0.01</text:p>
              </chart:data-label>
            </chart:data-point>
            <chart:data-point chart:style-name="G0S0P3">
              <chart:data-label chart:style-name="DL003">
                <text:p text:style-name="a12" text:class-names="" text:cond-style-name="">​</text:p>
              </chart:data-label>
            </chart:data-point>
            <chart:data-point chart:style-name="G0S0P4">
              <chart:data-label chart:style-name="DL004">
                <text:p text:style-name="a15" text:class-names="" text:cond-style-name="">​</text:p>
              </chart:data-label>
            </chart:data-point>
            <chart:data-point chart:style-name="G0S0P5">
              <chart:data-label chart:style-name="DL005">
                <text:p text:style-name="a18" text:class-names="" text:cond-style-name="">​</text:p>
              </chart:data-label>
            </chart:data-point>
            <chart:data-point chart:style-name="G0S0P6">
              <chart:data-label chart:style-name="DL006">
                <text:p text:style-name="a21" text:class-names="" text:cond-style-name="">​</text:p>
              </chart:data-label>
            </chart:data-point>
            <chart:data-point chart:style-name="G0S0P7">
              <chart:data-label chart:style-name="DL007">
                <text:p text:style-name="a24" text:class-names="" text:cond-style-name="">​</text:p>
              </chart:data-label>
            </chart:data-point>
            <chart:data-point chart:style-name="G0S0P8">
              <chart:data-label chart:style-name="DL008">
                <text:p text:style-name="a27" text:class-names="" text:cond-style-name="">q=0.02</text:p>
              </chart:data-label>
            </chart:data-point>
            <chart:data-point chart:style-name="G0S0P9">
              <chart:data-label chart:style-name="DL009">
                <text:p text:style-name="a30" text:class-names="" text:cond-style-name="">​</text:p>
              </chart:data-label>
            </chart:data-point>
            <chart:data-point chart:style-name="G0S0P10">
              <chart:data-label chart:style-name="DL0010">
                <text:p text:style-name="a33" text:class-names="" text:cond-style-name="">​</text:p>
              </chart:data-label>
            </chart:data-point>
            <chart:data-point chart:style-name="G0S0P11">
              <chart:data-label chart:style-name="DL0011">
                <text:p text:style-name="a36" text:class-names="" text:cond-style-name="">​</text:p>
              </chart:data-label>
            </chart:data-point>
            <chart:data-point chart:style-name="G0S0P12">
              <chart:data-label chart:style-name="DL0012">
                <text:p text:style-name="a39" text:class-names="" text:cond-style-name="">​</text:p>
              </chart:data-label>
            </chart:data-point>
            <chart:data-point chart:style-name="G0S0P13">
              <chart:data-label chart:style-name="DL0013">
                <text:p text:style-name="a42" text:class-names="" text:cond-style-name="">​</text:p>
              </chart:data-label>
            </chart:data-point>
            <chart:data-point chart:style-name="G0S0P14">
              <chart:data-label chart:style-name="DL0014">
                <text:p text:style-name="a45" text:class-names="" text:cond-style-name="">q=0.03</text:p>
              </chart:data-label>
            </chart:data-point>
            <chart:data-point chart:style-name="G0S0P15">
              <chart:data-label chart:style-name="DL0015">
                <text:p text:style-name="a48" text:class-names="" text:cond-style-name="">​</text:p>
              </chart:data-label>
            </chart:data-point>
            <chart:data-point chart:style-name="G0S0P16">
              <chart:data-label chart:style-name="DL0016">
                <text:p text:style-name="a51" text:class-names="" text:cond-style-name="">​</text:p>
              </chart:data-label>
            </chart:data-point>
            <chart:data-point chart:style-name="G0S0P17">
              <chart:data-label chart:style-name="DL0017">
                <text:p text:style-name="a54" text:class-names="" text:cond-style-name="">​</text:p>
              </chart:data-label>
            </chart:data-point>
            <chart:data-point chart:style-name="G0S0P18">
              <chart:data-label chart:style-name="DL0018">
                <text:p text:style-name="a57" text:class-names="" text:cond-style-name="">​</text:p>
              </chart:data-label>
            </chart:data-point>
            <chart:data-point chart:style-name="G0S0P19">
              <chart:data-label chart:style-name="DL0019">
                <text:p text:style-name="a60" text:class-names="" text:cond-style-name="">​</text:p>
              </chart:data-label>
            </chart:data-point>
            <chart:data-point chart:style-name="G0S0P20">
              <chart:data-label chart:style-name="DL0020">
                <text:p text:style-name="a63" text:class-names="" text:cond-style-name="">q=0.04</text:p>
              </chart:data-label>
            </chart:data-point>
            <chart:data-point chart:style-name="G0S0P21">
              <chart:data-label chart:style-name="DL0021">
                <text:p text:style-name="a66" text:class-names="" text:cond-style-name="">​</text:p>
              </chart:data-label>
            </chart:data-point>
            <chart:data-point chart:style-name="G0S0P22">
              <chart:data-label chart:style-name="DL0022">
                <text:p text:style-name="a69" text:class-names="" text:cond-style-name="">​</text:p>
              </chart:data-label>
            </chart:data-point>
            <chart:data-point chart:style-name="G0S0P23">
              <chart:data-label chart:style-name="DL0023">
                <text:p text:style-name="a72" text:class-names="" text:cond-style-name="">​</text:p>
              </chart:data-label>
            </chart:data-point>
            <chart:data-point chart:style-name="G0S0P24">
              <chart:data-label chart:style-name="DL0024">
                <text:p text:style-name="a75" text:class-names="" text:cond-style-name="">​</text:p>
              </chart:data-label>
            </chart:data-point>
            <chart:data-point chart:style-name="G0S0P25">
              <chart:data-label chart:style-name="DL0025">
                <text:p text:style-name="a78" text:class-names="" text:cond-style-name="">​</text:p>
              </chart:data-label>
            </chart:data-point>
            <chart:data-point chart:style-name="G0S0P26">
              <chart:data-label chart:style-name="DL0026">
                <text:p text:style-name="a81" text:class-names="" text:cond-style-name="">q=0.05</text:p>
              </chart:data-label>
            </chart:data-point>
            <chart:data-point chart:style-name="G0S0P27">
              <chart:data-label chart:style-name="DL0027">
                <text:p text:style-name="a84" text:class-names="" text:cond-style-name="">​</text:p>
              </chart:data-label>
            </chart:data-point>
            <chart:data-point chart:style-name="G0S0P28">
              <chart:data-label chart:style-name="DL0028">
                <text:p text:style-name="a87" text:class-names="" text:cond-style-name="">​</text:p>
              </chart:data-label>
            </chart:data-point>
          </chart:series>
          <chart:series chart:label-cell-address="Sheet1.$C$3" chart:values-cell-range-address="Kutools_Chart.$C$267:.$C$295" chart:class="chart:bar" chart:attached-axis="primary-y" chart:style-name="G0S1">
            <chart:data-point chart:repeated="29"/>
          </chart:series>
          <chart:series chart:label-cell-address="Sheet1.$D$3" chart:values-cell-range-address="Kutools_Chart.$D$267:.$D$295" chart:class="chart:bar" chart:attached-axis="primary-y" chart:style-name="G0S2">
            <chart:data-point chart:repeated="29"/>
          </chart:series>
          <chart:series chart:label-cell-address="Sheet1.$E$3" chart:values-cell-range-address="Kutools_Chart.$E$267:.$E$295" chart:class="chart:bar" chart:attached-axis="primary-y" chart:style-name="G0S3">
            <chart:data-point chart:repeated="29"/>
          </chart:series>
          <chart:series chart:label-cell-address="Sheet1.$F$3" chart:values-cell-range-address="Kutools_Chart.$F$267:.$F$295" chart:class="chart:bar" chart:attached-axis="primary-y" chart:style-name="G0S4">
            <chart:data-point chart:repeated="29"/>
          </chart:series>
          <chart:series chart:label-cell-address="Sheet1.$G$3" chart:values-cell-range-address="Kutools_Chart.$G$267:.$G$295" chart:class="chart:bar" chart:attached-axis="primary-y" chart:style-name="G0S5">
            <chart:data-point chart:repeated="2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020">
      <style:chart-properties chart:auto-position="true">
        <chart:label-separator>
          <text:p text:style-name="a6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1">
      <style:chart-properties chart:auto-position="true">
        <chart:label-separator>
          <text:p text:style-name="a65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2">
      <style:chart-properties chart:auto-position="true">
        <chart:label-separator>
          <text:p text:style-name="a68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3">
      <style:chart-properties chart:auto-position="true">
        <chart:label-separator>
          <text:p text:style-name="a71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4">
      <style:chart-properties chart:auto-position="true">
        <chart:label-separator>
          <text:p text:style-name="a7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5">
      <style:chart-properties chart:auto-position="true">
        <chart:label-separator>
          <text:p text:style-name="a77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6">
      <style:chart-properties chart:auto-position="true">
        <chart:label-separator>
          <text:p text:style-name="a80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7">
      <style:chart-properties chart:auto-position="true">
        <chart:label-separator>
          <text:p text:style-name="a83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8">
      <style:chart-properties chart:auto-position="true">
        <chart:label-separator>
          <text:p text:style-name="a86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1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2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3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14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5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6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7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8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9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61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5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64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67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2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0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23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3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4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6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5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9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6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82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7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85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28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88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0">
      <style:chart-properties chart:auto-position="true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true">
        <chart:label-separator>
          <text:p text:style-name="a5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">
      <style:chart-properties chart:auto-position="true">
        <chart:label-separator>
          <text:p text:style-name="a8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3">
      <style:chart-properties chart:auto-position="true">
        <chart:label-separator>
          <text:p text:style-name="a11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4">
      <style:chart-properties chart:auto-position="true">
        <chart:label-separator>
          <text:p text:style-name="a1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5">
      <style:chart-properties chart:auto-position="true">
        <chart:label-separator>
          <text:p text:style-name="a17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true">
        <chart:label-separator>
          <text:p text:style-name="a20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7">
      <style:chart-properties chart:auto-position="true">
        <chart:label-separator>
          <text:p text:style-name="a23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8">
      <style:chart-properties chart:auto-position="true">
        <chart:label-separator>
          <text:p text:style-name="a26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09">
      <style:chart-properties chart:auto-position="true">
        <chart:label-separator>
          <text:p text:style-name="a29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10">
      <style:chart-properties chart:auto-position="true">
        <chart:label-separator>
          <text:p text:style-name="a3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1">
      <style:chart-properties chart:auto-position="true">
        <chart:label-separator>
          <text:p text:style-name="a35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2">
      <style:chart-properties chart:auto-position="true">
        <chart:label-separator>
          <text:p text:style-name="a38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3">
      <style:chart-properties chart:auto-position="true">
        <chart:label-separator>
          <text:p text:style-name="a41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4">
      <style:chart-properties chart:auto-position="true">
        <chart:label-separator>
          <text:p text:style-name="a4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5">
      <style:chart-properties chart:auto-position="true">
        <chart:label-separator>
          <text:p text:style-name="a47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6">
      <style:chart-properties chart:auto-position="true">
        <chart:label-separator>
          <text:p text:style-name="a50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7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7">
      <style:chart-properties chart:auto-position="true">
        <chart:label-separator>
          <text:p text:style-name="a53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8">
      <style:chart-properties chart:auto-position="true">
        <chart:label-separator>
          <text:p text:style-name="a56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4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9">
      <style:chart-properties chart:auto-position="true">
        <chart:label-separator>
          <text:p text:style-name="a59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5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7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8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9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chart>
      <chart:chart chart:class="chart:bar" svg:height="194.582125984252pt" svg:width="768.363779527559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title chart:style-name="AT01">
              <text:p text:style-name="a0" text:class-names="" text:cond-style-name="">k</text:p>
            </chart:title>
            <chart:categories table:cell-range-address="Kutools_Chart.$A$298:.$A$326"/>
          </chart:axis>
          <chart:series chart:values-cell-range-address="Kutools_Chart.$B$298:.$B$326" chart:class="chart:bar" chart:attached-axis="primary-y" chart:style-name="G0S0">
            <chart:data-label chart:style-name="DL00"/>
            <chart:data-point chart:style-name="G0S0P0">
              <chart:data-label chart:style-name="DL000">
                <text:p text:style-name="a3" text:class-names="" text:cond-style-name="">​</text:p>
              </chart:data-label>
            </chart:data-point>
            <chart:data-point chart:style-name="G0S0P1">
              <chart:data-label chart:style-name="DL001">
                <text:p text:style-name="a6" text:class-names="" text:cond-style-name="">​</text:p>
              </chart:data-label>
            </chart:data-point>
            <chart:data-point chart:style-name="G0S0P2">
              <chart:data-label chart:style-name="DL002">
                <text:p text:style-name="a9" text:class-names="" text:cond-style-name="">q=0.06</text:p>
              </chart:data-label>
            </chart:data-point>
            <chart:data-point chart:style-name="G0S0P3">
              <chart:data-label chart:style-name="DL003">
                <text:p text:style-name="a12" text:class-names="" text:cond-style-name="">​</text:p>
              </chart:data-label>
            </chart:data-point>
            <chart:data-point chart:style-name="G0S0P4">
              <chart:data-label chart:style-name="DL004">
                <text:p text:style-name="a15" text:class-names="" text:cond-style-name="">​</text:p>
              </chart:data-label>
            </chart:data-point>
            <chart:data-point chart:style-name="G0S0P5">
              <chart:data-label chart:style-name="DL005">
                <text:p text:style-name="a18" text:class-names="" text:cond-style-name="">​</text:p>
              </chart:data-label>
            </chart:data-point>
            <chart:data-point chart:style-name="G0S0P6">
              <chart:data-label chart:style-name="DL006">
                <text:p text:style-name="a21" text:class-names="" text:cond-style-name="">​</text:p>
              </chart:data-label>
            </chart:data-point>
            <chart:data-point chart:style-name="G0S0P7">
              <chart:data-label chart:style-name="DL007">
                <text:p text:style-name="a24" text:class-names="" text:cond-style-name="">​</text:p>
              </chart:data-label>
            </chart:data-point>
            <chart:data-point chart:style-name="G0S0P8">
              <chart:data-label chart:style-name="DL008">
                <text:p text:style-name="a27" text:class-names="" text:cond-style-name="">q=0.07</text:p>
              </chart:data-label>
            </chart:data-point>
            <chart:data-point chart:style-name="G0S0P9">
              <chart:data-label chart:style-name="DL009">
                <text:p text:style-name="a30" text:class-names="" text:cond-style-name="">​</text:p>
              </chart:data-label>
            </chart:data-point>
            <chart:data-point chart:style-name="G0S0P10">
              <chart:data-label chart:style-name="DL0010">
                <text:p text:style-name="a33" text:class-names="" text:cond-style-name="">​</text:p>
              </chart:data-label>
            </chart:data-point>
            <chart:data-point chart:style-name="G0S0P11">
              <chart:data-label chart:style-name="DL0011">
                <text:p text:style-name="a36" text:class-names="" text:cond-style-name="">​</text:p>
              </chart:data-label>
            </chart:data-point>
            <chart:data-point chart:style-name="G0S0P12">
              <chart:data-label chart:style-name="DL0012">
                <text:p text:style-name="a39" text:class-names="" text:cond-style-name="">​</text:p>
              </chart:data-label>
            </chart:data-point>
            <chart:data-point chart:style-name="G0S0P13">
              <chart:data-label chart:style-name="DL0013">
                <text:p text:style-name="a42" text:class-names="" text:cond-style-name="">​</text:p>
              </chart:data-label>
            </chart:data-point>
            <chart:data-point chart:style-name="G0S0P14">
              <chart:data-label chart:style-name="DL0014">
                <text:p text:style-name="a45" text:class-names="" text:cond-style-name="">q=0.08</text:p>
              </chart:data-label>
            </chart:data-point>
            <chart:data-point chart:style-name="G0S0P15">
              <chart:data-label chart:style-name="DL0015">
                <text:p text:style-name="a48" text:class-names="" text:cond-style-name="">​</text:p>
              </chart:data-label>
            </chart:data-point>
            <chart:data-point chart:style-name="G0S0P16">
              <chart:data-label chart:style-name="DL0016">
                <text:p text:style-name="a51" text:class-names="" text:cond-style-name="">​</text:p>
              </chart:data-label>
            </chart:data-point>
            <chart:data-point chart:style-name="G0S0P17">
              <chart:data-label chart:style-name="DL0017">
                <text:p text:style-name="a54" text:class-names="" text:cond-style-name="">​</text:p>
              </chart:data-label>
            </chart:data-point>
            <chart:data-point chart:style-name="G0S0P18">
              <chart:data-label chart:style-name="DL0018">
                <text:p text:style-name="a57" text:class-names="" text:cond-style-name="">​</text:p>
              </chart:data-label>
            </chart:data-point>
            <chart:data-point chart:style-name="G0S0P19">
              <chart:data-label chart:style-name="DL0019">
                <text:p text:style-name="a60" text:class-names="" text:cond-style-name="">​</text:p>
              </chart:data-label>
            </chart:data-point>
            <chart:data-point chart:style-name="G0S0P20">
              <chart:data-label chart:style-name="DL0020">
                <text:p text:style-name="a63" text:class-names="" text:cond-style-name="">q=0.09</text:p>
              </chart:data-label>
            </chart:data-point>
            <chart:data-point chart:style-name="G0S0P21">
              <chart:data-label chart:style-name="DL0021">
                <text:p text:style-name="a66" text:class-names="" text:cond-style-name="">​</text:p>
              </chart:data-label>
            </chart:data-point>
            <chart:data-point chart:style-name="G0S0P22">
              <chart:data-label chart:style-name="DL0022">
                <text:p text:style-name="a69" text:class-names="" text:cond-style-name="">​</text:p>
              </chart:data-label>
            </chart:data-point>
            <chart:data-point chart:style-name="G0S0P23">
              <chart:data-label chart:style-name="DL0023">
                <text:p text:style-name="a72" text:class-names="" text:cond-style-name="">​</text:p>
              </chart:data-label>
            </chart:data-point>
            <chart:data-point chart:style-name="G0S0P24">
              <chart:data-label chart:style-name="DL0024">
                <text:p text:style-name="a75" text:class-names="" text:cond-style-name="">​</text:p>
              </chart:data-label>
            </chart:data-point>
            <chart:data-point chart:style-name="G0S0P25">
              <chart:data-label chart:style-name="DL0025">
                <text:p text:style-name="a78" text:class-names="" text:cond-style-name="">​</text:p>
              </chart:data-label>
            </chart:data-point>
            <chart:data-point chart:style-name="G0S0P26">
              <chart:data-label chart:style-name="DL0026">
                <text:p text:style-name="a81" text:class-names="" text:cond-style-name="">q=0.1</text:p>
              </chart:data-label>
            </chart:data-point>
            <chart:data-point chart:style-name="G0S0P27">
              <chart:data-label chart:style-name="DL0027">
                <text:p text:style-name="a84" text:class-names="" text:cond-style-name="">​</text:p>
              </chart:data-label>
            </chart:data-point>
            <chart:data-point chart:style-name="G0S0P28">
              <chart:data-label chart:style-name="DL0028">
                <text:p text:style-name="a87" text:class-names="" text:cond-style-name="">​</text:p>
              </chart:data-label>
            </chart:data-point>
          </chart:series>
          <chart:series chart:label-cell-address="Sheet1.$H$3" chart:values-cell-range-address="Kutools_Chart.$C$298:.$C$326" chart:class="chart:bar" chart:attached-axis="primary-y" chart:style-name="G0S1">
            <chart:data-point chart:repeated="29"/>
          </chart:series>
          <chart:series chart:label-cell-address="Sheet1.$I$3" chart:values-cell-range-address="Kutools_Chart.$D$298:.$D$326" chart:class="chart:bar" chart:attached-axis="primary-y" chart:style-name="G0S2">
            <chart:data-point chart:repeated="29"/>
          </chart:series>
          <chart:series chart:label-cell-address="Sheet1.$J$3" chart:values-cell-range-address="Kutools_Chart.$E$298:.$E$326" chart:class="chart:bar" chart:attached-axis="primary-y" chart:style-name="G0S3">
            <chart:data-point chart:repeated="29"/>
          </chart:series>
          <chart:series chart:label-cell-address="Sheet1.$K$3" chart:values-cell-range-address="Kutools_Chart.$F$298:.$F$326" chart:class="chart:bar" chart:attached-axis="primary-y" chart:style-name="G0S4">
            <chart:data-point chart:repeated="29"/>
          </chart:series>
          <chart:series chart:label-cell-address="Sheet1.$L$3" chart:values-cell-range-address="Kutools_Chart.$G$298:.$G$326" chart:class="chart:bar" chart:attached-axis="primary-y" chart:style-name="G0S5">
            <chart:data-point chart:repeated="2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010">
      <style:chart-properties chart:auto-position="true">
        <chart:label-separator>
          <text:p text:style-name="a3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1">
      <style:chart-properties chart:auto-position="true">
        <chart:label-separator>
          <text:p text:style-name="a35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2">
      <style:chart-properties chart:auto-position="true">
        <chart:label-separator>
          <text:p text:style-name="a38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3">
      <style:chart-properties chart:auto-position="true">
        <chart:label-separator>
          <text:p text:style-name="a41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4">
      <style:chart-properties chart:auto-position="true">
        <chart:label-separator>
          <text:p text:style-name="a4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5">
      <style:chart-properties chart:auto-position="true">
        <chart:label-separator>
          <text:p text:style-name="a47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6">
      <style:chart-properties chart:auto-position="true">
        <chart:label-separator>
          <text:p text:style-name="a50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17">
      <style:chart-properties chart:auto-position="true">
        <chart:label-separator>
          <text:p text:style-name="a53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18">
      <style:chart-properties chart:auto-position="true">
        <chart:label-separator>
          <text:p text:style-name="a56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19">
      <style:chart-properties chart:auto-position="true">
        <chart:label-separator>
          <text:p text:style-name="a59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5" chart:overlap="100" chart:link-data-style-to-source="true" chart:visible="true" chart:logarithmic="false" chart:maximum="0.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0">
      <style:chart-properties chart:auto-position="true">
        <chart:label-separator>
          <text:p text:style-name="a6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1">
      <style:chart-properties chart:auto-position="true">
        <chart:label-separator>
          <text:p text:style-name="a65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022">
      <style:chart-properties chart:auto-position="true">
        <chart:label-separator>
          <text:p text:style-name="a68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3">
      <style:chart-properties chart:auto-position="true">
        <chart:label-separator>
          <text:p text:style-name="a71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4">
      <style:chart-properties chart:auto-position="true">
        <chart:label-separator>
          <text:p text:style-name="a7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1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5">
      <style:chart-properties chart:auto-position="true">
        <chart:label-separator>
          <text:p text:style-name="a77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6">
      <style:chart-properties chart:auto-position="true">
        <chart:label-separator>
          <text:p text:style-name="a80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2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6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3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7">
      <style:chart-properties chart:auto-position="true">
        <chart:label-separator>
          <text:p text:style-name="a83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7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4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8">
      <style:chart-properties chart:auto-position="true">
        <chart:label-separator>
          <text:p text:style-name="a86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8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5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9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6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17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8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9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61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2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64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67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2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0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23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3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4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6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5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9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6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82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7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85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8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88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true">
        <chart:label-separator>
          <text:p text:style-name="a5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true">
        <chart:label-separator>
          <text:p text:style-name="a8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3">
      <style:chart-properties chart:auto-position="true">
        <chart:label-separator>
          <text:p text:style-name="a11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4">
      <style:chart-properties chart:auto-position="true">
        <chart:label-separator>
          <text:p text:style-name="a1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05">
      <style:chart-properties chart:auto-position="true">
        <chart:label-separator>
          <text:p text:style-name="a17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6">
      <style:chart-properties chart:auto-position="true">
        <chart:label-separator>
          <text:p text:style-name="a20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7">
      <style:chart-properties chart:auto-position="true">
        <chart:label-separator>
          <text:p text:style-name="a23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8">
      <style:chart-properties chart:auto-position="true">
        <chart:label-separator>
          <text:p text:style-name="a26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9">
      <style:chart-properties chart:auto-position="true">
        <chart:label-separator>
          <text:p text:style-name="a29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P20">
      <style:graphic-properties draw:fill="solid" draw:fill-color="#ed7d31" draw:opacity="100%" draw:stroke="non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4P22">
      <style:graphic-properties draw:fill="solid" draw:fill-color="#ed7d31" draw:opacity="100%" draw:stroke="non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94.80031496063pt" svg:width="769.9996062992126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title chart:style-name="AT01">
              <text:p text:style-name="a0" text:class-names="" text:cond-style-name="">k</text:p>
            </chart:title>
            <chart:categories table:cell-range-address="Kutools_Chart.$A$329:.$A$357"/>
          </chart:axis>
          <chart:series chart:values-cell-range-address="Kutools_Chart.$B$329:.$B$357" chart:class="chart:bar" chart:attached-axis="primary-y" chart:style-name="G0S0">
            <chart:data-label chart:style-name="DL00"/>
            <chart:data-point chart:style-name="G0S0P0">
              <chart:data-label chart:style-name="DL000">
                <text:p text:style-name="a3" text:class-names="" text:cond-style-name="">​</text:p>
              </chart:data-label>
            </chart:data-point>
            <chart:data-point chart:style-name="G0S0P1">
              <chart:data-label chart:style-name="DL001">
                <text:p text:style-name="a6" text:class-names="" text:cond-style-name="">​</text:p>
              </chart:data-label>
            </chart:data-point>
            <chart:data-point chart:style-name="G0S0P2">
              <chart:data-label chart:style-name="DL002">
                <text:p text:style-name="a9" text:class-names="" text:cond-style-name="">q=0.01</text:p>
              </chart:data-label>
            </chart:data-point>
            <chart:data-point chart:style-name="G0S0P3">
              <chart:data-label chart:style-name="DL003">
                <text:p text:style-name="a12" text:class-names="" text:cond-style-name="">​</text:p>
              </chart:data-label>
            </chart:data-point>
            <chart:data-point chart:style-name="G0S0P4">
              <chart:data-label chart:style-name="DL004">
                <text:p text:style-name="a15" text:class-names="" text:cond-style-name="">​</text:p>
              </chart:data-label>
            </chart:data-point>
            <chart:data-point chart:style-name="G0S0P5">
              <chart:data-label chart:style-name="DL005">
                <text:p text:style-name="a18" text:class-names="" text:cond-style-name="">​</text:p>
              </chart:data-label>
            </chart:data-point>
            <chart:data-point chart:style-name="G0S0P6">
              <chart:data-label chart:style-name="DL006">
                <text:p text:style-name="a21" text:class-names="" text:cond-style-name="">​</text:p>
              </chart:data-label>
            </chart:data-point>
            <chart:data-point chart:style-name="G0S0P7">
              <chart:data-label chart:style-name="DL007">
                <text:p text:style-name="a24" text:class-names="" text:cond-style-name="">​</text:p>
              </chart:data-label>
            </chart:data-point>
            <chart:data-point chart:style-name="G0S0P8">
              <chart:data-label chart:style-name="DL008">
                <text:p text:style-name="a27" text:class-names="" text:cond-style-name="">q=0.02</text:p>
              </chart:data-label>
            </chart:data-point>
            <chart:data-point chart:style-name="G0S0P9">
              <chart:data-label chart:style-name="DL009">
                <text:p text:style-name="a30" text:class-names="" text:cond-style-name="">​</text:p>
              </chart:data-label>
            </chart:data-point>
            <chart:data-point chart:style-name="G0S0P10">
              <chart:data-label chart:style-name="DL0010">
                <text:p text:style-name="a33" text:class-names="" text:cond-style-name="">​</text:p>
              </chart:data-label>
            </chart:data-point>
            <chart:data-point chart:style-name="G0S0P11">
              <chart:data-label chart:style-name="DL0011">
                <text:p text:style-name="a36" text:class-names="" text:cond-style-name="">​</text:p>
              </chart:data-label>
            </chart:data-point>
            <chart:data-point chart:style-name="G0S0P12">
              <chart:data-label chart:style-name="DL0012">
                <text:p text:style-name="a39" text:class-names="" text:cond-style-name="">​</text:p>
              </chart:data-label>
            </chart:data-point>
            <chart:data-point chart:style-name="G0S0P13">
              <chart:data-label chart:style-name="DL0013">
                <text:p text:style-name="a42" text:class-names="" text:cond-style-name="">​</text:p>
              </chart:data-label>
            </chart:data-point>
            <chart:data-point chart:style-name="G0S0P14">
              <chart:data-label chart:style-name="DL0014">
                <text:p text:style-name="a45" text:class-names="" text:cond-style-name="">q=0.03</text:p>
              </chart:data-label>
            </chart:data-point>
            <chart:data-point chart:style-name="G0S0P15">
              <chart:data-label chart:style-name="DL0015">
                <text:p text:style-name="a48" text:class-names="" text:cond-style-name="">​</text:p>
              </chart:data-label>
            </chart:data-point>
            <chart:data-point chart:style-name="G0S0P16">
              <chart:data-label chart:style-name="DL0016">
                <text:p text:style-name="a51" text:class-names="" text:cond-style-name="">​</text:p>
              </chart:data-label>
            </chart:data-point>
            <chart:data-point chart:style-name="G0S0P17">
              <chart:data-label chart:style-name="DL0017">
                <text:p text:style-name="a54" text:class-names="" text:cond-style-name="">​</text:p>
              </chart:data-label>
            </chart:data-point>
            <chart:data-point chart:style-name="G0S0P18">
              <chart:data-label chart:style-name="DL0018">
                <text:p text:style-name="a57" text:class-names="" text:cond-style-name="">​</text:p>
              </chart:data-label>
            </chart:data-point>
            <chart:data-point chart:style-name="G0S0P19">
              <chart:data-label chart:style-name="DL0019">
                <text:p text:style-name="a60" text:class-names="" text:cond-style-name="">​</text:p>
              </chart:data-label>
            </chart:data-point>
            <chart:data-point chart:style-name="G0S0P20">
              <chart:data-label chart:style-name="DL0020">
                <text:p text:style-name="a63" text:class-names="" text:cond-style-name="">q=0.04</text:p>
              </chart:data-label>
            </chart:data-point>
            <chart:data-point chart:style-name="G0S0P21">
              <chart:data-label chart:style-name="DL0021">
                <text:p text:style-name="a66" text:class-names="" text:cond-style-name="">​</text:p>
              </chart:data-label>
            </chart:data-point>
            <chart:data-point chart:style-name="G0S0P22">
              <chart:data-label chart:style-name="DL0022">
                <text:p text:style-name="a69" text:class-names="" text:cond-style-name="">​</text:p>
              </chart:data-label>
            </chart:data-point>
            <chart:data-point chart:style-name="G0S0P23">
              <chart:data-label chart:style-name="DL0023">
                <text:p text:style-name="a72" text:class-names="" text:cond-style-name="">​</text:p>
              </chart:data-label>
            </chart:data-point>
            <chart:data-point chart:style-name="G0S0P24">
              <chart:data-label chart:style-name="DL0024">
                <text:p text:style-name="a75" text:class-names="" text:cond-style-name="">​</text:p>
              </chart:data-label>
            </chart:data-point>
            <chart:data-point chart:style-name="G0S0P25">
              <chart:data-label chart:style-name="DL0025">
                <text:p text:style-name="a78" text:class-names="" text:cond-style-name="">​</text:p>
              </chart:data-label>
            </chart:data-point>
            <chart:data-point chart:style-name="G0S0P26">
              <chart:data-label chart:style-name="DL0026">
                <text:p text:style-name="a81" text:class-names="" text:cond-style-name="">q=0.05</text:p>
              </chart:data-label>
            </chart:data-point>
            <chart:data-point chart:style-name="G0S0P27">
              <chart:data-label chart:style-name="DL0027">
                <text:p text:style-name="a84" text:class-names="" text:cond-style-name="">​</text:p>
              </chart:data-label>
            </chart:data-point>
            <chart:data-point chart:style-name="G0S0P28">
              <chart:data-label chart:style-name="DL0028">
                <text:p text:style-name="a87" text:class-names="" text:cond-style-name="">​</text:p>
              </chart:data-label>
            </chart:data-point>
          </chart:series>
          <chart:series chart:label-cell-address="Sheet1.$C$43" chart:values-cell-range-address="Kutools_Chart.$C$329:.$C$357" chart:class="chart:bar" chart:attached-axis="primary-y" chart:style-name="G0S1">
            <chart:data-point chart:repeated="29"/>
          </chart:series>
          <chart:series chart:label-cell-address="Sheet1.$D$43" chart:values-cell-range-address="Kutools_Chart.$D$329:.$D$357" chart:class="chart:bar" chart:attached-axis="primary-y" chart:style-name="G0S2">
            <chart:data-point chart:repeated="29"/>
          </chart:series>
          <chart:series chart:label-cell-address="Sheet1.$E$43" chart:values-cell-range-address="Kutools_Chart.$E$329:.$E$357" chart:class="chart:bar" chart:attached-axis="primary-y" chart:style-name="G0S3">
            <chart:data-point chart:repeated="29"/>
          </chart:series>
          <chart:series chart:label-cell-address="Sheet1.$F$43" chart:values-cell-range-address="Kutools_Chart.$F$329:.$F$357" chart:class="chart:bar" chart:attached-axis="primary-y" chart:style-name="G0S4">
            <chart:data-point chart:repeated="20"/>
            <chart:data-point chart:style-name="G0S4P20"/>
            <chart:data-point/>
            <chart:data-point chart:style-name="G0S4P22"/>
            <chart:data-point chart:repeated="6"/>
          </chart:series>
          <chart:series chart:label-cell-address="Sheet1.$G$43" chart:values-cell-range-address="Kutools_Chart.$G$329:.$G$357" chart:class="chart:bar" chart:attached-axis="primary-y" chart:style-name="G0S5">
            <chart:data-point chart:repeated="2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020">
      <style:chart-properties chart:auto-position="true">
        <chart:label-separator>
          <text:p text:style-name="a6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1">
      <style:chart-properties chart:auto-position="true">
        <chart:label-separator>
          <text:p text:style-name="a65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2">
      <style:chart-properties chart:auto-position="true">
        <chart:label-separator>
          <text:p text:style-name="a68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3">
      <style:chart-properties chart:auto-position="true">
        <chart:label-separator>
          <text:p text:style-name="a71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4">
      <style:chart-properties chart:auto-position="true">
        <chart:label-separator>
          <text:p text:style-name="a7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5">
      <style:chart-properties chart:auto-position="true">
        <chart:label-separator>
          <text:p text:style-name="a77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6">
      <style:chart-properties chart:auto-position="true">
        <chart:label-separator>
          <text:p text:style-name="a80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7">
      <style:chart-properties chart:auto-position="true">
        <chart:label-separator>
          <text:p text:style-name="a83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8">
      <style:chart-properties chart:auto-position="true">
        <chart:label-separator>
          <text:p text:style-name="a86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1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2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3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14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5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6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7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8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9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61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5" chart:overlap="100" chart:link-data-style-to-source="true" chart:visible="true" chart:logarithmic="false" chart:maximum="0.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64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67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2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0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23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3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4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6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5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9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6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82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7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85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28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88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0">
      <style:chart-properties chart:auto-position="true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true">
        <chart:label-separator>
          <text:p text:style-name="a5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">
      <style:chart-properties chart:auto-position="true">
        <chart:label-separator>
          <text:p text:style-name="a8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3">
      <style:chart-properties chart:auto-position="true">
        <chart:label-separator>
          <text:p text:style-name="a11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4">
      <style:chart-properties chart:auto-position="true">
        <chart:label-separator>
          <text:p text:style-name="a1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5">
      <style:chart-properties chart:auto-position="true">
        <chart:label-separator>
          <text:p text:style-name="a17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true">
        <chart:label-separator>
          <text:p text:style-name="a20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7">
      <style:chart-properties chart:auto-position="true">
        <chart:label-separator>
          <text:p text:style-name="a23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8">
      <style:chart-properties chart:auto-position="true">
        <chart:label-separator>
          <text:p text:style-name="a26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09">
      <style:chart-properties chart:auto-position="true">
        <chart:label-separator>
          <text:p text:style-name="a29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10">
      <style:chart-properties chart:auto-position="true">
        <chart:label-separator>
          <text:p text:style-name="a3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1">
      <style:chart-properties chart:auto-position="true">
        <chart:label-separator>
          <text:p text:style-name="a35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2">
      <style:chart-properties chart:auto-position="true">
        <chart:label-separator>
          <text:p text:style-name="a38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3">
      <style:chart-properties chart:auto-position="true">
        <chart:label-separator>
          <text:p text:style-name="a41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4">
      <style:chart-properties chart:auto-position="true">
        <chart:label-separator>
          <text:p text:style-name="a4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5">
      <style:chart-properties chart:auto-position="true">
        <chart:label-separator>
          <text:p text:style-name="a47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6">
      <style:chart-properties chart:auto-position="true">
        <chart:label-separator>
          <text:p text:style-name="a50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7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7">
      <style:chart-properties chart:auto-position="true">
        <chart:label-separator>
          <text:p text:style-name="a53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8">
      <style:chart-properties chart:auto-position="true">
        <chart:label-separator>
          <text:p text:style-name="a56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4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9">
      <style:chart-properties chart:auto-position="true">
        <chart:label-separator>
          <text:p text:style-name="a59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5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7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8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9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chart>
      <chart:chart chart:class="chart:bar" svg:height="195.4000787401575pt" svg:width="769.9996062992126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title chart:style-name="AT01">
              <text:p text:style-name="a0" text:class-names="" text:cond-style-name="">k</text:p>
            </chart:title>
            <chart:categories table:cell-range-address="Kutools_Chart.$A$360:.$A$388"/>
          </chart:axis>
          <chart:series chart:values-cell-range-address="Kutools_Chart.$B$360:.$B$388" chart:class="chart:bar" chart:attached-axis="primary-y" chart:style-name="G0S0">
            <chart:data-label chart:style-name="DL00"/>
            <chart:data-point chart:style-name="G0S0P0">
              <chart:data-label chart:style-name="DL000">
                <text:p text:style-name="a3" text:class-names="" text:cond-style-name="">​</text:p>
              </chart:data-label>
            </chart:data-point>
            <chart:data-point chart:style-name="G0S0P1">
              <chart:data-label chart:style-name="DL001">
                <text:p text:style-name="a6" text:class-names="" text:cond-style-name="">​</text:p>
              </chart:data-label>
            </chart:data-point>
            <chart:data-point chart:style-name="G0S0P2">
              <chart:data-label chart:style-name="DL002">
                <text:p text:style-name="a9" text:class-names="" text:cond-style-name="">q=0.06</text:p>
              </chart:data-label>
            </chart:data-point>
            <chart:data-point chart:style-name="G0S0P3">
              <chart:data-label chart:style-name="DL003">
                <text:p text:style-name="a12" text:class-names="" text:cond-style-name="">​</text:p>
              </chart:data-label>
            </chart:data-point>
            <chart:data-point chart:style-name="G0S0P4">
              <chart:data-label chart:style-name="DL004">
                <text:p text:style-name="a15" text:class-names="" text:cond-style-name="">​</text:p>
              </chart:data-label>
            </chart:data-point>
            <chart:data-point chart:style-name="G0S0P5">
              <chart:data-label chart:style-name="DL005">
                <text:p text:style-name="a18" text:class-names="" text:cond-style-name="">​</text:p>
              </chart:data-label>
            </chart:data-point>
            <chart:data-point chart:style-name="G0S0P6">
              <chart:data-label chart:style-name="DL006">
                <text:p text:style-name="a21" text:class-names="" text:cond-style-name="">​</text:p>
              </chart:data-label>
            </chart:data-point>
            <chart:data-point chart:style-name="G0S0P7">
              <chart:data-label chart:style-name="DL007">
                <text:p text:style-name="a24" text:class-names="" text:cond-style-name="">​</text:p>
              </chart:data-label>
            </chart:data-point>
            <chart:data-point chart:style-name="G0S0P8">
              <chart:data-label chart:style-name="DL008">
                <text:p text:style-name="a27" text:class-names="" text:cond-style-name="">q=0.07</text:p>
              </chart:data-label>
            </chart:data-point>
            <chart:data-point chart:style-name="G0S0P9">
              <chart:data-label chart:style-name="DL009">
                <text:p text:style-name="a30" text:class-names="" text:cond-style-name="">​</text:p>
              </chart:data-label>
            </chart:data-point>
            <chart:data-point chart:style-name="G0S0P10">
              <chart:data-label chart:style-name="DL0010">
                <text:p text:style-name="a33" text:class-names="" text:cond-style-name="">​</text:p>
              </chart:data-label>
            </chart:data-point>
            <chart:data-point chart:style-name="G0S0P11">
              <chart:data-label chart:style-name="DL0011">
                <text:p text:style-name="a36" text:class-names="" text:cond-style-name="">​</text:p>
              </chart:data-label>
            </chart:data-point>
            <chart:data-point chart:style-name="G0S0P12">
              <chart:data-label chart:style-name="DL0012">
                <text:p text:style-name="a39" text:class-names="" text:cond-style-name="">​</text:p>
              </chart:data-label>
            </chart:data-point>
            <chart:data-point chart:style-name="G0S0P13">
              <chart:data-label chart:style-name="DL0013">
                <text:p text:style-name="a42" text:class-names="" text:cond-style-name="">​</text:p>
              </chart:data-label>
            </chart:data-point>
            <chart:data-point chart:style-name="G0S0P14">
              <chart:data-label chart:style-name="DL0014">
                <text:p text:style-name="a45" text:class-names="" text:cond-style-name="">q=0.08</text:p>
              </chart:data-label>
            </chart:data-point>
            <chart:data-point chart:style-name="G0S0P15">
              <chart:data-label chart:style-name="DL0015">
                <text:p text:style-name="a48" text:class-names="" text:cond-style-name="">​</text:p>
              </chart:data-label>
            </chart:data-point>
            <chart:data-point chart:style-name="G0S0P16">
              <chart:data-label chart:style-name="DL0016">
                <text:p text:style-name="a51" text:class-names="" text:cond-style-name="">​</text:p>
              </chart:data-label>
            </chart:data-point>
            <chart:data-point chart:style-name="G0S0P17">
              <chart:data-label chart:style-name="DL0017">
                <text:p text:style-name="a54" text:class-names="" text:cond-style-name="">​</text:p>
              </chart:data-label>
            </chart:data-point>
            <chart:data-point chart:style-name="G0S0P18">
              <chart:data-label chart:style-name="DL0018">
                <text:p text:style-name="a57" text:class-names="" text:cond-style-name="">​</text:p>
              </chart:data-label>
            </chart:data-point>
            <chart:data-point chart:style-name="G0S0P19">
              <chart:data-label chart:style-name="DL0019">
                <text:p text:style-name="a60" text:class-names="" text:cond-style-name="">​</text:p>
              </chart:data-label>
            </chart:data-point>
            <chart:data-point chart:style-name="G0S0P20">
              <chart:data-label chart:style-name="DL0020">
                <text:p text:style-name="a63" text:class-names="" text:cond-style-name="">q=0.09</text:p>
              </chart:data-label>
            </chart:data-point>
            <chart:data-point chart:style-name="G0S0P21">
              <chart:data-label chart:style-name="DL0021">
                <text:p text:style-name="a66" text:class-names="" text:cond-style-name="">​</text:p>
              </chart:data-label>
            </chart:data-point>
            <chart:data-point chart:style-name="G0S0P22">
              <chart:data-label chart:style-name="DL0022">
                <text:p text:style-name="a69" text:class-names="" text:cond-style-name="">​</text:p>
              </chart:data-label>
            </chart:data-point>
            <chart:data-point chart:style-name="G0S0P23">
              <chart:data-label chart:style-name="DL0023">
                <text:p text:style-name="a72" text:class-names="" text:cond-style-name="">​</text:p>
              </chart:data-label>
            </chart:data-point>
            <chart:data-point chart:style-name="G0S0P24">
              <chart:data-label chart:style-name="DL0024">
                <text:p text:style-name="a75" text:class-names="" text:cond-style-name="">​</text:p>
              </chart:data-label>
            </chart:data-point>
            <chart:data-point chart:style-name="G0S0P25">
              <chart:data-label chart:style-name="DL0025">
                <text:p text:style-name="a78" text:class-names="" text:cond-style-name="">​</text:p>
              </chart:data-label>
            </chart:data-point>
            <chart:data-point chart:style-name="G0S0P26">
              <chart:data-label chart:style-name="DL0026">
                <text:p text:style-name="a81" text:class-names="" text:cond-style-name="">q=0.1</text:p>
              </chart:data-label>
            </chart:data-point>
            <chart:data-point chart:style-name="G0S0P27">
              <chart:data-label chart:style-name="DL0027">
                <text:p text:style-name="a84" text:class-names="" text:cond-style-name="">​</text:p>
              </chart:data-label>
            </chart:data-point>
            <chart:data-point chart:style-name="G0S0P28">
              <chart:data-label chart:style-name="DL0028">
                <text:p text:style-name="a87" text:class-names="" text:cond-style-name="">​</text:p>
              </chart:data-label>
            </chart:data-point>
          </chart:series>
          <chart:series chart:label-cell-address="Sheet1.$H$43" chart:values-cell-range-address="Kutools_Chart.$C$360:.$C$388" chart:class="chart:bar" chart:attached-axis="primary-y" chart:style-name="G0S1">
            <chart:data-point chart:repeated="29"/>
          </chart:series>
          <chart:series chart:label-cell-address="Sheet1.$I$43" chart:values-cell-range-address="Kutools_Chart.$D$360:.$D$388" chart:class="chart:bar" chart:attached-axis="primary-y" chart:style-name="G0S2">
            <chart:data-point chart:repeated="29"/>
          </chart:series>
          <chart:series chart:label-cell-address="Sheet1.$J$43" chart:values-cell-range-address="Kutools_Chart.$E$360:.$E$388" chart:class="chart:bar" chart:attached-axis="primary-y" chart:style-name="G0S3">
            <chart:data-point chart:repeated="29"/>
          </chart:series>
          <chart:series chart:label-cell-address="Sheet1.$K$43" chart:values-cell-range-address="Kutools_Chart.$F$360:.$F$388" chart:class="chart:bar" chart:attached-axis="primary-y" chart:style-name="G0S4">
            <chart:data-point chart:repeated="29"/>
          </chart:series>
          <chart:series chart:label-cell-address="Sheet1.$L$43" chart:values-cell-range-address="Kutools_Chart.$G$360:.$G$388" chart:class="chart:bar" chart:attached-axis="primary-y" chart:style-name="G0S5">
            <chart:data-point chart:repeated="29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020">
      <style:chart-properties chart:auto-position="true">
        <chart:label-separator>
          <text:p text:style-name="a6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1">
      <style:chart-properties chart:auto-position="true">
        <chart:label-separator>
          <text:p text:style-name="a65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2">
      <style:chart-properties chart:auto-position="true">
        <chart:label-separator>
          <text:p text:style-name="a68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3">
      <style:chart-properties chart:auto-position="true">
        <chart:label-separator>
          <text:p text:style-name="a71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4">
      <style:chart-properties chart:auto-position="true">
        <chart:label-separator>
          <text:p text:style-name="a7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5">
      <style:chart-properties chart:auto-position="true">
        <chart:label-separator>
          <text:p text:style-name="a77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6">
      <style:chart-properties chart:auto-position="true">
        <chart:label-separator>
          <text:p text:style-name="a80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7">
      <style:chart-properties chart:auto-position="true">
        <chart:label-separator>
          <text:p text:style-name="a83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8">
      <style:chart-properties chart:auto-position="true">
        <chart:label-separator>
          <text:p text:style-name="a86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1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2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3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14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5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6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7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8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9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61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5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64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67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2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0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23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3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4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6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5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9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6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82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7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85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28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88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0">
      <style:chart-properties chart:auto-position="true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true">
        <chart:label-separator>
          <text:p text:style-name="a5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">
      <style:chart-properties chart:auto-position="true">
        <chart:label-separator>
          <text:p text:style-name="a8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3">
      <style:chart-properties chart:auto-position="true">
        <chart:label-separator>
          <text:p text:style-name="a11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4">
      <style:chart-properties chart:auto-position="true">
        <chart:label-separator>
          <text:p text:style-name="a1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5">
      <style:chart-properties chart:auto-position="true">
        <chart:label-separator>
          <text:p text:style-name="a17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true">
        <chart:label-separator>
          <text:p text:style-name="a20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7">
      <style:chart-properties chart:auto-position="true">
        <chart:label-separator>
          <text:p text:style-name="a23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8">
      <style:chart-properties chart:auto-position="true">
        <chart:label-separator>
          <text:p text:style-name="a26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09">
      <style:chart-properties chart:auto-position="true">
        <chart:label-separator>
          <text:p text:style-name="a29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10">
      <style:chart-properties chart:auto-position="true">
        <chart:label-separator>
          <text:p text:style-name="a3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1">
      <style:chart-properties chart:auto-position="true">
        <chart:label-separator>
          <text:p text:style-name="a35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2">
      <style:chart-properties chart:auto-position="true">
        <chart:label-separator>
          <text:p text:style-name="a38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3">
      <style:chart-properties chart:auto-position="true">
        <chart:label-separator>
          <text:p text:style-name="a41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4">
      <style:chart-properties chart:auto-position="true">
        <chart:label-separator>
          <text:p text:style-name="a4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5">
      <style:chart-properties chart:auto-position="true">
        <chart:label-separator>
          <text:p text:style-name="a47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6">
      <style:chart-properties chart:auto-position="true">
        <chart:label-separator>
          <text:p text:style-name="a50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7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7">
      <style:chart-properties chart:auto-position="true">
        <chart:label-separator>
          <text:p text:style-name="a53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8">
      <style:chart-properties chart:auto-position="true">
        <chart:label-separator>
          <text:p text:style-name="a56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4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9">
      <style:chart-properties chart:auto-position="true">
        <chart:label-separator>
          <text:p text:style-name="a59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5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7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8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9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chart>
      <chart:chart chart:class="chart:bar" svg:height="193.8002362204724pt" svg:width="767.000157480315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title chart:style-name="AT01">
              <text:p text:style-name="a0" text:class-names="" text:cond-style-name="">k</text:p>
            </chart:title>
            <chart:categories table:cell-range-address="Kutools_Chart.$A$391:.$A$419"/>
          </chart:axis>
          <chart:series chart:values-cell-range-address="Kutools_Chart.$B$391:.$B$419" chart:class="chart:bar" chart:attached-axis="primary-y" chart:style-name="G0S0">
            <chart:data-label chart:style-name="DL00"/>
            <chart:data-point chart:style-name="G0S0P0">
              <chart:data-label chart:style-name="DL000">
                <text:p text:style-name="a3" text:class-names="" text:cond-style-name="">​</text:p>
              </chart:data-label>
            </chart:data-point>
            <chart:data-point chart:style-name="G0S0P1">
              <chart:data-label chart:style-name="DL001">
                <text:p text:style-name="a6" text:class-names="" text:cond-style-name="">​</text:p>
              </chart:data-label>
            </chart:data-point>
            <chart:data-point chart:style-name="G0S0P2">
              <chart:data-label chart:style-name="DL002">
                <text:p text:style-name="a9" text:class-names="" text:cond-style-name="">q=0.01</text:p>
              </chart:data-label>
            </chart:data-point>
            <chart:data-point chart:style-name="G0S0P3">
              <chart:data-label chart:style-name="DL003">
                <text:p text:style-name="a12" text:class-names="" text:cond-style-name="">​</text:p>
              </chart:data-label>
            </chart:data-point>
            <chart:data-point chart:style-name="G0S0P4">
              <chart:data-label chart:style-name="DL004">
                <text:p text:style-name="a15" text:class-names="" text:cond-style-name="">​</text:p>
              </chart:data-label>
            </chart:data-point>
            <chart:data-point chart:style-name="G0S0P5">
              <chart:data-label chart:style-name="DL005">
                <text:p text:style-name="a18" text:class-names="" text:cond-style-name="">​</text:p>
              </chart:data-label>
            </chart:data-point>
            <chart:data-point chart:style-name="G0S0P6">
              <chart:data-label chart:style-name="DL006">
                <text:p text:style-name="a21" text:class-names="" text:cond-style-name="">​</text:p>
              </chart:data-label>
            </chart:data-point>
            <chart:data-point chart:style-name="G0S0P7">
              <chart:data-label chart:style-name="DL007">
                <text:p text:style-name="a24" text:class-names="" text:cond-style-name="">​</text:p>
              </chart:data-label>
            </chart:data-point>
            <chart:data-point chart:style-name="G0S0P8">
              <chart:data-label chart:style-name="DL008">
                <text:p text:style-name="a27" text:class-names="" text:cond-style-name="">q=0.02</text:p>
              </chart:data-label>
            </chart:data-point>
            <chart:data-point chart:style-name="G0S0P9">
              <chart:data-label chart:style-name="DL009">
                <text:p text:style-name="a30" text:class-names="" text:cond-style-name="">​</text:p>
              </chart:data-label>
            </chart:data-point>
            <chart:data-point chart:style-name="G0S0P10">
              <chart:data-label chart:style-name="DL0010">
                <text:p text:style-name="a33" text:class-names="" text:cond-style-name="">​</text:p>
              </chart:data-label>
            </chart:data-point>
            <chart:data-point chart:style-name="G0S0P11">
              <chart:data-label chart:style-name="DL0011">
                <text:p text:style-name="a36" text:class-names="" text:cond-style-name="">​</text:p>
              </chart:data-label>
            </chart:data-point>
            <chart:data-point chart:style-name="G0S0P12">
              <chart:data-label chart:style-name="DL0012">
                <text:p text:style-name="a39" text:class-names="" text:cond-style-name="">​</text:p>
              </chart:data-label>
            </chart:data-point>
            <chart:data-point chart:style-name="G0S0P13">
              <chart:data-label chart:style-name="DL0013">
                <text:p text:style-name="a42" text:class-names="" text:cond-style-name="">​</text:p>
              </chart:data-label>
            </chart:data-point>
            <chart:data-point chart:style-name="G0S0P14">
              <chart:data-label chart:style-name="DL0014">
                <text:p text:style-name="a45" text:class-names="" text:cond-style-name="">q=0.03</text:p>
              </chart:data-label>
            </chart:data-point>
            <chart:data-point chart:style-name="G0S0P15">
              <chart:data-label chart:style-name="DL0015">
                <text:p text:style-name="a48" text:class-names="" text:cond-style-name="">​</text:p>
              </chart:data-label>
            </chart:data-point>
            <chart:data-point chart:style-name="G0S0P16">
              <chart:data-label chart:style-name="DL0016">
                <text:p text:style-name="a51" text:class-names="" text:cond-style-name="">​</text:p>
              </chart:data-label>
            </chart:data-point>
            <chart:data-point chart:style-name="G0S0P17">
              <chart:data-label chart:style-name="DL0017">
                <text:p text:style-name="a54" text:class-names="" text:cond-style-name="">​</text:p>
              </chart:data-label>
            </chart:data-point>
            <chart:data-point chart:style-name="G0S0P18">
              <chart:data-label chart:style-name="DL0018">
                <text:p text:style-name="a57" text:class-names="" text:cond-style-name="">​</text:p>
              </chart:data-label>
            </chart:data-point>
            <chart:data-point chart:style-name="G0S0P19">
              <chart:data-label chart:style-name="DL0019">
                <text:p text:style-name="a60" text:class-names="" text:cond-style-name="">​</text:p>
              </chart:data-label>
            </chart:data-point>
            <chart:data-point chart:style-name="G0S0P20">
              <chart:data-label chart:style-name="DL0020">
                <text:p text:style-name="a63" text:class-names="" text:cond-style-name="">q=0.04</text:p>
              </chart:data-label>
            </chart:data-point>
            <chart:data-point chart:style-name="G0S0P21">
              <chart:data-label chart:style-name="DL0021">
                <text:p text:style-name="a66" text:class-names="" text:cond-style-name="">​</text:p>
              </chart:data-label>
            </chart:data-point>
            <chart:data-point chart:style-name="G0S0P22">
              <chart:data-label chart:style-name="DL0022">
                <text:p text:style-name="a69" text:class-names="" text:cond-style-name="">​</text:p>
              </chart:data-label>
            </chart:data-point>
            <chart:data-point chart:style-name="G0S0P23">
              <chart:data-label chart:style-name="DL0023">
                <text:p text:style-name="a72" text:class-names="" text:cond-style-name="">​</text:p>
              </chart:data-label>
            </chart:data-point>
            <chart:data-point chart:style-name="G0S0P24">
              <chart:data-label chart:style-name="DL0024">
                <text:p text:style-name="a75" text:class-names="" text:cond-style-name="">​</text:p>
              </chart:data-label>
            </chart:data-point>
            <chart:data-point chart:style-name="G0S0P25">
              <chart:data-label chart:style-name="DL0025">
                <text:p text:style-name="a78" text:class-names="" text:cond-style-name="">​</text:p>
              </chart:data-label>
            </chart:data-point>
            <chart:data-point chart:style-name="G0S0P26">
              <chart:data-label chart:style-name="DL0026">
                <text:p text:style-name="a81" text:class-names="" text:cond-style-name="">q=0.05</text:p>
              </chart:data-label>
            </chart:data-point>
            <chart:data-point chart:style-name="G0S0P27">
              <chart:data-label chart:style-name="DL0027">
                <text:p text:style-name="a84" text:class-names="" text:cond-style-name="">​</text:p>
              </chart:data-label>
            </chart:data-point>
            <chart:data-point chart:style-name="G0S0P28">
              <chart:data-label chart:style-name="DL0028">
                <text:p text:style-name="a87" text:class-names="" text:cond-style-name="">​</text:p>
              </chart:data-label>
            </chart:data-point>
          </chart:series>
          <chart:series chart:label-cell-address="Sheet1.$C$82" chart:values-cell-range-address="Kutools_Chart.$C$391:.$C$419" chart:class="chart:bar" chart:attached-axis="primary-y" chart:style-name="G0S1">
            <chart:data-point chart:repeated="29"/>
          </chart:series>
          <chart:series chart:label-cell-address="Sheet1.$D$82" chart:values-cell-range-address="Kutools_Chart.$D$391:.$D$419" chart:class="chart:bar" chart:attached-axis="primary-y" chart:style-name="G0S2">
            <chart:data-point chart:repeated="29"/>
          </chart:series>
          <chart:series chart:label-cell-address="Sheet1.$E$82" chart:values-cell-range-address="Kutools_Chart.$E$391:.$E$419" chart:class="chart:bar" chart:attached-axis="primary-y" chart:style-name="G0S3">
            <chart:data-point chart:repeated="29"/>
          </chart:series>
          <chart:series chart:label-cell-address="Sheet1.$F$82" chart:values-cell-range-address="Kutools_Chart.$F$391:.$F$419" chart:class="chart:bar" chart:attached-axis="primary-y" chart:style-name="G0S4">
            <chart:data-point chart:repeated="29"/>
          </chart:series>
          <chart:series chart:label-cell-address="Sheet1.$G$82" chart:values-cell-range-address="Kutools_Chart.$G$391:.$G$419" chart:class="chart:bar" chart:attached-axis="primary-y" chart:style-name="G0S5">
            <chart:data-point chart:repeated="29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020">
      <style:chart-properties chart:auto-position="true">
        <chart:label-separator>
          <text:p text:style-name="a6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1">
      <style:chart-properties chart:auto-position="true">
        <chart:label-separator>
          <text:p text:style-name="a65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2">
      <style:chart-properties chart:auto-position="true">
        <chart:label-separator>
          <text:p text:style-name="a68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3">
      <style:chart-properties chart:auto-position="true">
        <chart:label-separator>
          <text:p text:style-name="a71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4">
      <style:chart-properties chart:auto-position="true">
        <chart:label-separator>
          <text:p text:style-name="a7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5">
      <style:chart-properties chart:auto-position="true">
        <chart:label-separator>
          <text:p text:style-name="a77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6">
      <style:chart-properties chart:auto-position="true">
        <chart:label-separator>
          <text:p text:style-name="a80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7">
      <style:chart-properties chart:auto-position="true">
        <chart:label-separator>
          <text:p text:style-name="a83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8">
      <style:chart-properties chart:auto-position="true">
        <chart:label-separator>
          <text:p text:style-name="a86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1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2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3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14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5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6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7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8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9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61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5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64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67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2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0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23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3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4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6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5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9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6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82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7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85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28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88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0">
      <style:chart-properties chart:auto-position="true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true">
        <chart:label-separator>
          <text:p text:style-name="a5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">
      <style:chart-properties chart:auto-position="true">
        <chart:label-separator>
          <text:p text:style-name="a8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3">
      <style:chart-properties chart:auto-position="true">
        <chart:label-separator>
          <text:p text:style-name="a11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4">
      <style:chart-properties chart:auto-position="true">
        <chart:label-separator>
          <text:p text:style-name="a1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5">
      <style:chart-properties chart:auto-position="true">
        <chart:label-separator>
          <text:p text:style-name="a17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true">
        <chart:label-separator>
          <text:p text:style-name="a20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7">
      <style:chart-properties chart:auto-position="true">
        <chart:label-separator>
          <text:p text:style-name="a23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8">
      <style:chart-properties chart:auto-position="true">
        <chart:label-separator>
          <text:p text:style-name="a26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09">
      <style:chart-properties chart:auto-position="true">
        <chart:label-separator>
          <text:p text:style-name="a29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10">
      <style:chart-properties chart:auto-position="true">
        <chart:label-separator>
          <text:p text:style-name="a3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1">
      <style:chart-properties chart:auto-position="true">
        <chart:label-separator>
          <text:p text:style-name="a35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2">
      <style:chart-properties chart:auto-position="true">
        <chart:label-separator>
          <text:p text:style-name="a38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3">
      <style:chart-properties chart:auto-position="true">
        <chart:label-separator>
          <text:p text:style-name="a41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4">
      <style:chart-properties chart:auto-position="true">
        <chart:label-separator>
          <text:p text:style-name="a4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5">
      <style:chart-properties chart:auto-position="true">
        <chart:label-separator>
          <text:p text:style-name="a47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6">
      <style:chart-properties chart:auto-position="true">
        <chart:label-separator>
          <text:p text:style-name="a50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7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7">
      <style:chart-properties chart:auto-position="true">
        <chart:label-separator>
          <text:p text:style-name="a53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8">
      <style:chart-properties chart:auto-position="true">
        <chart:label-separator>
          <text:p text:style-name="a56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4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9">
      <style:chart-properties chart:auto-position="true">
        <chart:label-separator>
          <text:p text:style-name="a59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5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7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8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9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e7e6e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chart>
      <chart:chart chart:class="chart:bar" svg:height="195.4000787401575pt" svg:width="765.4996062992126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title chart:style-name="AT01">
              <text:p text:style-name="a0" text:class-names="" text:cond-style-name="">k</text:p>
            </chart:title>
            <chart:categories table:cell-range-address="Kutools_Chart.$A$422:.$A$450"/>
          </chart:axis>
          <chart:series chart:values-cell-range-address="Kutools_Chart.$B$422:.$B$450" chart:class="chart:bar" chart:attached-axis="primary-y" chart:style-name="G0S0">
            <chart:data-label chart:style-name="DL00"/>
            <chart:data-point chart:style-name="G0S0P0">
              <chart:data-label chart:style-name="DL000">
                <text:p text:style-name="a3" text:class-names="" text:cond-style-name="">​</text:p>
              </chart:data-label>
            </chart:data-point>
            <chart:data-point chart:style-name="G0S0P1">
              <chart:data-label chart:style-name="DL001">
                <text:p text:style-name="a6" text:class-names="" text:cond-style-name="">​</text:p>
              </chart:data-label>
            </chart:data-point>
            <chart:data-point chart:style-name="G0S0P2">
              <chart:data-label chart:style-name="DL002">
                <text:p text:style-name="a9" text:class-names="" text:cond-style-name="">q=0.06</text:p>
              </chart:data-label>
            </chart:data-point>
            <chart:data-point chart:style-name="G0S0P3">
              <chart:data-label chart:style-name="DL003">
                <text:p text:style-name="a12" text:class-names="" text:cond-style-name="">​</text:p>
              </chart:data-label>
            </chart:data-point>
            <chart:data-point chart:style-name="G0S0P4">
              <chart:data-label chart:style-name="DL004">
                <text:p text:style-name="a15" text:class-names="" text:cond-style-name="">​</text:p>
              </chart:data-label>
            </chart:data-point>
            <chart:data-point chart:style-name="G0S0P5">
              <chart:data-label chart:style-name="DL005">
                <text:p text:style-name="a18" text:class-names="" text:cond-style-name="">​</text:p>
              </chart:data-label>
            </chart:data-point>
            <chart:data-point chart:style-name="G0S0P6">
              <chart:data-label chart:style-name="DL006">
                <text:p text:style-name="a21" text:class-names="" text:cond-style-name="">​</text:p>
              </chart:data-label>
            </chart:data-point>
            <chart:data-point chart:style-name="G0S0P7">
              <chart:data-label chart:style-name="DL007">
                <text:p text:style-name="a24" text:class-names="" text:cond-style-name="">​</text:p>
              </chart:data-label>
            </chart:data-point>
            <chart:data-point chart:style-name="G0S0P8">
              <chart:data-label chart:style-name="DL008">
                <text:p text:style-name="a27" text:class-names="" text:cond-style-name="">q=0.07</text:p>
              </chart:data-label>
            </chart:data-point>
            <chart:data-point chart:style-name="G0S0P9">
              <chart:data-label chart:style-name="DL009">
                <text:p text:style-name="a30" text:class-names="" text:cond-style-name="">​</text:p>
              </chart:data-label>
            </chart:data-point>
            <chart:data-point chart:style-name="G0S0P10">
              <chart:data-label chart:style-name="DL0010">
                <text:p text:style-name="a33" text:class-names="" text:cond-style-name="">​</text:p>
              </chart:data-label>
            </chart:data-point>
            <chart:data-point chart:style-name="G0S0P11">
              <chart:data-label chart:style-name="DL0011">
                <text:p text:style-name="a36" text:class-names="" text:cond-style-name="">​</text:p>
              </chart:data-label>
            </chart:data-point>
            <chart:data-point chart:style-name="G0S0P12">
              <chart:data-label chart:style-name="DL0012">
                <text:p text:style-name="a39" text:class-names="" text:cond-style-name="">​</text:p>
              </chart:data-label>
            </chart:data-point>
            <chart:data-point chart:style-name="G0S0P13">
              <chart:data-label chart:style-name="DL0013">
                <text:p text:style-name="a42" text:class-names="" text:cond-style-name="">​</text:p>
              </chart:data-label>
            </chart:data-point>
            <chart:data-point chart:style-name="G0S0P14">
              <chart:data-label chart:style-name="DL0014">
                <text:p text:style-name="a45" text:class-names="" text:cond-style-name="">q=0.08</text:p>
              </chart:data-label>
            </chart:data-point>
            <chart:data-point chart:style-name="G0S0P15">
              <chart:data-label chart:style-name="DL0015">
                <text:p text:style-name="a48" text:class-names="" text:cond-style-name="">​</text:p>
              </chart:data-label>
            </chart:data-point>
            <chart:data-point chart:style-name="G0S0P16">
              <chart:data-label chart:style-name="DL0016">
                <text:p text:style-name="a51" text:class-names="" text:cond-style-name="">​</text:p>
              </chart:data-label>
            </chart:data-point>
            <chart:data-point chart:style-name="G0S0P17">
              <chart:data-label chart:style-name="DL0017">
                <text:p text:style-name="a54" text:class-names="" text:cond-style-name="">​</text:p>
              </chart:data-label>
            </chart:data-point>
            <chart:data-point chart:style-name="G0S0P18">
              <chart:data-label chart:style-name="DL0018">
                <text:p text:style-name="a57" text:class-names="" text:cond-style-name="">​</text:p>
              </chart:data-label>
            </chart:data-point>
            <chart:data-point chart:style-name="G0S0P19">
              <chart:data-label chart:style-name="DL0019">
                <text:p text:style-name="a60" text:class-names="" text:cond-style-name="">​</text:p>
              </chart:data-label>
            </chart:data-point>
            <chart:data-point chart:style-name="G0S0P20">
              <chart:data-label chart:style-name="DL0020">
                <text:p text:style-name="a63" text:class-names="" text:cond-style-name="">q=0.09</text:p>
              </chart:data-label>
            </chart:data-point>
            <chart:data-point chart:style-name="G0S0P21">
              <chart:data-label chart:style-name="DL0021">
                <text:p text:style-name="a66" text:class-names="" text:cond-style-name="">​</text:p>
              </chart:data-label>
            </chart:data-point>
            <chart:data-point chart:style-name="G0S0P22">
              <chart:data-label chart:style-name="DL0022">
                <text:p text:style-name="a69" text:class-names="" text:cond-style-name="">​</text:p>
              </chart:data-label>
            </chart:data-point>
            <chart:data-point chart:style-name="G0S0P23">
              <chart:data-label chart:style-name="DL0023">
                <text:p text:style-name="a72" text:class-names="" text:cond-style-name="">​</text:p>
              </chart:data-label>
            </chart:data-point>
            <chart:data-point chart:style-name="G0S0P24">
              <chart:data-label chart:style-name="DL0024">
                <text:p text:style-name="a75" text:class-names="" text:cond-style-name="">​</text:p>
              </chart:data-label>
            </chart:data-point>
            <chart:data-point chart:style-name="G0S0P25">
              <chart:data-label chart:style-name="DL0025">
                <text:p text:style-name="a78" text:class-names="" text:cond-style-name="">​</text:p>
              </chart:data-label>
            </chart:data-point>
            <chart:data-point chart:style-name="G0S0P26">
              <chart:data-label chart:style-name="DL0026">
                <text:p text:style-name="a81" text:class-names="" text:cond-style-name="">q=0.1</text:p>
              </chart:data-label>
            </chart:data-point>
            <chart:data-point chart:style-name="G0S0P27">
              <chart:data-label chart:style-name="DL0027">
                <text:p text:style-name="a84" text:class-names="" text:cond-style-name="">​</text:p>
              </chart:data-label>
            </chart:data-point>
            <chart:data-point chart:style-name="G0S0P28">
              <chart:data-label chart:style-name="DL0028">
                <text:p text:style-name="a87" text:class-names="" text:cond-style-name="">​</text:p>
              </chart:data-label>
            </chart:data-point>
          </chart:series>
          <chart:series chart:label-cell-address="Sheet1.$H$82" chart:values-cell-range-address="Kutools_Chart.$C$422:.$C$450" chart:class="chart:bar" chart:attached-axis="primary-y" chart:style-name="G0S1">
            <chart:data-point chart:repeated="29"/>
          </chart:series>
          <chart:series chart:label-cell-address="Sheet1.$I$82" chart:values-cell-range-address="Kutools_Chart.$D$422:.$D$450" chart:class="chart:bar" chart:attached-axis="primary-y" chart:style-name="G0S2">
            <chart:data-point chart:repeated="29"/>
          </chart:series>
          <chart:series chart:label-cell-address="Sheet1.$J$82" chart:values-cell-range-address="Kutools_Chart.$E$422:.$E$450" chart:class="chart:bar" chart:attached-axis="primary-y" chart:style-name="G0S3">
            <chart:data-point chart:repeated="29"/>
          </chart:series>
          <chart:series chart:label-cell-address="Sheet1.$K$82" chart:values-cell-range-address="Kutools_Chart.$F$422:.$F$450" chart:class="chart:bar" chart:attached-axis="primary-y" chart:style-name="G0S4">
            <chart:data-point chart:repeated="29"/>
          </chart:series>
          <chart:series chart:label-cell-address="Sheet1.$L$82" chart:values-cell-range-address="Kutools_Chart.$G$422:.$G$450" chart:class="chart:bar" chart:attached-axis="primary-y" chart:style-name="G0S5">
            <chart:data-point chart:repeated="29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